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72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5866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2.5764in"/>
    </style:style>
    <style:style style:name="co7" style:family="table-column">
      <style:table-column-properties fo:break-before="auto" style:column-width="3.3484in"/>
    </style:style>
    <style:style style:name="co8" style:family="table-column">
      <style:table-column-properties fo:break-before="auto" style:column-width="2.983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6228in"/>
    </style:style>
    <style:style style:name="co11" style:family="table-column">
      <style:table-column-properties fo:break-before="auto" style:column-width="1.4917in"/>
    </style:style>
    <style:style style:name="co12" style:family="table-column">
      <style:table-column-properties fo:break-before="auto" style:column-width="0.4626in"/>
    </style:style>
    <style:style style:name="co13" style:family="table-column">
      <style:table-column-properties fo:break-before="auto" style:column-width="0.2228in"/>
    </style:style>
    <style:style style:name="co14" style:family="table-column">
      <style:table-column-properties fo:break-before="auto" style:column-width="3.6807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1.0291in"/>
    </style:style>
    <style:style style:name="co17" style:family="table-column">
      <style:table-column-properties fo:break-before="auto" style:column-width="0.5339in"/>
    </style:style>
    <style:style style:name="co18" style:family="table-column">
      <style:table-column-properties fo:break-before="auto" style:column-width="0.1965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618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3.0445in"/>
    </style:style>
    <style:style style:name="co23" style:family="table-column">
      <style:table-column-properties fo:break-before="auto" style:column-width="3.2161in"/>
    </style:style>
    <style:style style:name="co24" style:family="table-column">
      <style:table-column-properties fo:break-before="auto" style:column-width="1.9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false"/>
    </style:style>
    <style:style style:name="ro3" style:family="table-row">
      <style:table-row-properties style:row-height="0.3799in" fo:break-before="auto" style:use-optimal-row-height="false"/>
    </style:style>
    <style:style style:name="ro4" style:family="table-row">
      <style:table-row-properties style:row-height="0.5866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7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none" fo:border-top="1.05pt double #000000" style:border-line-width-top="0.0047in 0.0047in 0.0047in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1.05pt double #000000" style:border-line-width-bottom="0.0047in 0.0047in 0.0047in" style:text-align-source="fix" style:repeat-content="false" fo:border-left="1.05pt double #000000" style:border-line-width-left="0.0047in 0.0047in 0.0047in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0047in 0.0047in 0.0047in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808080" style:text-align-source="fix" style:repeat-content="false" fo:border="1.05pt double #000000" style:border-line-width="0.0047in 0.0047in 0.0047in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cccccc" style:text-align-source="fix" style:repeat-content="false" fo:border="1.05pt double #000000" style:border-line-width="0.0047in 0.0047in 0.0047in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6b5e9b" style:text-align-source="fix" style:repeat-content="false" fo:border="1.05pt double #000000" style:border-line-width="0.0047in 0.0047in 0.0047in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b4c7dc" style:text-align-source="fix" style:repeat-content="false" fo:border="1.05pt double #000000" style:border-line-width="0.0047in 0.0047in 0.0047in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999999" style:text-align-source="fix" style:repeat-content="false" fo:border="1.05pt double #000000" style:border-line-width="0.0047in 0.0047in 0.0047in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1.05pt double #000000" style:border-line-width="0.0047in 0.0047in 0.0047in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1.05pt double #000000" style:border-line-width-right="0.0047in 0.0047in 0.0047in" fo:border-top="1.05pt double #000000" style:border-line-width-top="0.0047in 0.0047in 0.0047in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1.05pt double #000000" style:border-line-width-right="0.0047in 0.0047in 0.0047in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1.05pt double #000000" style:border-line-width-right="0.0047in 0.0047in 0.0047in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999999" style:text-align-source="fix" style:repeat-content="false" fo:border="1.05pt double #000000" style:border-line-width="0.0047in 0.0047in 0.0047in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27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e16173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NOTE_OPTIONS)" table:allow-empty-cell="true" table:display-list="unsorted" table:base-cell-address="N_LAYER_2U.E7">
          <table:help-message table:display="true"/>
          <table:error-message table:message-type="warning" table:display="true"/>
        </table:content-validation>
        <table:content-validation table:name="val2" table:condition="of:cell-content-is-in-list(LAYER_OPTIONS)" table:allow-empty-cell="true" table:display-list="unsorted" table:base-cell-address="N_LAYER_2U.G7">
          <table:help-message table:display="true"/>
          <table:error-message table:message-type="warning" table:display="true"/>
        </table:content-validation>
        <table:content-validation table:name="val3" table:condition="of:cell-content-is-in-list(NOTELAYER_OPTIONS)" table:allow-empty-cell="true" table:display-list="unsorted" table:base-cell-address="VALUES.M8">
          <table:error-message table:message-type="stop" table:display="true"/>
        </table:content-validation>
        <table:content-validation table:name="val4" table:condition="of:cell-content-is-in-list(CC_OPTIONS)" table:allow-empty-cell="true" table:display-list="unsorted" table:base-cell-address="N_LAYER_2U.L11">
          <table:error-message table:message-type="stop" table:display="true"/>
        </table:content-validation>
        <table:content-validation table:name="val5" table:condition="of:cell-content-is-in-list(CC_OPTIONS)" table:allow-empty-cell="true" table:display-list="unsorted" table:base-cell-address="N_LAYER_2U.K5">
          <table:error-message table:message-type="stop" table:display="true"/>
        </table:content-validation>
        <table:content-validation table:name="val6" table:condition="of:cell-content-is-in-list(CC_OPTIONS)" table:allow-empty-cell="true" table:display-list="unsorted" table:base-cell-address="N_LAYER_1.L11">
          <table:error-message table:message-type="stop" table:display="true"/>
        </table:content-validation>
        <table:content-validation table:name="val7" table:condition="of:cell-content-is-in-list(CC_OPTIONS)" table:allow-empty-cell="true" table:display-list="unsorted" table:base-cell-address="N_LAYER_1.K9">
          <table:error-message table:message-type="stop" table:display="true"/>
        </table:content-validation>
      </table:content-validations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ifndef AUTOBINDINGS_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define AUTOBINDINGS_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include</text:p>
          </table:table-cell>
          <table:table-cell office:value-type="string" calcext:value-type="string">
            <text:p>&lt;Arduino.h&gt;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_UP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_DOWN</text:p>
          </table:table-cell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IS_ENCODER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IS_BUTTON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0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0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1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1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1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1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1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1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1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2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2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2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2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2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2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2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2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2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2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2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2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2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2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3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3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3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3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3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3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4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4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4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4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4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4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4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4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4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4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4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4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5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5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5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5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5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5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5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5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6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6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6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6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6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6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6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6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6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6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6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6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6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6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7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7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7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7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7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7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7</text:p>
          </table:table-cell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7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7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7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7</text:p>
          </table:table-cell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7</text:p>
          </table:table-cell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7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7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7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7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8</text:p>
          </table:table-cell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8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8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8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8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8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8</text:p>
          </table:table-cell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8</text:p>
          </table:table-cell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8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8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8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8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8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8</text:p>
          </table:table-cell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8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8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8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9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9</text:p>
          </table:table-cell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9</text:p>
          </table:table-cell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9</text:p>
          </table:table-cell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9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9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9</text:p>
          </table:table-cell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9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9</text:p>
          </table:table-cell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9</text:p>
          </table:table-cell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9</text:p>
          </table:table-cell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IF(ISBLANK([$VALUES.G3]);&quot;&quot;;COM.MICROSOFT.CONCAT(&quot;#define &quot;;[$VALUES.G3]; &quot; &quot;;[$VALUES.H3]))" office:value-type="string" office:string-value="#define NO_ACTION 0" calcext:value-type="string">
            <text:p>#define NO_ACTION 0</text:p>
          </table:table-cell>
          <table:table-cell table:number-columns-repeated="12"/>
        </table:table-row>
        <table:table-row table:style-name="ro1">
          <table:table-cell table:formula="of:=IF(ISBLANK([$VALUES.G4]);&quot;&quot;;COM.MICROSOFT.CONCAT(&quot;#define &quot;;[$VALUES.G4]; &quot; &quot;;[$VALUES.H4]))" office:value-type="string" office:string-value="#define CC_ROTATION 1" calcext:value-type="string">
            <text:p>#define CC_ROTATION 1</text:p>
          </table:table-cell>
          <table:table-cell table:number-columns-repeated="12"/>
        </table:table-row>
        <table:table-row table:style-name="ro1">
          <table:table-cell table:formula="of:=IF(ISBLANK([$VALUES.G5]);&quot;&quot;;COM.MICROSOFT.CONCAT(&quot;#define &quot;;[$VALUES.G5]; &quot; &quot;;[$VALUES.H5]))" office:value-type="string" office:string-value="#define CC_CROP_UP 2" calcext:value-type="string">
            <text:p>#define CC_CROP_UP 2</text:p>
          </table:table-cell>
          <table:table-cell table:number-columns-repeated="12"/>
        </table:table-row>
        <table:table-row table:style-name="ro1">
          <table:table-cell table:formula="of:=IF(ISBLANK([$VALUES.G6]);&quot;&quot;;COM.MICROSOFT.CONCAT(&quot;#define &quot;;[$VALUES.G6]; &quot; &quot;;[$VALUES.H6]))" office:value-type="string" office:string-value="#define CC_CROP_DOWN 3" calcext:value-type="string">
            <text:p>#define CC_CROP_DOWN 3</text:p>
          </table:table-cell>
          <table:table-cell table:number-columns-repeated="12"/>
        </table:table-row>
        <table:table-row table:style-name="ro1">
          <table:table-cell table:formula="of:=IF(ISBLANK([$VALUES.G7]);&quot;&quot;;COM.MICROSOFT.CONCAT(&quot;#define &quot;;[$VALUES.G7]; &quot; &quot;;[$VALUES.H7]))" office:value-type="string" office:string-value="#define CC_CROP_LEFT 4" calcext:value-type="string">
            <text:p>#define CC_CROP_LEFT 4</text:p>
          </table:table-cell>
          <table:table-cell table:number-columns-repeated="12"/>
        </table:table-row>
        <table:table-row table:style-name="ro1">
          <table:table-cell table:formula="of:=IF(ISBLANK([$VALUES.G8]);&quot;&quot;;COM.MICROSOFT.CONCAT(&quot;#define &quot;;[$VALUES.G8]; &quot; &quot;;[$VALUES.H8]))" office:value-type="string" office:string-value="#define CC_CROP_RIGHT 5" calcext:value-type="string">
            <text:p>#define CC_CROP_RIGHT 5</text:p>
          </table:table-cell>
          <table:table-cell table:number-columns-repeated="12"/>
        </table:table-row>
        <table:table-row table:style-name="ro1">
          <table:table-cell table:formula="of:=IF(ISBLANK([$VALUES.G9]);&quot;&quot;;COM.MICROSOFT.CONCAT(&quot;#define &quot;;[$VALUES.G9]; &quot; &quot;;[$VALUES.H9]))" office:value-type="string" office:string-value="#define CC_NEG_SCAN_BIAS 6" calcext:value-type="string">
            <text:p>#define CC_NEG_SCAN_BIAS 6</text:p>
          </table:table-cell>
          <table:table-cell table:number-columns-repeated="12"/>
        </table:table-row>
        <table:table-row table:style-name="ro1">
          <table:table-cell table:formula="of:=IF(ISBLANK([$VALUES.G10]);&quot;&quot;;COM.MICROSOFT.CONCAT(&quot;#define &quot;;[$VALUES.G10]; &quot; &quot;;[$VALUES.H10]))" office:value-type="string" office:string-value="#define CC_NEG_DMAX 7" calcext:value-type="string">
            <text:p>#define CC_NEG_DMAX 7</text:p>
          </table:table-cell>
          <table:table-cell table:number-columns-repeated="12"/>
        </table:table-row>
        <table:table-row table:style-name="ro1">
          <table:table-cell table:formula="of:=IF(ISBLANK([$VALUES.G11]);&quot;&quot;;COM.MICROSOFT.CONCAT(&quot;#define &quot;;[$VALUES.G11]; &quot; &quot;;[$VALUES.H11]))" office:value-type="string" office:string-value="#define CC_NEG_SHADOW_RED_OFFSET 8" calcext:value-type="string">
            <text:p>#define CC_NEG_SHADOW_RED_OFFSET 8</text:p>
          </table:table-cell>
          <table:table-cell table:number-columns-repeated="12"/>
        </table:table-row>
        <table:table-row table:style-name="ro1">
          <table:table-cell table:formula="of:=IF(ISBLANK([$VALUES.G12]);&quot;&quot;;COM.MICROSOFT.CONCAT(&quot;#define &quot;;[$VALUES.G12]; &quot; &quot;;[$VALUES.H12]))" office:value-type="string" office:string-value="#define CC_NEG_SHADOW_GREEN_OFFSET 9" calcext:value-type="string">
            <text:p>#define CC_NEG_SHADOW_GREEN_OFFSET 9</text:p>
          </table:table-cell>
          <table:table-cell table:number-columns-repeated="12"/>
        </table:table-row>
        <table:table-row table:style-name="ro1">
          <table:table-cell table:formula="of:=IF(ISBLANK([$VALUES.G13]);&quot;&quot;;COM.MICROSOFT.CONCAT(&quot;#define &quot;;[$VALUES.G13]; &quot; &quot;;[$VALUES.H13]))" office:value-type="string" office:string-value="#define CC_NEG_SHADOW_BLUE_OFFSET 10" calcext:value-type="string">
            <text:p>#define CC_NEG_SHADOW_BLUE_OFFSET 10</text:p>
          </table:table-cell>
          <table:table-cell table:number-columns-repeated="12"/>
        </table:table-row>
        <table:table-row table:style-name="ro1">
          <table:table-cell table:formula="of:=IF(ISBLANK([$VALUES.G14]);&quot;&quot;;COM.MICROSOFT.CONCAT(&quot;#define &quot;;[$VALUES.G14]; &quot; &quot;;[$VALUES.H14]))" office:value-type="string" office:string-value="#define CC_NEG_HIGHLIGHTS_RED_OFFSET 11" calcext:value-type="string">
            <text:p>#define CC_NEG_HIGHLIGHTS_RED_OFFSET 11</text:p>
          </table:table-cell>
          <table:table-cell table:number-columns-repeated="12"/>
        </table:table-row>
        <table:table-row table:style-name="ro1">
          <table:table-cell table:formula="of:=IF(ISBLANK([$VALUES.G15]);&quot;&quot;;COM.MICROSOFT.CONCAT(&quot;#define &quot;;[$VALUES.G15]; &quot; &quot;;[$VALUES.H15]))" office:value-type="string" office:string-value="#define CC_NEG_HIGHLIGHTS_GREEN_OFFSET 12" calcext:value-type="string">
            <text:p>#define CC_NEG_HIGHLIGHTS_GREEN_OFFSET 12</text:p>
          </table:table-cell>
          <table:table-cell table:number-columns-repeated="12"/>
        </table:table-row>
        <table:table-row table:style-name="ro1">
          <table:table-cell table:formula="of:=IF(ISBLANK([$VALUES.G16]);&quot;&quot;;COM.MICROSOFT.CONCAT(&quot;#define &quot;;[$VALUES.G16]; &quot; &quot;;[$VALUES.H16]))" office:value-type="string" office:string-value="#define CC_NEG_HIGHLIGHTS_BLUE_OFFSET 13" calcext:value-type="string">
            <text:p>#define CC_NEG_HIGHLIGHTS_BLUE_OFFSET 13</text:p>
          </table:table-cell>
          <table:table-cell table:number-columns-repeated="12"/>
        </table:table-row>
        <table:table-row table:style-name="ro1">
          <table:table-cell table:formula="of:=IF(ISBLANK([$VALUES.G17]);&quot;&quot;;COM.MICROSOFT.CONCAT(&quot;#define &quot;;[$VALUES.G17]; &quot; &quot;;[$VALUES.H17]))" office:value-type="string" office:string-value="#define CC_COLOR_CORRECTION_WHITE_V 14" calcext:value-type="string">
            <text:p>#define CC_COLOR_CORRECTION_WHITE_V 14</text:p>
          </table:table-cell>
          <table:table-cell table:number-columns-repeated="12"/>
        </table:table-row>
        <table:table-row table:style-name="ro1">
          <table:table-cell table:formula="of:=IF(ISBLANK([$VALUES.G18]);&quot;&quot;;COM.MICROSOFT.CONCAT(&quot;#define &quot;;[$VALUES.G18]; &quot; &quot;;[$VALUES.H18]))" office:value-type="string" office:string-value="#define CC_COLOR_CORRECTION_WHITE_H 15" calcext:value-type="string">
            <text:p>#define CC_COLOR_CORRECTION_WHITE_H 15</text:p>
          </table:table-cell>
          <table:table-cell table:number-columns-repeated="12"/>
        </table:table-row>
        <table:table-row table:style-name="ro1">
          <table:table-cell table:formula="of:=IF(ISBLANK([$VALUES.G19]);&quot;&quot;;COM.MICROSOFT.CONCAT(&quot;#define &quot;;[$VALUES.G19]; &quot; &quot;;[$VALUES.H19]))" office:value-type="string" office:string-value="#define CC_COLOR_CORRECTION_BLACK_V 16" calcext:value-type="string">
            <text:p>#define CC_COLOR_CORRECTION_BLACK_V 16</text:p>
          </table:table-cell>
          <table:table-cell table:number-columns-repeated="12"/>
        </table:table-row>
        <table:table-row table:style-name="ro1">
          <table:table-cell table:formula="of:=IF(ISBLANK([$VALUES.G20]);&quot;&quot;;COM.MICROSOFT.CONCAT(&quot;#define &quot;;[$VALUES.G20]; &quot; &quot;;[$VALUES.H20]))" office:value-type="string" office:string-value="#define CC_COLOR_CORRECTION_BLACK_H 17" calcext:value-type="string">
            <text:p>#define CC_COLOR_CORRECTION_BLACK_H 17</text:p>
          </table:table-cell>
          <table:table-cell table:number-columns-repeated="12"/>
        </table:table-row>
        <table:table-row table:style-name="ro1">
          <table:table-cell table:formula="of:=IF(ISBLANK([$VALUES.G21]);&quot;&quot;;COM.MICROSOFT.CONCAT(&quot;#define &quot;;[$VALUES.G21]; &quot; &quot;;[$VALUES.H21]))" office:value-type="string" office:string-value="#define CC_COLOR_BALANCE_CONTRAST 18" calcext:value-type="string">
            <text:p>#define CC_COLOR_BALANCE_CONTRAST 18</text:p>
          </table:table-cell>
          <table:table-cell table:number-columns-repeated="12"/>
        </table:table-row>
        <table:table-row table:style-name="ro1">
          <table:table-cell table:formula="of:=IF(ISBLANK([$VALUES.G22]);&quot;&quot;;COM.MICROSOFT.CONCAT(&quot;#define &quot;;[$VALUES.G22]; &quot; &quot;;[$VALUES.H22]))" office:value-type="string" office:string-value="#define CC_COLOR_BALANCE_SHADOWS_FACTOR 19" calcext:value-type="string">
            <text:p>#define CC_COLOR_BALANCE_SHADOWS_FACTOR 19</text:p>
          </table:table-cell>
          <table:table-cell table:number-columns-repeated="12"/>
        </table:table-row>
        <table:table-row table:style-name="ro1">
          <table:table-cell table:formula="of:=IF(ISBLANK([$VALUES.G23]);&quot;&quot;;COM.MICROSOFT.CONCAT(&quot;#define &quot;;[$VALUES.G23]; &quot; &quot;;[$VALUES.H23]))" office:value-type="string" office:string-value="#define CC_COLOR_BALANCE_SHADOWS_HUE 20" calcext:value-type="string">
            <text:p>#define CC_COLOR_BALANCE_SHADOWS_HUE 20</text:p>
          </table:table-cell>
          <table:table-cell table:number-columns-repeated="12"/>
        </table:table-row>
        <table:table-row table:style-name="ro1">
          <table:table-cell table:formula="of:=IF(ISBLANK([$VALUES.G24]);&quot;&quot;;COM.MICROSOFT.CONCAT(&quot;#define &quot;;[$VALUES.G24]; &quot; &quot;;[$VALUES.H24]))" office:value-type="string" office:string-value="#define CC_COLOR_BALANCE_SHADOWS_SATURATION 21" calcext:value-type="string">
            <text:p>#define CC_COLOR_BALANCE_SHADOWS_SATURATION 21</text:p>
          </table:table-cell>
          <table:table-cell table:number-columns-repeated="12"/>
        </table:table-row>
        <table:table-row table:style-name="ro1">
          <table:table-cell table:formula="of:=IF(ISBLANK([$VALUES.G25]);&quot;&quot;;COM.MICROSOFT.CONCAT(&quot;#define &quot;;[$VALUES.G25]; &quot; &quot;;[$VALUES.H25]))" office:value-type="string" office:string-value="#define CC_COLOR_BALANCE_MIDS_FACTOR 22" calcext:value-type="string">
            <text:p>#define CC_COLOR_BALANCE_MIDS_FACTOR 22</text:p>
          </table:table-cell>
          <table:table-cell table:number-columns-repeated="12"/>
        </table:table-row>
        <table:table-row table:style-name="ro1">
          <table:table-cell table:formula="of:=IF(ISBLANK([$VALUES.G26]);&quot;&quot;;COM.MICROSOFT.CONCAT(&quot;#define &quot;;[$VALUES.G26]; &quot; &quot;;[$VALUES.H26]))" office:value-type="string" office:string-value="#define CC_COLOR_BALANCE_MIDS_HUE 23" calcext:value-type="string">
            <text:p>#define CC_COLOR_BALANCE_MIDS_HUE 23</text:p>
          </table:table-cell>
          <table:table-cell table:number-columns-repeated="12"/>
        </table:table-row>
        <table:table-row table:style-name="ro1">
          <table:table-cell table:formula="of:=IF(ISBLANK([$VALUES.G27]);&quot;&quot;;COM.MICROSOFT.CONCAT(&quot;#define &quot;;[$VALUES.G27]; &quot; &quot;;[$VALUES.H27]))" office:value-type="string" office:string-value="#define CC_COLOR_BALANCE_MIDS_SATURATION 24" calcext:value-type="string">
            <text:p>#define CC_COLOR_BALANCE_MIDS_SATURATION 24</text:p>
          </table:table-cell>
          <table:table-cell table:number-columns-repeated="12"/>
        </table:table-row>
        <table:table-row table:style-name="ro1">
          <table:table-cell table:formula="of:=IF(ISBLANK([$VALUES.G28]);&quot;&quot;;COM.MICROSOFT.CONCAT(&quot;#define &quot;;[$VALUES.G28]; &quot; &quot;;[$VALUES.H28]))" office:value-type="string" office:string-value="#define CC_COLOR_BALANCE_HIGHLIGHTS_FACTOR 25" calcext:value-type="string">
            <text:p>#define CC_COLOR_BALANCE_HIGHLIGHTS_FACTOR 25</text:p>
          </table:table-cell>
          <table:table-cell table:number-columns-repeated="12"/>
        </table:table-row>
        <table:table-row table:style-name="ro1">
          <table:table-cell table:formula="of:=IF(ISBLANK([$VALUES.G29]);&quot;&quot;;COM.MICROSOFT.CONCAT(&quot;#define &quot;;[$VALUES.G29]; &quot; &quot;;[$VALUES.H29]))" office:value-type="string" office:string-value="#define CC_COLOR_BALANCE_HIGHLIGHTS_HUE 26" calcext:value-type="string">
            <text:p>#define CC_COLOR_BALANCE_HIGHLIGHTS_HUE 26</text:p>
          </table:table-cell>
          <table:table-cell table:number-columns-repeated="12"/>
        </table:table-row>
        <table:table-row table:style-name="ro1">
          <table:table-cell table:formula="of:=IF(ISBLANK([$VALUES.G30]);&quot;&quot;;COM.MICROSOFT.CONCAT(&quot;#define &quot;;[$VALUES.G30]; &quot; &quot;;[$VALUES.H30]))" office:value-type="string" office:string-value="#define CC_COLOR_BALANCE_HIGHLIGTHS_SATURATION 27" calcext:value-type="string">
            <text:p>#define CC_COLOR_BALANCE_HIGHLIGTHS_SATURATION 27</text:p>
          </table:table-cell>
          <table:table-cell table:number-columns-repeated="12"/>
        </table:table-row>
        <table:table-row table:style-name="ro1">
          <table:table-cell table:formula="of:=IF(ISBLANK([$VALUES.G31]);&quot;&quot;;COM.MICROSOFT.CONCAT(&quot;#define &quot;;[$VALUES.G31]; &quot; &quot;;[$VALUES.H31]))" office:value-type="string" office:string-value="#define CC_NEG_DMIN_R 28" calcext:value-type="string">
            <text:p>#define CC_NEG_DMIN_R 28</text:p>
          </table:table-cell>
          <table:table-cell table:number-columns-repeated="12"/>
        </table:table-row>
        <table:table-row table:style-name="ro1">
          <table:table-cell table:formula="of:=IF(ISBLANK([$VALUES.G32]);&quot;&quot;;COM.MICROSOFT.CONCAT(&quot;#define &quot;;[$VALUES.G32]; &quot; &quot;;[$VALUES.H32]))" office:value-type="string" office:string-value="#define CC_NEG_DMIN_G 29" calcext:value-type="string">
            <text:p>#define CC_NEG_DMIN_G 29</text:p>
          </table:table-cell>
          <table:table-cell table:number-columns-repeated="12"/>
        </table:table-row>
        <table:table-row table:style-name="ro1">
          <table:table-cell table:formula="of:=IF(ISBLANK([$VALUES.G33]);&quot;&quot;;COM.MICROSOFT.CONCAT(&quot;#define &quot;;[$VALUES.G33]; &quot; &quot;;[$VALUES.H33]))" office:value-type="string" office:string-value="#define CC_NEG_DMIN_B 30" calcext:value-type="string">
            <text:p>#define CC_NEG_DMIN_B 30</text:p>
          </table:table-cell>
          <table:table-cell table:number-columns-repeated="12"/>
        </table:table-row>
        <table:table-row table:style-name="ro1">
          <table:table-cell table:formula="of:=IF(ISBLANK([$VALUES.G34]);&quot;&quot;;COM.MICROSOFT.CONCAT(&quot;#define &quot;;[$VALUES.G34]; &quot; &quot;;[$VALUES.H34]))" office:value-type="string" office:string-value="#define  " calcext:value-type="string">
            <text:p>#define <text:s/>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formula="of:=IF(ISBLANK([$VALUES.G38]);&quot;&quot;;COM.MICROSOFT.CONCAT(&quot;#define &quot;;[$VALUES.G38]; &quot; &quot;;[$VALUES.H38]))" office:value-type="string" office:string-value="#define  " calcext:value-type="string">
            <text:p>#define <text:s/></text:p>
          </table:table-cell>
          <table:table-cell table:number-columns-repeated="12"/>
        </table:table-row>
        <table:table-row table:style-name="ro1">
          <table:table-cell table:formula="of:=IF(ISBLANK([$VALUES.C3]);&quot;&quot;;COM.MICROSOFT.CONCAT(&quot;#define &quot;;[$VALUES.C3]; &quot; &quot;;[$VALUES.D3]))" office:value-type="string" office:string-value="#define NO_ACTION 0" calcext:value-type="string">
            <text:p>#define NO_ACTION 0</text:p>
          </table:table-cell>
          <table:table-cell table:number-columns-repeated="12"/>
        </table:table-row>
        <table:table-row table:style-name="ro1">
          <table:table-cell table:formula="of:=IF(ISBLANK([$VALUES.C4]);&quot;&quot;;COM.MICROSOFT.CONCAT(&quot;#define &quot;;[$VALUES.C4]; &quot; &quot;;[$VALUES.D4]))" office:value-type="string" office:string-value="#define NOTE_ROTATE_L 1" calcext:value-type="string">
            <text:p>#define NOTE_ROTATE_L 1</text:p>
          </table:table-cell>
          <table:table-cell table:number-columns-repeated="12"/>
        </table:table-row>
        <table:table-row table:style-name="ro1">
          <table:table-cell table:formula="of:=IF(ISBLANK([$VALUES.C5]);&quot;&quot;;COM.MICROSOFT.CONCAT(&quot;#define &quot;;[$VALUES.C5]; &quot; &quot;;[$VALUES.D5]))" office:value-type="string" office:string-value="#define NOTE_ROTATE_R 2" calcext:value-type="string">
            <text:p>#define NOTE_ROTATE_R 2</text:p>
          </table:table-cell>
          <table:table-cell table:number-columns-repeated="12"/>
        </table:table-row>
        <table:table-row table:style-name="ro1">
          <table:table-cell table:formula="of:=IF(ISBLANK([$VALUES.C6]);&quot;&quot;;COM.MICROSOFT.CONCAT(&quot;#define &quot;;[$VALUES.C6]; &quot; &quot;;[$VALUES.D6]))" office:value-type="string" office:string-value="#define NOTE_LIGHTTABLE 3" calcext:value-type="string">
            <text:p>#define NOTE_LIGHTTABLE 3</text:p>
          </table:table-cell>
          <table:table-cell table:number-columns-repeated="12"/>
        </table:table-row>
        <table:table-row table:style-name="ro1">
          <table:table-cell table:formula="of:=IF(ISBLANK([$VALUES.C7]);&quot;&quot;;COM.MICROSOFT.CONCAT(&quot;#define &quot;;[$VALUES.C7]; &quot; &quot;;[$VALUES.D7]))" office:value-type="string" office:string-value="#define NOTE_DARKROOM 4" calcext:value-type="string">
            <text:p>#define NOTE_DARKROOM 4</text:p>
          </table:table-cell>
          <table:table-cell table:number-columns-repeated="12"/>
        </table:table-row>
        <table:table-row table:style-name="ro1">
          <table:table-cell table:formula="of:=IF(ISBLANK([$VALUES.C8]);&quot;&quot;;COM.MICROSOFT.CONCAT(&quot;#define &quot;;[$VALUES.C8]; &quot; &quot;;[$VALUES.D8]))" office:value-type="string" office:string-value="#define NOTE_PREVIOUS 5" calcext:value-type="string">
            <text:p>#define NOTE_PREVIOUS 5</text:p>
          </table:table-cell>
          <table:table-cell table:number-columns-repeated="12"/>
        </table:table-row>
        <table:table-row table:style-name="ro1">
          <table:table-cell table:formula="of:=IF(ISBLANK([$VALUES.C9]);&quot;&quot;;COM.MICROSOFT.CONCAT(&quot;#define &quot;;[$VALUES.C9]; &quot; &quot;;[$VALUES.D9]))" office:value-type="string" office:string-value="#define NOTE_NEXT 6" calcext:value-type="string">
            <text:p>#define NOTE_NEXT 6</text:p>
          </table:table-cell>
          <table:table-cell table:number-columns-repeated="12"/>
        </table:table-row>
        <table:table-row table:style-name="ro1">
          <table:table-cell table:formula="of:=IF(ISBLANK([$VALUES.C10]);&quot;&quot;;COM.MICROSOFT.CONCAT(&quot;#define &quot;;[$VALUES.C10]; &quot; &quot;;[$VALUES.D10]))" office:value-type="string" office:string-value="#define  " calcext:value-type="string">
            <text:p>#define <text:s/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IF(ISBLANK([$VALUES.K4]);&quot;&quot;;COM.MICROSOFT.CONCAT(&quot;#define &quot;;[$VALUES.K4]; &quot; &quot;;[$VALUES.L4]))" office:value-type="string" office:string-value="#define N_LAYER_1 128" calcext:value-type="string">
            <text:p>#define N_LAYER_1 128</text:p>
          </table:table-cell>
          <table:table-cell table:number-columns-repeated="12"/>
        </table:table-row>
        <table:table-row table:style-name="ro1">
          <table:table-cell table:formula="of:=IF(ISBLANK([$VALUES.K5]);&quot;&quot;;COM.MICROSOFT.CONCAT(&quot;#define &quot;;[$VALUES.K5]; &quot; &quot;;[$VALUES.L5]))" office:value-type="string" office:string-value="#define N_LAYER_2L 129" calcext:value-type="string">
            <text:p>#define N_LAYER_2L 129</text:p>
          </table:table-cell>
          <table:table-cell table:number-columns-repeated="12"/>
        </table:table-row>
        <table:table-row table:style-name="ro1">
          <table:table-cell table:formula="of:=IF(ISBLANK([$VALUES.K6]);&quot;&quot;;COM.MICROSOFT.CONCAT(&quot;#define &quot;;[$VALUES.K6]; &quot; &quot;;[$VALUES.L6]))" office:value-type="string" office:string-value="#define N_LAYER_2U 130" calcext:value-type="string">
            <text:p>#define N_LAYER_2U 130</text:p>
          </table:table-cell>
          <table:table-cell table:number-columns-repeated="12"/>
        </table:table-row>
        <table:table-row table:style-name="ro1">
          <table:table-cell table:formula="of:=IF(ISBLANK([$VALUES.K7]);&quot;&quot;;COM.MICROSOFT.CONCAT(&quot;#define &quot;;[$VALUES.K7]; &quot; &quot;;[$VALUES.L7]))" office:value-type="string" office:string-value="#define N_LAYER_2B 131" calcext:value-type="string">
            <text:p>#define N_LAYER_2B 131</text:p>
          </table:table-cell>
          <table:table-cell table:number-columns-repeated="12"/>
        </table:table-row>
        <table:table-row table:style-name="ro1">
          <table:table-cell table:formula="of:=IF(ISBLANK([$VALUES.K8]);&quot;&quot;;COM.MICROSOFT.CONCAT(&quot;#define &quot;;[$VALUES.K8]; &quot; &quot;;[$VALUES.L8]))" office:value-type="string" office:string-value="#define N_LAYER_3 132" calcext:value-type="string">
            <text:p>#define N_LAYER_3 132</text:p>
          </table:table-cell>
          <table:table-cell table:number-columns-repeated="12"/>
        </table:table-row>
        <table:table-row table:style-name="ro1">
          <table:table-cell table:formula="of:=IF(ISBLANK([$VALUES.K9]);&quot;&quot;;COM.MICROSOFT.CONCAT(&quot;#define &quot;;[$VALUES.K9]; &quot; &quot;;[$VALUES.L9]))" office:value-type="string" office:string-value="#define N_LAYER_4U 133" calcext:value-type="string">
            <text:p>#define N_LAYER_4U 133</text:p>
          </table:table-cell>
          <table:table-cell table:number-columns-repeated="12"/>
        </table:table-row>
        <table:table-row table:style-name="ro1">
          <table:table-cell table:formula="of:=IF(ISBLANK([$VALUES.K10]);&quot;&quot;;COM.MICROSOFT.CONCAT(&quot;#define &quot;;[$VALUES.K10]; &quot; &quot;;[$VALUES.L10]))" office:value-type="string" office:string-value="#define N_LAYER_4L 134" calcext:value-type="string">
            <text:p>#define N_LAYER_4L 134</text:p>
          </table:table-cell>
          <table:table-cell table:number-columns-repeated="12"/>
        </table:table-row>
        <table:table-row table:style-name="ro1">
          <table:table-cell table:formula="of:=IF(ISBLANK([$VALUES.K11]);&quot;&quot;;COM.MICROSOFT.CONCAT(&quot;#define &quot;;[$VALUES.K11]; &quot; &quot;;[$VALUES.L11]))" office:value-type="string" office:string-value="#define N_LAYER_4D 135" calcext:value-type="string">
            <text:p>#define N_LAYER_4D 135</text:p>
          </table:table-cell>
          <table:table-cell table:number-columns-repeated="12"/>
        </table:table-row>
        <table:table-row table:style-name="ro1">
          <table:table-cell table:formula="of:=IF(ISBLANK([$VALUES.K11]);&quot;&quot;;COM.MICROSOFT.CONCAT(&quot;#define &quot;;[$VALUES.K11]; &quot; &quot;;[$VALUES.L11]))" office:value-type="string" office:string-value="#define N_LAYER_4D 135" calcext:value-type="string">
            <text:p>#define N_LAYER_4D 135</text:p>
          </table:table-cell>
          <table:table-cell table:number-columns-repeated="12"/>
        </table:table-row>
        <table:table-row table:style-name="ro1">
          <table:table-cell table:formula="of:=IF(ISBLANK([$VALUES.K12]);&quot;&quot;;COM.MICROSOFT.CONCAT(&quot;#define &quot;;[$VALUES.K12]; &quot; &quot;;[$VALUES.L12]))" office:value-type="string" office:string-value="#define  " calcext:value-type="string">
            <text:p>#define <text:s/></text:p>
          </table:table-cell>
          <table:table-cell table:number-columns-repeated="12"/>
        </table:table-row>
        <table:table-row table:style-name="ro1">
          <table:table-cell table:style-name="ce1" table:formula="of:=IF(ISBLANK([$VALUES.K3]);&quot;&quot;;COM.MICROSOFT.CONCAT(&quot;#define &quot;;[$VALUES.K3]; &quot; &quot;;[$VALUES.L3]))" office:value-type="string" office:string-value="#define N_LAYERS 8" calcext:value-type="string">
            <text:p>#define N_LAYERS 8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input numbering. the order should be the same as in the mappingStru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ENC_MAG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ENC_UP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ENC_DOWN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ENC_LEFT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ENC_RIGHT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UP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DOWN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LEFT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RIGHT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1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11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BUTTON_12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_INPUTS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formula="of:=IF(ISBLANK([$VALUES.K12]);&quot;&quot;;COM.MICROSOFT.CONCAT(&quot;#define &quot;;[$VALUES.K12]; &quot; &quot;;[$VALUES.L12]))" office:value-type="string" office:string-value="#define  " calcext:value-type="string">
            <text:p>#define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char* ccDict[] PROGMEM ={</text:p>
          </table:table-cell>
          <table:table-cell table:number-columns-repeated="12"/>
        </table:table-row>
        <table:table-row table:style-name="ro1">
          <table:table-cell table:formula="of:=IF(ISBLANK([$VALUES.G3]);IF(OR([.A267]=&quot;};&quot;;ISBLANK([.A267]);[.A267]=&quot;&quot;);&quot;&quot;;&quot;};&quot;);COM.MICROSOFT.CONCAT(CHAR(34);[$VALUES.G3];CHAR(34);&quot;,&quot;))" office:value-type="string" office:string-value="&quot;NO_ACTION&quot;," calcext:value-type="string">
            <text:p>"NO_ACTION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IF(ISBLANK([$VALUES.G4]);IF(OR([.A268]=&quot;};&quot;;ISBLANK([.A268]);[.A268]=&quot;&quot;);&quot;&quot;;&quot;};&quot;);COM.MICROSOFT.CONCAT(CHAR(34);[$VALUES.G4];CHAR(34);&quot;,&quot;))" office:value-type="string" office:string-value="&quot;CC_ROTATION&quot;," calcext:value-type="string">
            <text:p>"CC_ROTATION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IF(ISBLANK([$VALUES.G5]);IF(OR([.A269]=&quot;};&quot;;ISBLANK([.A269]);[.A269]=&quot;&quot;);&quot;&quot;;&quot;};&quot;);COM.MICROSOFT.CONCAT(CHAR(34);[$VALUES.G5];CHAR(34);&quot;,&quot;))" office:value-type="string" office:string-value="&quot;CC_CROP_UP&quot;," calcext:value-type="string">
            <text:p>"CC_CROP_UP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formula="of:=IF(ISBLANK([$VALUES.G6]);IF(OR([.A270]=&quot;};&quot;;ISBLANK([.A270]);[.A270]=&quot;&quot;);&quot;&quot;;&quot;};&quot;);COM.MICROSOFT.CONCAT(CHAR(34);[$VALUES.G6];CHAR(34);&quot;,&quot;))" office:value-type="string" office:string-value="&quot;CC_CROP_DOWN&quot;," calcext:value-type="string">
            <text:p>"CC_CROP_DOWN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IF(ISBLANK([$VALUES.G7]);IF(OR([.A271]=&quot;};&quot;;ISBLANK([.A271]);[.A271]=&quot;&quot;);&quot;&quot;;&quot;};&quot;);COM.MICROSOFT.CONCAT(CHAR(34);[$VALUES.G7];CHAR(34);&quot;,&quot;))" office:value-type="string" office:string-value="&quot;CC_CROP_LEFT&quot;," calcext:value-type="string">
            <text:p>"CC_CROP_LEFT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IF(ISBLANK([$VALUES.G8]);IF(OR([.A272]=&quot;};&quot;;ISBLANK([.A272]);[.A272]=&quot;&quot;);&quot;&quot;;&quot;};&quot;);COM.MICROSOFT.CONCAT(CHAR(34);[$VALUES.G8];CHAR(34);&quot;,&quot;))" office:value-type="string" office:string-value="&quot;CC_CROP_RIGHT&quot;," calcext:value-type="string">
            <text:p>"CC_CROP_RIGHT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IF(ISBLANK([$VALUES.G9]);IF(OR([.A273]=&quot;};&quot;;ISBLANK([.A273]);[.A273]=&quot;&quot;);&quot;&quot;;&quot;};&quot;);COM.MICROSOFT.CONCAT(CHAR(34);[$VALUES.G9];CHAR(34);&quot;,&quot;))" office:value-type="string" office:string-value="&quot;CC_NEG_SCAN_BIAS&quot;," calcext:value-type="string">
            <text:p>"CC_NEG_SCAN_BIAS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IF(ISBLANK([$VALUES.G10]);IF(OR([.A274]=&quot;};&quot;;ISBLANK([.A274]);[.A274]=&quot;&quot;);&quot;&quot;;&quot;};&quot;);COM.MICROSOFT.CONCAT(CHAR(34);[$VALUES.G10];CHAR(34);&quot;,&quot;))" office:value-type="string" office:string-value="&quot;CC_NEG_DMAX&quot;," calcext:value-type="string">
            <text:p>"CC_NEG_DMAX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formula="of:=IF(ISBLANK([$VALUES.G11]);IF(OR([.A275]=&quot;};&quot;;ISBLANK([.A275]);[.A275]=&quot;&quot;);&quot;&quot;;&quot;};&quot;);COM.MICROSOFT.CONCAT(CHAR(34);[$VALUES.G11];CHAR(34);&quot;,&quot;))" office:value-type="string" office:string-value="&quot;CC_NEG_SHADOW_RED_OFFSET&quot;," calcext:value-type="string">
            <text:p>"CC_NEG_SHADOW_RED_OFFSET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formula="of:=IF(ISBLANK([$VALUES.G12]);IF(OR([.A276]=&quot;};&quot;;ISBLANK([.A276]);[.A276]=&quot;&quot;);&quot;&quot;;&quot;};&quot;);COM.MICROSOFT.CONCAT(CHAR(34);[$VALUES.G12];CHAR(34);&quot;,&quot;))" office:value-type="string" office:string-value="&quot;CC_NEG_SHADOW_GREEN_OFFSET&quot;," calcext:value-type="string">
            <text:p>"CC_NEG_SHADOW_GREEN_OFFSET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formula="of:=IF(ISBLANK([$VALUES.G13]);IF(OR([.A277]=&quot;};&quot;;ISBLANK([.A277]);[.A277]=&quot;&quot;);&quot;&quot;;&quot;};&quot;);COM.MICROSOFT.CONCAT(CHAR(34);[$VALUES.G13];CHAR(34);&quot;,&quot;))" office:value-type="string" office:string-value="&quot;CC_NEG_SHADOW_BLUE_OFFSET&quot;," calcext:value-type="string">
            <text:p>"CC_NEG_SHADOW_BLUE_OFFSET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formula="of:=IF(ISBLANK([$VALUES.G14]);IF(OR([.A278]=&quot;};&quot;;ISBLANK([.A278]);[.A278]=&quot;&quot;);&quot;&quot;;&quot;};&quot;);COM.MICROSOFT.CONCAT(CHAR(34);[$VALUES.G14];CHAR(34);&quot;,&quot;))" office:value-type="string" office:string-value="&quot;CC_NEG_HIGHLIGHTS_RED_OFFSET&quot;," calcext:value-type="string">
            <text:p>"CC_NEG_HIGHLIGHTS_RED_OFFSET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formula="of:=IF(ISBLANK([$VALUES.G15]);IF(OR([.A279]=&quot;};&quot;;ISBLANK([.A279]);[.A279]=&quot;&quot;);&quot;&quot;;&quot;};&quot;);COM.MICROSOFT.CONCAT(CHAR(34);[$VALUES.G15];CHAR(34);&quot;,&quot;))" office:value-type="string" office:string-value="&quot;CC_NEG_HIGHLIGHTS_GREEN_OFFSET&quot;," calcext:value-type="string">
            <text:p>"CC_NEG_HIGHLIGHTS_GREEN_OFFSET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formula="of:=IF(ISBLANK([$VALUES.G16]);IF(OR([.A280]=&quot;};&quot;;ISBLANK([.A280]);[.A280]=&quot;&quot;);&quot;&quot;;&quot;};&quot;);COM.MICROSOFT.CONCAT(CHAR(34);[$VALUES.G16];CHAR(34);&quot;,&quot;))" office:value-type="string" office:string-value="&quot;CC_NEG_HIGHLIGHTS_BLUE_OFFSET&quot;," calcext:value-type="string">
            <text:p>"CC_NEG_HIGHLIGHTS_BLUE_OFFSET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formula="of:=IF(ISBLANK([$VALUES.G17]);IF(OR([.A281]=&quot;};&quot;;ISBLANK([.A281]);[.A281]=&quot;&quot;);&quot;&quot;;&quot;};&quot;);COM.MICROSOFT.CONCAT(CHAR(34);[$VALUES.G17];CHAR(34);&quot;,&quot;))" office:value-type="string" office:string-value="&quot;CC_COLOR_CORRECTION_WHITE_V&quot;," calcext:value-type="string">
            <text:p>"CC_COLOR_CORRECTION_WHITE_V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table:formula="of:=IF(ISBLANK([$VALUES.G18]);IF(OR([.A282]=&quot;};&quot;;ISBLANK([.A282]);[.A282]=&quot;&quot;);&quot;&quot;;&quot;};&quot;);COM.MICROSOFT.CONCAT(CHAR(34);[$VALUES.G18];CHAR(34);&quot;,&quot;))" office:value-type="string" office:string-value="&quot;CC_COLOR_CORRECTION_WHITE_H&quot;," calcext:value-type="string">
            <text:p>"CC_COLOR_CORRECTION_WHITE_H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formula="of:=IF(ISBLANK([$VALUES.G19]);IF(OR([.A283]=&quot;};&quot;;ISBLANK([.A283]);[.A283]=&quot;&quot;);&quot;&quot;;&quot;};&quot;);COM.MICROSOFT.CONCAT(CHAR(34);[$VALUES.G19];CHAR(34);&quot;,&quot;))" office:value-type="string" office:string-value="&quot;CC_COLOR_CORRECTION_BLACK_V&quot;," calcext:value-type="string">
            <text:p>"CC_COLOR_CORRECTION_BLACK_V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formula="of:=IF(ISBLANK([$VALUES.G20]);IF(OR([.A284]=&quot;};&quot;;ISBLANK([.A284]);[.A284]=&quot;&quot;);&quot;&quot;;&quot;};&quot;);COM.MICROSOFT.CONCAT(CHAR(34);[$VALUES.G20];CHAR(34);&quot;,&quot;))" office:value-type="string" office:string-value="&quot;CC_COLOR_CORRECTION_BLACK_H&quot;," calcext:value-type="string">
            <text:p>"CC_COLOR_CORRECTION_BLACK_H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formula="of:=IF(ISBLANK([$VALUES.G21]);IF(OR([.A285]=&quot;};&quot;;ISBLANK([.A285]);[.A285]=&quot;&quot;);&quot;&quot;;&quot;};&quot;);COM.MICROSOFT.CONCAT(CHAR(34);[$VALUES.G21];CHAR(34);&quot;,&quot;))" office:value-type="string" office:string-value="&quot;CC_COLOR_BALANCE_CONTRAST&quot;," calcext:value-type="string">
            <text:p>"CC_COLOR_BALANCE_CONTRAST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formula="of:=IF(ISBLANK([$VALUES.G22]);IF(OR([.A286]=&quot;};&quot;;ISBLANK([.A286]);[.A286]=&quot;&quot;);&quot;&quot;;&quot;};&quot;);COM.MICROSOFT.CONCAT(CHAR(34);[$VALUES.G22];CHAR(34);&quot;,&quot;))" office:value-type="string" office:string-value="&quot;CC_COLOR_BALANCE_SHADOWS_FACTOR&quot;," calcext:value-type="string">
            <text:p>"CC_COLOR_BALANCE_SHADOWS_FACTOR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formula="of:=IF(ISBLANK([$VALUES.G23]);IF(OR([.A287]=&quot;};&quot;;ISBLANK([.A287]);[.A287]=&quot;&quot;);&quot;&quot;;&quot;};&quot;);COM.MICROSOFT.CONCAT(CHAR(34);[$VALUES.G23];CHAR(34);&quot;,&quot;))" office:value-type="string" office:string-value="&quot;CC_COLOR_BALANCE_SHADOWS_HUE&quot;," calcext:value-type="string">
            <text:p>"CC_COLOR_BALANCE_SHADOWS_HUE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formula="of:=IF(ISBLANK([$VALUES.G24]);IF(OR([.A288]=&quot;};&quot;;ISBLANK([.A288]);[.A288]=&quot;&quot;);&quot;&quot;;&quot;};&quot;);COM.MICROSOFT.CONCAT(CHAR(34);[$VALUES.G24];CHAR(34);&quot;,&quot;))" office:value-type="string" office:string-value="&quot;CC_COLOR_BALANCE_SHADOWS_SATURATION&quot;," calcext:value-type="string">
            <text:p>"CC_COLOR_BALANCE_SHADOWS_SATURATION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table:formula="of:=IF(ISBLANK([$VALUES.G25]);IF(OR([.A289]=&quot;};&quot;;ISBLANK([.A289]);[.A289]=&quot;&quot;);&quot;&quot;;&quot;};&quot;);COM.MICROSOFT.CONCAT(CHAR(34);[$VALUES.G25];CHAR(34);&quot;,&quot;))" office:value-type="string" office:string-value="&quot;CC_COLOR_BALANCE_MIDS_FACTOR&quot;," calcext:value-type="string">
            <text:p>"CC_COLOR_BALANCE_MIDS_FACTOR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table:formula="of:=IF(ISBLANK([$VALUES.G26]);IF(OR([.A290]=&quot;};&quot;;ISBLANK([.A290]);[.A290]=&quot;&quot;);&quot;&quot;;&quot;};&quot;);COM.MICROSOFT.CONCAT(CHAR(34);[$VALUES.G26];CHAR(34);&quot;,&quot;))" office:value-type="string" office:string-value="&quot;CC_COLOR_BALANCE_MIDS_HUE&quot;," calcext:value-type="string">
            <text:p>"CC_COLOR_BALANCE_MIDS_HUE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formula="of:=IF(ISBLANK([$VALUES.G27]);IF(OR([.A291]=&quot;};&quot;;ISBLANK([.A291]);[.A291]=&quot;&quot;);&quot;&quot;;&quot;};&quot;);COM.MICROSOFT.CONCAT(CHAR(34);[$VALUES.G27];CHAR(34);&quot;,&quot;))" office:value-type="string" office:string-value="&quot;CC_COLOR_BALANCE_MIDS_SATURATION&quot;," calcext:value-type="string">
            <text:p>"CC_COLOR_BALANCE_MIDS_SATURATION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formula="of:=IF(ISBLANK([$VALUES.G28]);IF(OR([.A292]=&quot;};&quot;;ISBLANK([.A292]);[.A292]=&quot;&quot;);&quot;&quot;;&quot;};&quot;);COM.MICROSOFT.CONCAT(CHAR(34);[$VALUES.G28];CHAR(34);&quot;,&quot;))" office:value-type="string" office:string-value="&quot;CC_COLOR_BALANCE_HIGHLIGHTS_FACTOR&quot;," calcext:value-type="string">
            <text:p>"CC_COLOR_BALANCE_HIGHLIGHTS_FACTOR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formula="of:=IF(ISBLANK([$VALUES.G29]);IF(OR([.A293]=&quot;};&quot;;ISBLANK([.A293]);[.A293]=&quot;&quot;);&quot;&quot;;&quot;};&quot;);COM.MICROSOFT.CONCAT(CHAR(34);[$VALUES.G29];CHAR(34);&quot;,&quot;))" office:value-type="string" office:string-value="&quot;CC_COLOR_BALANCE_HIGHLIGHTS_HUE&quot;," calcext:value-type="string">
            <text:p>"CC_COLOR_BALANCE_HIGHLIGHTS_HUE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formula="of:=IF(ISBLANK([$VALUES.G30]);IF(OR([.A294]=&quot;};&quot;;ISBLANK([.A294]);[.A294]=&quot;&quot;);&quot;&quot;;&quot;};&quot;);COM.MICROSOFT.CONCAT(CHAR(34);[$VALUES.G30];CHAR(34);&quot;,&quot;))" office:value-type="string" office:string-value="&quot;CC_COLOR_BALANCE_HIGHLIGTHS_SATURATION&quot;," calcext:value-type="string">
            <text:p>"CC_COLOR_BALANCE_HIGHLIGTHS_SATURATION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formula="of:=IF(ISBLANK([$VALUES.G31]);IF(OR([.A295]=&quot;};&quot;;ISBLANK([.A295]);[.A295]=&quot;&quot;);&quot;&quot;;&quot;};&quot;);COM.MICROSOFT.CONCAT(CHAR(34);[$VALUES.G31];CHAR(34);&quot;,&quot;))" office:value-type="string" office:string-value="&quot;CC_NEG_DMIN_R&quot;," calcext:value-type="string">
            <text:p>"CC_NEG_DMIN_R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formula="of:=IF(ISBLANK([$VALUES.G32]);IF(OR([.A296]=&quot;};&quot;;ISBLANK([.A296]);[.A296]=&quot;&quot;);&quot;&quot;;&quot;};&quot;);COM.MICROSOFT.CONCAT(CHAR(34);[$VALUES.G32];CHAR(34);&quot;,&quot;))" office:value-type="string" office:string-value="&quot;CC_NEG_DMIN_G&quot;," calcext:value-type="string">
            <text:p>"CC_NEG_DMIN_G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table:formula="of:=IF(ISBLANK([$VALUES.G33]);IF(OR([.A297]=&quot;};&quot;;ISBLANK([.A297]);[.A297]=&quot;&quot;);&quot;&quot;;&quot;};&quot;);COM.MICROSOFT.CONCAT(CHAR(34);[$VALUES.G33];CHAR(34);&quot;,&quot;))" office:value-type="string" office:string-value="&quot;CC_NEG_DMIN_B&quot;," calcext:value-type="string">
            <text:p>"CC_NEG_DMIN_B",</text:p>
          </table:table-cell>
          <table:table-cell/>
          <table:table-cell office:value-type="string" calcext:value-type="string">
            <text:p>//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formula="of:=IF(ISBLANK([$VALUES.G34]);IF(OR([.A298]=&quot;};&quot;;ISBLANK([.A298]);[.A298]=&quot;&quot;);&quot;&quot;;&quot;};&quot;);COM.MICROSOFT.CONCAT(CHAR(34);[$VALUES.G34];CHAR(34);&quot;,&quot;))" office:value-type="string" office:string-value="&quot;&quot;," calcext:value-type="string">
            <text:p>"",</text:p>
          </table:table-cell>
          <table:table-cell table:number-columns-repeated="12"/>
        </table:table-row>
        <table:table-row table:style-name="ro1">
          <table:table-cell table:formula="of:=IF(ISBLANK([$VALUES.G35]);IF(OR([.A299]=&quot;};&quot;;ISBLANK([.A299]);[.A299]=&quot;&quot;);&quot;&quot;;&quot;};&quot;);COM.MICROSOFT.CONCAT(CHAR(34);[$VALUES.G35];CHAR(34);&quot;,&quot;))" office:value-type="string" office:string-value="&quot;&quot;," calcext:value-type="string">
            <text:p>"",</text:p>
          </table:table-cell>
          <table:table-cell table:number-columns-repeated="12"/>
        </table:table-row>
        <table:table-row table:style-name="ro1">
          <table:table-cell table:formula="of:=IF(ISBLANK([$VALUES.G36]);IF(OR([.A300]=&quot;};&quot;;ISBLANK([.A300]);[.A300]=&quot;&quot;);&quot;&quot;;&quot;};&quot;);COM.MICROSOFT.CONCAT(CHAR(34);[$VALUES.G36];CHAR(34);&quot;,&quot;))" office:value-type="string" office:string-value="&quot;&quot;," calcext:value-type="string">
            <text:p>"",</text:p>
          </table:table-cell>
          <table:table-cell table:number-columns-repeated="12"/>
        </table:table-row>
        <table:table-row table:style-name="ro1">
          <table:table-cell table:formula="of:=IF(ISBLANK([$VALUES.G37]);IF(OR([.A301]=&quot;};&quot;;ISBLANK([.A301]);[.A301]=&quot;&quot;);&quot;&quot;;&quot;};&quot;);COM.MICROSOFT.CONCAT(CHAR(34);[$VALUES.G37];CHAR(34);&quot;,&quot;))" office:value-type="string" office:string-value="&quot;&quot;," calcext:value-type="string">
            <text:p>""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char* noteDict[] PROGMEM ={</text:p>
          </table:table-cell>
          <table:table-cell table:number-columns-repeated="12"/>
        </table:table-row>
        <table:table-row table:style-name="ro1">
          <table:table-cell table:formula="of:=IF(ISBLANK([$VALUES.C3]);IF(OR([.A303]=&quot;};&quot;;ISBLANK([.A303]);[.A303]=&quot;&quot;);&quot;&quot;;&quot;};&quot;);COM.MICROSOFT.CONCAT(CHAR(34);[$VALUES.C3];CHAR(34);&quot;,&quot;))" office:value-type="string" office:string-value="&quot;NO_ACTION&quot;," calcext:value-type="string">
            <text:p>"NO_ACTION",</text:p>
          </table:table-cell>
          <table:table-cell table:number-columns-repeated="12"/>
        </table:table-row>
        <table:table-row table:style-name="ro1">
          <table:table-cell table:formula="of:=IF(ISBLANK([$VALUES.C4]);IF(OR([.A304]=&quot;};&quot;;ISBLANK([.A304]);[.A304]=&quot;&quot;);&quot;&quot;;&quot;};&quot;);COM.MICROSOFT.CONCAT(CHAR(34);[$VALUES.C4];CHAR(34);&quot;,&quot;))" office:value-type="string" office:string-value="&quot;NOTE_ROTATE_L&quot;," calcext:value-type="string">
            <text:p>"NOTE_ROTATE_L",</text:p>
          </table:table-cell>
          <table:table-cell table:number-columns-repeated="12"/>
        </table:table-row>
        <table:table-row table:style-name="ro1">
          <table:table-cell table:formula="of:=IF(ISBLANK([$VALUES.C5]);IF(OR([.A305]=&quot;};&quot;;ISBLANK([.A305]);[.A305]=&quot;&quot;);&quot;&quot;;&quot;};&quot;);COM.MICROSOFT.CONCAT(CHAR(34);[$VALUES.C5];CHAR(34);&quot;,&quot;))" office:value-type="string" office:string-value="&quot;NOTE_ROTATE_R&quot;," calcext:value-type="string">
            <text:p>"NOTE_ROTATE_R",</text:p>
          </table:table-cell>
          <table:table-cell table:number-columns-repeated="12"/>
        </table:table-row>
        <table:table-row table:style-name="ro1">
          <table:table-cell table:formula="of:=IF(ISBLANK([$VALUES.C6]);IF(OR([.A306]=&quot;};&quot;;ISBLANK([.A306]);[.A306]=&quot;&quot;);&quot;&quot;;&quot;};&quot;);COM.MICROSOFT.CONCAT(CHAR(34);[$VALUES.C6];CHAR(34);&quot;,&quot;))" office:value-type="string" office:string-value="&quot;NOTE_LIGHTTABLE&quot;," calcext:value-type="string">
            <text:p>"NOTE_LIGHTTABLE",</text:p>
          </table:table-cell>
          <table:table-cell table:number-columns-repeated="12"/>
        </table:table-row>
        <table:table-row table:style-name="ro1">
          <table:table-cell table:formula="of:=IF(ISBLANK([$VALUES.C7]);IF(OR([.A307]=&quot;};&quot;;ISBLANK([.A307]);[.A307]=&quot;&quot;);&quot;&quot;;&quot;};&quot;);COM.MICROSOFT.CONCAT(CHAR(34);[$VALUES.C7];CHAR(34);&quot;,&quot;))" office:value-type="string" office:string-value="&quot;NOTE_DARKROOM&quot;," calcext:value-type="string">
            <text:p>"NOTE_DARKROOM",</text:p>
          </table:table-cell>
          <table:table-cell table:number-columns-repeated="12"/>
        </table:table-row>
        <table:table-row table:style-name="ro1">
          <table:table-cell table:formula="of:=IF(ISBLANK([$VALUES.C8]);IF(OR([.A308]=&quot;};&quot;;ISBLANK([.A308]);[.A308]=&quot;&quot;);&quot;&quot;;&quot;};&quot;);COM.MICROSOFT.CONCAT(CHAR(34);[$VALUES.C8];CHAR(34);&quot;,&quot;))" office:value-type="string" office:string-value="&quot;NOTE_PREVIOUS&quot;," calcext:value-type="string">
            <text:p>"NOTE_PREVIOUS",</text:p>
          </table:table-cell>
          <table:table-cell table:number-columns-repeated="12"/>
        </table:table-row>
        <table:table-row table:style-name="ro1">
          <table:table-cell table:formula="of:=IF(ISBLANK([$VALUES.C9]);IF(OR([.A309]=&quot;};&quot;;ISBLANK([.A309]);[.A309]=&quot;&quot;);&quot;&quot;;&quot;};&quot;);COM.MICROSOFT.CONCAT(CHAR(34);[$VALUES.C9];CHAR(34);&quot;,&quot;))" office:value-type="string" office:string-value="&quot;NOTE_NEXT&quot;," calcext:value-type="string">
            <text:p>"NOTE_NEXT",</text:p>
          </table:table-cell>
          <table:table-cell table:number-columns-repeated="12"/>
        </table:table-row>
        <table:table-row table:style-name="ro1">
          <table:table-cell table:formula="of:=IF(ISBLANK([$VALUES.C10]);IF(OR([.A310]=&quot;};&quot;;ISBLANK([.A310]);[.A310]=&quot;&quot;);&quot;&quot;;&quot;};&quot;);COM.MICROSOFT.CONCAT(CHAR(34);[$VALUES.C10];CHAR(34);&quot;,&quot;))" office:value-type="string" office:string-value="&quot;&quot;," calcext:value-type="string">
            <text:p>"",</text:p>
          </table:table-cell>
          <table:table-cell table:number-columns-repeated="12"/>
        </table:table-row>
        <table:table-row table:style-name="ro1">
          <table:table-cell table:formula="of:=IF(ISBLANK([$VALUES.C11]);IF(OR([.A311]=&quot;};&quot;;ISBLANK([.A311]);[.A311]=&quot;&quot;);&quot;&quot;;&quot;};&quot;);COM.MICROSOFT.CONCAT(CHAR(34);[$VALUES.C11];CHAR(34);&quot;,&quot;))" office:value-type="string" office:string-value="&quot;&quot;," calcext:value-type="string">
            <text:p>"",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 MIDI note numb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char* layerDict[] PROGMEM ={</text:p>
          </table:table-cell>
          <table:table-cell table:number-columns-repeated="12"/>
        </table:table-row>
        <table:table-row table:style-name="ro1">
          <table:table-cell table:formula="of:=IF(ISBLANK([$VALUES.K4]);IF(OR([.A315]=&quot;};&quot;;ISBLANK([.A315]);[.A315]=&quot;&quot;);&quot;&quot;;&quot;};&quot;);COM.MICROSOFT.CONCAT(CHAR(34);[$VALUES.K4];CHAR(34);&quot;,&quot;))" office:value-type="string" office:string-value="&quot;N_LAYER_1&quot;," calcext:value-type="string">
            <text:p>"N_LAYER_1",</text:p>
          </table:table-cell>
          <table:table-cell table:number-columns-repeated="12"/>
        </table:table-row>
        <table:table-row table:style-name="ro1">
          <table:table-cell table:formula="of:=IF(ISBLANK([$VALUES.K5]);IF(OR([.A316]=&quot;};&quot;;ISBLANK([.A316]);[.A316]=&quot;&quot;);&quot;&quot;;&quot;};&quot;);COM.MICROSOFT.CONCAT(CHAR(34);[$VALUES.K5];CHAR(34);&quot;,&quot;))" office:value-type="string" office:string-value="&quot;N_LAYER_2L&quot;," calcext:value-type="string">
            <text:p>"N_LAYER_2L",</text:p>
          </table:table-cell>
          <table:table-cell table:number-columns-repeated="12"/>
        </table:table-row>
        <table:table-row table:style-name="ro1">
          <table:table-cell table:formula="of:=IF(ISBLANK([$VALUES.K6]);IF(OR([.A317]=&quot;};&quot;;ISBLANK([.A317]);[.A317]=&quot;&quot;);&quot;&quot;;&quot;};&quot;);COM.MICROSOFT.CONCAT(CHAR(34);[$VALUES.K6];CHAR(34);&quot;,&quot;))" office:value-type="string" office:string-value="&quot;N_LAYER_2U&quot;," calcext:value-type="string">
            <text:p>"N_LAYER_2U",</text:p>
          </table:table-cell>
          <table:table-cell table:number-columns-repeated="12"/>
        </table:table-row>
        <table:table-row table:style-name="ro1">
          <table:table-cell table:formula="of:=IF(ISBLANK([$VALUES.K7]);IF(OR([.A318]=&quot;};&quot;;ISBLANK([.A318]);[.A318]=&quot;&quot;);&quot;&quot;;&quot;};&quot;);COM.MICROSOFT.CONCAT(CHAR(34);[$VALUES.K7];CHAR(34);&quot;,&quot;))" office:value-type="string" office:string-value="&quot;N_LAYER_2B&quot;," calcext:value-type="string">
            <text:p>"N_LAYER_2B",</text:p>
          </table:table-cell>
          <table:table-cell table:number-columns-repeated="12"/>
        </table:table-row>
        <table:table-row table:style-name="ro1">
          <table:table-cell table:formula="of:=IF(ISBLANK([$VALUES.K8]);IF(OR([.A319]=&quot;};&quot;;ISBLANK([.A319]);[.A319]=&quot;&quot;);&quot;&quot;;&quot;};&quot;);COM.MICROSOFT.CONCAT(CHAR(34);[$VALUES.K8];CHAR(34);&quot;,&quot;))" office:value-type="string" office:string-value="&quot;N_LAYER_3&quot;," calcext:value-type="string">
            <text:p>"N_LAYER_3",</text:p>
          </table:table-cell>
          <table:table-cell table:number-columns-repeated="12"/>
        </table:table-row>
        <table:table-row table:style-name="ro1">
          <table:table-cell table:formula="of:=IF(ISBLANK([$VALUES.K9]);IF(OR([.A320]=&quot;};&quot;;ISBLANK([.A320]);[.A320]=&quot;&quot;);&quot;&quot;;&quot;};&quot;);COM.MICROSOFT.CONCAT(CHAR(34);[$VALUES.K9];CHAR(34);&quot;,&quot;))" office:value-type="string" office:string-value="&quot;N_LAYER_4U&quot;," calcext:value-type="string">
            <text:p>"N_LAYER_4U",</text:p>
          </table:table-cell>
          <table:table-cell table:number-columns-repeated="12"/>
        </table:table-row>
        <table:table-row table:style-name="ro1">
          <table:table-cell table:formula="of:=IF(ISBLANK([$VALUES.K10]);IF(OR([.A321]=&quot;};&quot;;ISBLANK([.A321]);[.A321]=&quot;&quot;);&quot;&quot;;&quot;};&quot;);COM.MICROSOFT.CONCAT(CHAR(34);[$VALUES.K10];CHAR(34);&quot;,&quot;))" office:value-type="string" office:string-value="&quot;N_LAYER_4L&quot;," calcext:value-type="string">
            <text:p>"N_LAYER_4L",</text:p>
          </table:table-cell>
          <table:table-cell table:number-columns-repeated="12"/>
        </table:table-row>
        <table:table-row table:style-name="ro1">
          <table:table-cell table:formula="of:=IF(ISBLANK([$VALUES.K11]);IF(OR([.A322]=&quot;};&quot;;ISBLANK([.A322]);[.A322]=&quot;&quot;);&quot;&quot;;&quot;};&quot;);COM.MICROSOFT.CONCAT(CHAR(34);[$VALUES.K11];CHAR(34);&quot;,&quot;))" office:value-type="string" office:string-value="&quot;N_LAYER_4D&quot;," calcext:value-type="string">
            <text:p>"N_LAYER_4D",</text:p>
          </table:table-cell>
          <table:table-cell table:number-columns-repeated="12"/>
        </table:table-row>
        <table:table-row table:style-name="ro1">
          <table:table-cell table:formula="of:=IF(ISBLANK([$VALUES.K11]);IF(OR([.A323]=&quot;};&quot;;ISBLANK([.A323]);[.A323]=&quot;&quot;);&quot;&quot;;&quot;};&quot;);COM.MICROSOFT.CONCAT(CHAR(34);[$VALUES.K11];CHAR(34);&quot;,&quot;))" office:value-type="string" office:string-value="&quot;N_LAYER_4D&quot;," calcext:value-type="string">
            <text:p>"N_LAYER_4D",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ruct {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const uint8_t inputNumber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const bool isEncoder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const uint16_t layerMapping[N_LAYERS]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} const mappingStruct[N_INPUTS] PROGMEM = { // USE SAME ORDER FROM DEFINITION OF N_(ENC|BUTTON)_*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inputNumber</text:p>
          </table:table-cell>
          <table:table-cell office:value-type="string" calcext:value-type="string">
            <text:p>isEncoder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N_LAYER_1</text:p>
          </table:table-cell>
          <table:table-cell office:value-type="string" calcext:value-type="string">
            <text:p>N_LAYER_2L</text:p>
          </table:table-cell>
          <table:table-cell office:value-type="string" calcext:value-type="string">
            <text:p>N_LAYER_2U</text:p>
          </table:table-cell>
          <table:table-cell office:value-type="string" calcext:value-type="string">
            <text:p>N_LAYER_2B</text:p>
          </table:table-cell>
          <table:table-cell office:value-type="string" calcext:value-type="string">
            <text:p>N_LAYER_3</text:p>
          </table:table-cell>
          <table:table-cell office:value-type="string" calcext:value-type="string">
            <text:p>N_LAYER_4U</text:p>
          </table:table-cell>
          <table:table-cell office:value-type="string" calcext:value-type="string">
            <text:p>N_LAYER_4L</text:p>
          </table:table-cell>
          <table:table-cell office:value-type="string" calcext:value-type="string">
            <text:p>N_LAYER_4D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MAG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3]));&quot;,&quot;)" office:value-type="string" office:string-value="CC_ROTATION," calcext:value-type="string">
            <text:p>CC_ROTATION,</text:p>
          </table:table-cell>
          <table:table-cell table:style-name="ce1" table:formula="of:=COM.MICROSOFT.CONCAT(INDIRECT(COM.MICROSOFT.CONCAT(&quot;$&quot;;[.F$332];&quot;.&quot;;[$VALUES.$AB3]));&quot;,&quot;)" office:value-type="string" office:string-value="CC_NEG_SCAN_BIAS," calcext:value-type="string">
            <text:p>CC_NEG_SCAN_BIAS,</text:p>
          </table:table-cell>
          <table:table-cell table:style-name="ce1" table:formula="of:=COM.MICROSOFT.CONCAT(INDIRECT(COM.MICROSOFT.CONCAT(&quot;$&quot;;[.G$332];&quot;.&quot;;[$VALUES.$AB3]));&quot;,&quot;)" office:value-type="string" office:string-value="CC_NEG_SCAN_BIAS," calcext:value-type="string">
            <text:p>CC_NEG_SCAN_BIAS,</text:p>
          </table:table-cell>
          <table:table-cell table:style-name="ce1" table:formula="of:=COM.MICROSOFT.CONCAT(INDIRECT(COM.MICROSOFT.CONCAT(&quot;$&quot;;[.H$332];&quot;.&quot;;[$VALUES.$AB3]));&quot;,&quot;)" office:value-type="string" office:string-value="CC_NEG_SCAN_BIAS," calcext:value-type="string">
            <text:p>CC_NEG_SCAN_BIAS,</text:p>
          </table:table-cell>
          <table:table-cell table:style-name="ce1" table:formula="of:=COM.MICROSOFT.CONCAT(INDIRECT(COM.MICROSOFT.CONCAT(&quot;$&quot;;[.I$332];&quot;.&quot;;[$VALUES.$AB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K$332];&quot;.&quot;;[$VALUES.$AB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L$332];&quot;.&quot;;[$VALUES.$AB3]));&quot;,&quot;)" office:value-type="string" office:string-value="NO_ACTION," calcext:value-type="string">
            <text:p>NO_AC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UP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4]));&quot;,&quot;)" office:value-type="string" office:string-value="CC_CROP_UP," calcext:value-type="string">
            <text:p>CC_CROP_UP,</text:p>
          </table:table-cell>
          <table:table-cell table:style-name="ce1" table:formula="of:=COM.MICROSOFT.CONCAT(INDIRECT(COM.MICROSOFT.CONCAT(&quot;$&quot;;[.F$332];&quot;.&quot;;[$VALUES.$AB4]));&quot;,&quot;)" office:value-type="string" office:string-value="CC_NEG_DMIN_R," calcext:value-type="string">
            <text:p>CC_NEG_DMIN_R,</text:p>
          </table:table-cell>
          <table:table-cell table:style-name="ce1" table:formula="of:=COM.MICROSOFT.CONCAT(INDIRECT(COM.MICROSOFT.CONCAT(&quot;$&quot;;[.G$332];&quot;.&quot;;[$VALUES.$AB4]));&quot;,&quot;)" office:value-type="string" office:string-value="CC_NEG_SHADOW_RED_OFFSET," calcext:value-type="string">
            <text:p>CC_NEG_SHADOW_RED_OFFSET,</text:p>
          </table:table-cell>
          <table:table-cell table:style-name="ce1" table:formula="of:=COM.MICROSOFT.CONCAT(INDIRECT(COM.MICROSOFT.CONCAT(&quot;$&quot;;[.H$332];&quot;.&quot;;[$VALUES.$AB4]));&quot;,&quot;)" office:value-type="string" office:string-value="CC_NEG_HIGHLIGHTS_RED_OFFSET," calcext:value-type="string">
            <text:p>CC_NEG_HIGHLIGHTS_RED_OFFSET,</text:p>
          </table:table-cell>
          <table:table-cell table:style-name="ce1" table:formula="of:=COM.MICROSOFT.CONCAT(INDIRECT(COM.MICROSOFT.CONCAT(&quot;$&quot;;[.I$332];&quot;.&quot;;[$VALUES.$AB4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4]));&quot;,&quot;)" office:value-type="string" office:string-value="CC_COLOR_BALANCE_SHADOWS_FACTOR," calcext:value-type="string">
            <text:p>CC_COLOR_BALANCE_SHADOWS_FACTOR,</text:p>
          </table:table-cell>
          <table:table-cell table:style-name="ce1" table:formula="of:=COM.MICROSOFT.CONCAT(INDIRECT(COM.MICROSOFT.CONCAT(&quot;$&quot;;[.K$332];&quot;.&quot;;[$VALUES.$AB4]));&quot;,&quot;)" office:value-type="string" office:string-value="CC_COLOR_BALANCE_MIDS_FACTOR," calcext:value-type="string">
            <text:p>CC_COLOR_BALANCE_MIDS_FACTOR,</text:p>
          </table:table-cell>
          <table:table-cell table:style-name="ce1" table:formula="of:=COM.MICROSOFT.CONCAT(INDIRECT(COM.MICROSOFT.CONCAT(&quot;$&quot;;[.L$332];&quot;.&quot;;[$VALUES.$AB4]));&quot;,&quot;)" office:value-type="string" office:string-value="CC_COLOR_BALANCE_HIGHLIGHTS_FACTOR," calcext:value-type="string">
            <text:p>CC_COLOR_BALANCE_HIGHLIGHTS_FACTOR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DOWN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5]));&quot;,&quot;)" office:value-type="string" office:string-value="CC_CROP_DOWN," calcext:value-type="string">
            <text:p>CC_CROP_DOWN,</text:p>
          </table:table-cell>
          <table:table-cell table:style-name="ce1" table:formula="of:=COM.MICROSOFT.CONCAT(INDIRECT(COM.MICROSOFT.CONCAT(&quot;$&quot;;[.F$332];&quot;.&quot;;[$VALUES.$AB5]));&quot;,&quot;)" office:value-type="string" office:string-value="CC_NEG_DMIN_B," calcext:value-type="string">
            <text:p>CC_NEG_DMIN_B,</text:p>
          </table:table-cell>
          <table:table-cell table:style-name="ce1" table:formula="of:=COM.MICROSOFT.CONCAT(INDIRECT(COM.MICROSOFT.CONCAT(&quot;$&quot;;[.G$332];&quot;.&quot;;[$VALUES.$AB5]));&quot;,&quot;)" office:value-type="string" office:string-value="CC_NEG_SHADOW_BLUE_OFFSET," calcext:value-type="string">
            <text:p>CC_NEG_SHADOW_BLUE_OFFSET,</text:p>
          </table:table-cell>
          <table:table-cell table:style-name="ce1" table:formula="of:=COM.MICROSOFT.CONCAT(INDIRECT(COM.MICROSOFT.CONCAT(&quot;$&quot;;[.H$332];&quot;.&quot;;[$VALUES.$AB5]));&quot;,&quot;)" office:value-type="string" office:string-value="CC_NEG_HIGHLIGHTS_BLUE_OFFSET," calcext:value-type="string">
            <text:p>CC_NEG_HIGHLIGHTS_BLUE_OFFSET,</text:p>
          </table:table-cell>
          <table:table-cell table:style-name="ce1" table:formula="of:=COM.MICROSOFT.CONCAT(INDIRECT(COM.MICROSOFT.CONCAT(&quot;$&quot;;[.I$332];&quot;.&quot;;[$VALUES.$AB5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5]));&quot;,&quot;)" office:value-type="string" office:string-value="CC_COLOR_BALANCE_SHADOWS_SATURATION," calcext:value-type="string">
            <text:p>CC_COLOR_BALANCE_SHADOWS_SATURATION,</text:p>
          </table:table-cell>
          <table:table-cell table:style-name="ce1" table:formula="of:=COM.MICROSOFT.CONCAT(INDIRECT(COM.MICROSOFT.CONCAT(&quot;$&quot;;[.K$332];&quot;.&quot;;[$VALUES.$AB5]));&quot;,&quot;)" office:value-type="string" office:string-value="CC_COLOR_BALANCE_MIDS_SATURATION," calcext:value-type="string">
            <text:p>CC_COLOR_BALANCE_MIDS_SATURATION,</text:p>
          </table:table-cell>
          <table:table-cell table:style-name="ce1" table:formula="of:=COM.MICROSOFT.CONCAT(INDIRECT(COM.MICROSOFT.CONCAT(&quot;$&quot;;[.L$332];&quot;.&quot;;[$VALUES.$AB5]));&quot;,&quot;)" office:value-type="string" office:string-value="CC_COLOR_BALANCE_HIGHLIGTHS_SATURATION," calcext:value-type="string">
            <text:p>CC_COLOR_BALANCE_HIGHLIGTHS_SATURA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LEFT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6]));&quot;,&quot;)" office:value-type="string" office:string-value="CC_CROP_LEFT," calcext:value-type="string">
            <text:p>CC_CROP_LEFT,</text:p>
          </table:table-cell>
          <table:table-cell table:style-name="ce1" table:formula="of:=COM.MICROSOFT.CONCAT(INDIRECT(COM.MICROSOFT.CONCAT(&quot;$&quot;;[.F$332];&quot;.&quot;;[$VALUES.$AB6]));&quot;,&quot;)" office:value-type="string" office:string-value="CC_NEG_DMIN_G," calcext:value-type="string">
            <text:p>CC_NEG_DMIN_G,</text:p>
          </table:table-cell>
          <table:table-cell table:style-name="ce1" table:formula="of:=COM.MICROSOFT.CONCAT(INDIRECT(COM.MICROSOFT.CONCAT(&quot;$&quot;;[.G$332];&quot;.&quot;;[$VALUES.$AB6]));&quot;,&quot;)" office:value-type="string" office:string-value="CC_NEG_SHADOW_GREEN_OFFSET," calcext:value-type="string">
            <text:p>CC_NEG_SHADOW_GREEN_OFFSET,</text:p>
          </table:table-cell>
          <table:table-cell table:style-name="ce1" table:formula="of:=COM.MICROSOFT.CONCAT(INDIRECT(COM.MICROSOFT.CONCAT(&quot;$&quot;;[.H$332];&quot;.&quot;;[$VALUES.$AB6]));&quot;,&quot;)" office:value-type="string" office:string-value="CC_NEG_HIGHLIGHTS_GREEN_OFFSET," calcext:value-type="string">
            <text:p>CC_NEG_HIGHLIGHTS_GREEN_OFFSET,</text:p>
          </table:table-cell>
          <table:table-cell table:style-name="ce1" table:formula="of:=COM.MICROSOFT.CONCAT(INDIRECT(COM.MICROSOFT.CONCAT(&quot;$&quot;;[.I$332];&quot;.&quot;;[$VALUES.$AB6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6]));&quot;,&quot;)" office:value-type="string" office:string-value="CC_COLOR_BALANCE_SHADOWS_HUE," calcext:value-type="string">
            <text:p>CC_COLOR_BALANCE_SHADOWS_HUE,</text:p>
          </table:table-cell>
          <table:table-cell table:style-name="ce1" table:formula="of:=COM.MICROSOFT.CONCAT(INDIRECT(COM.MICROSOFT.CONCAT(&quot;$&quot;;[.K$332];&quot;.&quot;;[$VALUES.$AB6]));&quot;,&quot;)" office:value-type="string" office:string-value="CC_COLOR_BALANCE_MIDS_HUE," calcext:value-type="string">
            <text:p>CC_COLOR_BALANCE_MIDS_HUE,</text:p>
          </table:table-cell>
          <table:table-cell table:style-name="ce1" table:formula="of:=COM.MICROSOFT.CONCAT(INDIRECT(COM.MICROSOFT.CONCAT(&quot;$&quot;;[.L$332];&quot;.&quot;;[$VALUES.$AB6]));&quot;,&quot;)" office:value-type="string" office:string-value="CC_COLOR_BALANCE_HIGHLIGHTS_HUE," calcext:value-type="string">
            <text:p>CC_COLOR_BALANCE_HIGHLIGHTS_HUE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RIGHT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7]));&quot;,&quot;)" office:value-type="string" office:string-value="CC_CROP_RIGHT," calcext:value-type="string">
            <text:p>CC_CROP_RIGHT,</text:p>
          </table:table-cell>
          <table:table-cell table:style-name="ce1" table:formula="of:=COM.MICROSOFT.CONCAT(INDIRECT(COM.MICROSOFT.CONCAT(&quot;$&quot;;[.F$332];&quot;.&quot;;[$VALUES.$AB7]));&quot;,&quot;)" office:value-type="string" office:string-value="CC_NEG_DMAX," calcext:value-type="string">
            <text:p>CC_NEG_DMAX,</text:p>
          </table:table-cell>
          <table:table-cell table:style-name="ce1" table:formula="of:=COM.MICROSOFT.CONCAT(INDIRECT(COM.MICROSOFT.CONCAT(&quot;$&quot;;[.G$332];&quot;.&quot;;[$VALUES.$AB7]));&quot;,&quot;)" office:value-type="string" office:string-value="CC_NEG_DMAX," calcext:value-type="string">
            <text:p>CC_NEG_DMAX,</text:p>
          </table:table-cell>
          <table:table-cell table:style-name="ce1" table:formula="of:=COM.MICROSOFT.CONCAT(INDIRECT(COM.MICROSOFT.CONCAT(&quot;$&quot;;[.H$332];&quot;.&quot;;[$VALUES.$AB7]));&quot;,&quot;)" office:value-type="string" office:string-value="CC_NEG_DMAX," calcext:value-type="string">
            <text:p>CC_NEG_DMAX,</text:p>
          </table:table-cell>
          <table:table-cell table:style-name="ce1" table:formula="of:=COM.MICROSOFT.CONCAT(INDIRECT(COM.MICROSOFT.CONCAT(&quot;$&quot;;[.I$332];&quot;.&quot;;[$VALUES.$AB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7]));&quot;,&quot;)" office:value-type="string" office:string-value="CC_COLOR_BALANCE_CONTRAST," calcext:value-type="string">
            <text:p>CC_COLOR_BALANCE_CONTRAST,</text:p>
          </table:table-cell>
          <table:table-cell table:style-name="ce1" table:formula="of:=COM.MICROSOFT.CONCAT(INDIRECT(COM.MICROSOFT.CONCAT(&quot;$&quot;;[.K$332];&quot;.&quot;;[$VALUES.$AB7]));&quot;,&quot;)" office:value-type="string" office:string-value="CC_COLOR_BALANCE_CONTRAST," calcext:value-type="string">
            <text:p>CC_COLOR_BALANCE_CONTRAST,</text:p>
          </table:table-cell>
          <table:table-cell table:style-name="ce1" table:formula="of:=COM.MICROSOFT.CONCAT(INDIRECT(COM.MICROSOFT.CONCAT(&quot;$&quot;;[.L$332];&quot;.&quot;;[$VALUES.$AB7]));&quot;,&quot;)" office:value-type="string" office:string-value="CC_COLOR_BALANCE_CONTRAST," calcext:value-type="string">
            <text:p>CC_COLOR_BALANCE_CONTRAST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UP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8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32];&quot;.&quot;;[$VALUES.$AB8]));&quot;,&quot;)" office:value-type="string" office:string-value="N_LAYER_2U," calcext:value-type="string">
            <text:p>N_LAYER_2U,</text:p>
          </table:table-cell>
          <table:table-cell table:style-name="ce1" table:formula="of:=COM.MICROSOFT.CONCAT(INDIRECT(COM.MICROSOFT.CONCAT(&quot;$&quot;;[.G$332];&quot;.&quot;;[$VALUES.$AB8]));&quot;,&quot;)" office:value-type="string" office:string-value="N_LAYER_2U," calcext:value-type="string">
            <text:p>N_LAYER_2U,</text:p>
          </table:table-cell>
          <table:table-cell table:style-name="ce1" table:formula="of:=COM.MICROSOFT.CONCAT(INDIRECT(COM.MICROSOFT.CONCAT(&quot;$&quot;;[.H$332];&quot;.&quot;;[$VALUES.$AB8]));&quot;,&quot;)" office:value-type="string" office:string-value="N_LAYER_2U," calcext:value-type="string">
            <text:p>N_LAYER_2U,</text:p>
          </table:table-cell>
          <table:table-cell table:style-name="ce1" table:formula="of:=COM.MICROSOFT.CONCAT(INDIRECT(COM.MICROSOFT.CONCAT(&quot;$&quot;;[.I$332];&quot;.&quot;;[$VALUES.$AB8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8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K$332];&quot;.&quot;;[$VALUES.$AB8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L$332];&quot;.&quot;;[$VALUES.$AB8]));&quot;,&quot;)" office:value-type="string" office:string-value="N_LAYER_4U," calcext:value-type="string">
            <text:p>N_LAYER_4U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DOWN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9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32];&quot;.&quot;;[$VALUES.$AB9]));&quot;,&quot;)" office:value-type="string" office:string-value="N_LAYER_2B," calcext:value-type="string">
            <text:p>N_LAYER_2B,</text:p>
          </table:table-cell>
          <table:table-cell table:style-name="ce1" table:formula="of:=COM.MICROSOFT.CONCAT(INDIRECT(COM.MICROSOFT.CONCAT(&quot;$&quot;;[.G$332];&quot;.&quot;;[$VALUES.$AB9]));&quot;,&quot;)" office:value-type="string" office:string-value="N_LAYER_2B," calcext:value-type="string">
            <text:p>N_LAYER_2B,</text:p>
          </table:table-cell>
          <table:table-cell table:style-name="ce1" table:formula="of:=COM.MICROSOFT.CONCAT(INDIRECT(COM.MICROSOFT.CONCAT(&quot;$&quot;;[.H$332];&quot;.&quot;;[$VALUES.$AB9]));&quot;,&quot;)" office:value-type="string" office:string-value="N_LAYER_2B," calcext:value-type="string">
            <text:p>N_LAYER_2B,</text:p>
          </table:table-cell>
          <table:table-cell table:style-name="ce1" table:formula="of:=COM.MICROSOFT.CONCAT(INDIRECT(COM.MICROSOFT.CONCAT(&quot;$&quot;;[.I$332];&quot;.&quot;;[$VALUES.$AB9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9]));&quot;,&quot;)" office:value-type="string" office:string-value="N_LAYER_4D," calcext:value-type="string">
            <text:p>N_LAYER_4D,</text:p>
          </table:table-cell>
          <table:table-cell table:style-name="ce1" table:formula="of:=COM.MICROSOFT.CONCAT(INDIRECT(COM.MICROSOFT.CONCAT(&quot;$&quot;;[.K$332];&quot;.&quot;;[$VALUES.$AB9]));&quot;,&quot;)" office:value-type="string" office:string-value="N_LAYER_4D," calcext:value-type="string">
            <text:p>N_LAYER_4D,</text:p>
          </table:table-cell>
          <table:table-cell table:style-name="ce1" table:formula="of:=COM.MICROSOFT.CONCAT(INDIRECT(COM.MICROSOFT.CONCAT(&quot;$&quot;;[.L$332];&quot;.&quot;;[$VALUES.$AB9]));&quot;,&quot;)" office:value-type="string" office:string-value="N_LAYER_4D," calcext:value-type="string">
            <text:p>N_LAYER_4D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LEFT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0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32];&quot;.&quot;;[$VALUES.$AB10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G$332];&quot;.&quot;;[$VALUES.$AB10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H$332];&quot;.&quot;;[$VALUES.$AB10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I$332];&quot;.&quot;;[$VALUES.$AB10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10]));&quot;,&quot;)" office:value-type="string" office:string-value="N_LAYER_4L," calcext:value-type="string">
            <text:p>N_LAYER_4L,</text:p>
          </table:table-cell>
          <table:table-cell table:style-name="ce1" table:formula="of:=COM.MICROSOFT.CONCAT(INDIRECT(COM.MICROSOFT.CONCAT(&quot;$&quot;;[.K$332];&quot;.&quot;;[$VALUES.$AB10]));&quot;,&quot;)" office:value-type="string" office:string-value="N_LAYER_4L," calcext:value-type="string">
            <text:p>N_LAYER_4L,</text:p>
          </table:table-cell>
          <table:table-cell table:style-name="ce1" table:formula="of:=COM.MICROSOFT.CONCAT(INDIRECT(COM.MICROSOFT.CONCAT(&quot;$&quot;;[.L$332];&quot;.&quot;;[$VALUES.$AB10]));&quot;,&quot;)" office:value-type="string" office:string-value="N_LAYER_4L," calcext:value-type="string">
            <text:p>N_LAYER_4L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RIGHT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32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G$332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H$332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I$332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K$332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L$332];&quot;.&quot;;[$VALUES.$AB11]));&quot;,&quot;)" office:value-type="string" office:string-value="NO_ACTION," calcext:value-type="string">
            <text:p>NO_AC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F$332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G$332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H$332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I$332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J$332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K$332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L$332];&quot;.&quot;;[$VALUES.$AB12]));&quot;,&quot;)" office:value-type="string" office:string-value="NOTE_ROTATE_L," calcext:value-type="string">
            <text:p>NOTE_ROTATE_L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2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32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G$332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H$332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I$332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K$332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L$332];&quot;.&quot;;[$VALUES.$AB13]));&quot;,&quot;)" office:value-type="string" office:string-value="NO_ACTION," calcext:value-type="string">
            <text:p>NO_AC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3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F$332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G$332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H$332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I$332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J$332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K$332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L$332];&quot;.&quot;;[$VALUES.$AB14]));&quot;,&quot;)" office:value-type="string" office:string-value="NOTE_LIGHTTABLE," calcext:value-type="string">
            <text:p>NOTE_LIGHTTABLE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4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F$332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G$332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H$332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I$332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J$332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K$332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L$332];&quot;.&quot;;[$VALUES.$AB15]));&quot;,&quot;)" office:value-type="string" office:string-value="NOTE_PREVIOUS," calcext:value-type="string">
            <text:p>NOTE_PREVIOUS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5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F$332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G$332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H$332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I$332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J$332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K$332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L$332];&quot;.&quot;;[$VALUES.$AB16]));&quot;,&quot;)" office:value-type="string" office:string-value="NOTE_ROTATE_R," calcext:value-type="string">
            <text:p>NOTE_ROTATE_R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6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32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G$332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H$332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I$332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32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K$332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L$332];&quot;.&quot;;[$VALUES.$AB17]));&quot;,&quot;)" office:value-type="string" office:string-value="NO_ACTION," calcext:value-type="string">
            <text:p>NO_AC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7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F$332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G$332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H$332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I$332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J$332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K$332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L$332];&quot;.&quot;;[$VALUES.$AB18]));&quot;,&quot;)" office:value-type="string" office:string-value="NOTE_DARKROOM," calcext:value-type="string">
            <text:p>NOTE_DARKROOM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8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F$332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G$332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H$332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I$332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J$332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K$332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L$332];&quot;.&quot;;[$VALUES.$AB19]));&quot;,&quot;)" office:value-type="string" office:string-value="NOTE_NEXT," calcext:value-type="string">
            <text:p>NOTE_NEXT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9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F$332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G$332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H$332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I$332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J$332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K$332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L$332];&quot;.&quot;;[$VALUES.$AB20]));&quot;,&quot;)" office:value-type="string" office:string-value="N_LAYER_1," calcext:value-type="string">
            <text:p>N_LAYER_1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0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F$332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G$332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H$332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I$332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J$332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K$332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L$332];&quot;.&quot;;[$VALUES.$AB21]));&quot;,&quot;)" office:value-type="string" office:string-value="N_LAYER_2L," calcext:value-type="string">
            <text:p>N_LAYER_2L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1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F$332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G$332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H$332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I$332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J$332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K$332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L$332];&quot;.&quot;;[$VALUES.$AB22]));&quot;,&quot;)" office:value-type="string" office:string-value="N_LAYER_3," calcext:value-type="string">
            <text:p>N_LAYER_3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2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32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F$332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G$332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H$332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I$332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J$332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K$332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L$332];&quot;.&quot;;[$VALUES.$AB23]));&quot;,&quot;)" office:value-type="string" office:string-value="N_LAYER_4U," calcext:value-type="string">
            <text:p>N_LAYER_4U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};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endif</text:p>
          </table:table-cell>
          <table:table-cell table:number-columns-repeated="12"/>
        </table:table-row>
      </table:table>
      <table:table table:name="VALU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3"/>
        <table:table-column table:style-name="co14" table:default-cell-style-name="Default"/>
        <table:table-column table:style-name="co12" table:default-cell-style-name="ce8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8" table:number-columns-repeated="2" table:default-cell-style-name="Default"/>
        <table:table-column table:style-name="co1" table:number-columns-repeated="10" table:default-cell-style-name="Default"/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//</text:p>
          </table:table-cell>
          <table:table-cell table:style-name="ce5" office:value-type="string" calcext:value-type="string">
            <text:p><text:s text:c="8"/>//NOTES</text:p>
          </table:table-cell>
          <table:table-cell table:style-name="ce7" office:value-type="string" calcext:value-type="string">
            <text:p>Code</text:p>
          </table:table-cell>
          <table:table-cell/>
          <table:table-cell table:style-name="ce2" office:value-type="string" calcext:value-type="string">
            <text:p>//</text:p>
          </table:table-cell>
          <table:table-cell table:style-name="ce5" office:value-type="string" calcext:value-type="string">
            <text:p>//Controller Change</text:p>
          </table:table-cell>
          <table:table-cell table:style-name="ce7" office:value-type="string" calcext:value-type="string">
            <text:p>Code</text:p>
          </table:table-cell>
          <table:table-cell/>
          <table:table-cell table:style-name="ce2" office:value-type="string" calcext:value-type="string">
            <text:p>//</text:p>
          </table:table-cell>
          <table:table-cell table:style-name="ce5" office:value-type="string" calcext:value-type="string">
            <text:p>//LAYERS</text:p>
          </table:table-cell>
          <table:table-cell table:style-name="ce7" office:value-type="string" calcext:value-type="string">
            <text:p>CODE</text:p>
          </table:table-cell>
          <table:table-cell/>
          <table:table-cell table:style-name="ce2" office:value-type="string" calcext:value-type="string">
            <text:p>//</text:p>
          </table:table-cell>
          <table:table-cell table:style-name="ce5" office:value-type="string" calcext:value-type="string">
            <text:p>//LAYERS</text:p>
          </table:table-cell>
          <table:table-cell table:style-name="ce7"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NOTELAYER_OPTIONS</text:p>
          </table:table-cell>
          <table:table-cell table:number-columns-repeated="8"/>
          <table:table-cell office:value-type="string" calcext:value-type="string">
            <text:p>ORDERED_KEY_REFERENCES</text:p>
          </table:table-cell>
        </table:table-row>
        <table:table-row table:style-name="ro1">
          <table:table-cell/>
          <table:table-cell table:style-name="ce3" table:formula="of:=IF(OR(LEFT(TRIM([.C3]);5)=&quot;NOTE_&quot;;TRIM([.C3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O_ACTIO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IF(OR(LEFT(TRIM([.G3]);3)=&quot;CC_&quot;;TRIM([.G3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O_AC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IF(LEFT(TRIM([.K3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LAYERS</text:p>
          </table:table-cell>
          <table:table-cell table:style-name="ce8" table:formula="of:=COUNTIF([.K4:.K17];&quot;N_*&quot;)" office:value-type="float" office:value="8" calcext:value-type="float">
            <text:p>8</text:p>
          </table:table-cell>
          <table:table-cell/>
          <table:table-cell table:formula="of:=IF(LEFT(TRIM([.O3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INPUTS</text:p>
          </table:table-cell>
          <table:table-cell table:formula="of:=COUNTIF([.O4:.O28];&quot;N_*&quot;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N_LAYER_1</text:p>
          </table:table-cell>
          <table:table-cell table:number-columns-repeated="8"/>
          <table:table-cell office:value-type="string" calcext:value-type="string">
            <text:p>K5</text:p>
          </table:table-cell>
        </table:table-row>
        <table:table-row table:style-name="ro1">
          <table:table-cell/>
          <table:table-cell table:style-name="ce3" table:formula="of:=IF(OR(LEFT(TRIM([.C4]);5)=&quot;NOTE_&quot;;TRIM([.C4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OTE_ROTATE_L</text:p>
          </table:table-cell>
          <table:table-cell table:style-name="ce8" table:formula="of:=IF(LEFT(TRIM([.C4]);5)=&quot;NOTE_&quot;;MAX([.D3]+1;0);&quot;&quot;)" office:value-type="float" office:value="1" calcext:value-type="float">
            <text:p>1</text:p>
          </table:table-cell>
          <table:table-cell/>
          <table:table-cell table:formula="of:=IF(OR(LEFT(TRIM([.G4]);3)=&quot;CC_&quot;;TRIM([.G4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ROTATION</text:p>
          </table:table-cell>
          <table:table-cell table:formula="of:=IF(LEFT(TRIM([.G4]);3)=&quot;CC_&quot;;MAX([.H3]+1;0);&quot;&quot;)" office:value-type="float" office:value="1" calcext:value-type="float">
            <text:p>1</text:p>
          </table:table-cell>
          <table:table-cell/>
          <table:table-cell table:style-name="ce3" table:formula="of:=IF(LEFT(TRIM([.K4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LAYER_1</text:p>
          </table:table-cell>
          <table:table-cell table:style-name="ce8" table:formula="of:=IF(LEFT(TRIM([.K4]);2)=&quot;N_&quot;;MAX([.L3]+1;128);&quot;&quot;)" office:value-type="float" office:value="128" calcext:value-type="float">
            <text:p>128</text:p>
          </table:table-cell>
          <table:table-cell/>
          <table:table-cell table:formula="of:=IF(LEFT(TRIM([.O4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ENC_MA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_LAYER_2L</text:p>
          </table:table-cell>
          <table:table-cell table:number-columns-repeated="8"/>
          <table:table-cell office:value-type="string" calcext:value-type="string">
            <text:p>K9</text:p>
          </table:table-cell>
        </table:table-row>
        <table:table-row table:style-name="ro1">
          <table:table-cell/>
          <table:table-cell table:style-name="ce3" table:formula="of:=IF(OR(LEFT(TRIM([.C5]);5)=&quot;NOTE_&quot;;TRIM([.C5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OTE_ROTATE_R</text:p>
          </table:table-cell>
          <table:table-cell table:style-name="ce8" table:formula="of:=IF(LEFT(TRIM([.C5]);5)=&quot;NOTE_&quot;;MAX([.D4]+1;0);&quot;&quot;)" office:value-type="float" office:value="2" calcext:value-type="float">
            <text:p>2</text:p>
          </table:table-cell>
          <table:table-cell/>
          <table:table-cell table:formula="of:=IF(OR(LEFT(TRIM([.G5]);3)=&quot;CC_&quot;;TRIM([.G5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ROP_UP</text:p>
          </table:table-cell>
          <table:table-cell table:formula="of:=IF(LEFT(TRIM([.G5]);3)=&quot;CC_&quot;;MAX([.H4]+1;0);&quot;&quot;)" office:value-type="float" office:value="2" calcext:value-type="float">
            <text:p>2</text:p>
          </table:table-cell>
          <table:table-cell/>
          <table:table-cell table:style-name="ce3" table:formula="of:=IF(LEFT(TRIM([.K5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LAYER_2L</text:p>
          </table:table-cell>
          <table:table-cell table:style-name="ce8" table:formula="of:=IF(LEFT(TRIM([.K5]);2)=&quot;N_&quot;;MAX([.L4]+1;128);&quot;&quot;)" office:value-type="float" office:value="129" calcext:value-type="float">
            <text:p>129</text:p>
          </table:table-cell>
          <table:table-cell/>
          <table:table-cell table:formula="of:=IF(LEFT(TRIM([.O5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ENC_UP</text:p>
          </table:table-cell>
          <table:table-cell table:formula="of:=IF(LEFT(TRIM([.O5]);2)=&quot;N_&quot;;[.P4]+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_LAYER_2U</text:p>
          </table:table-cell>
          <table:table-cell table:number-columns-repeated="8"/>
          <table:table-cell office:value-type="string" calcext:value-type="string">
            <text:p>K13</text:p>
          </table:table-cell>
        </table:table-row>
        <table:table-row table:style-name="ro1">
          <table:table-cell/>
          <table:table-cell table:style-name="ce3" table:formula="of:=IF(OR(LEFT(TRIM([.C6]);5)=&quot;NOTE_&quot;;TRIM([.C6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OTE_LIGHTTABLE</text:p>
          </table:table-cell>
          <table:table-cell table:style-name="ce8" table:formula="of:=IF(LEFT(TRIM([.C6]);5)=&quot;NOTE_&quot;;MAX([.D5]+1;0);&quot;&quot;)" office:value-type="float" office:value="3" calcext:value-type="float">
            <text:p>3</text:p>
          </table:table-cell>
          <table:table-cell/>
          <table:table-cell table:formula="of:=IF(OR(LEFT(TRIM([.G6]);3)=&quot;CC_&quot;;TRIM([.G6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ROP_DOWN</text:p>
          </table:table-cell>
          <table:table-cell table:formula="of:=IF(LEFT(TRIM([.G6]);3)=&quot;CC_&quot;;MAX([.H5]+1;0);&quot;&quot;)" office:value-type="float" office:value="3" calcext:value-type="float">
            <text:p>3</text:p>
          </table:table-cell>
          <table:table-cell/>
          <table:table-cell table:style-name="ce3" table:formula="of:=IF(LEFT(TRIM([.K6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LAYER_2U</text:p>
          </table:table-cell>
          <table:table-cell table:style-name="ce8" table:formula="of:=IF(LEFT(TRIM([.K6]);2)=&quot;N_&quot;;MAX([.L5]+1;128);&quot;&quot;)" office:value-type="float" office:value="130" calcext:value-type="float">
            <text:p>130</text:p>
          </table:table-cell>
          <table:table-cell/>
          <table:table-cell table:formula="of:=IF(LEFT(TRIM([.O6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ENC_DOWN</text:p>
          </table:table-cell>
          <table:table-cell table:formula="of:=IF(LEFT(TRIM([.O6]);2)=&quot;N_&quot;;[.P5]+1;&quot;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_LAYER_2B</text:p>
          </table:table-cell>
          <table:table-cell table:number-columns-repeated="8"/>
          <table:table-cell office:value-type="string" calcext:value-type="string">
            <text:p>J11</text:p>
          </table:table-cell>
        </table:table-row>
        <table:table-row table:style-name="ro1">
          <table:table-cell/>
          <table:table-cell table:style-name="ce3" table:formula="of:=IF(OR(LEFT(TRIM([.C7]);5)=&quot;NOTE_&quot;;TRIM([.C7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OTE_DARKROOM</text:p>
          </table:table-cell>
          <table:table-cell table:style-name="ce8" table:formula="of:=IF(LEFT(TRIM([.C7]);5)=&quot;NOTE_&quot;;MAX([.D6]+1;0);&quot;&quot;)" office:value-type="float" office:value="4" calcext:value-type="float">
            <text:p>4</text:p>
          </table:table-cell>
          <table:table-cell/>
          <table:table-cell table:formula="of:=IF(OR(LEFT(TRIM([.G7]);3)=&quot;CC_&quot;;TRIM([.G7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ROP_LEFT</text:p>
          </table:table-cell>
          <table:table-cell table:formula="of:=IF(LEFT(TRIM([.G7]);3)=&quot;CC_&quot;;MAX([.H6]+1;0);&quot;&quot;)" office:value-type="float" office:value="4" calcext:value-type="float">
            <text:p>4</text:p>
          </table:table-cell>
          <table:table-cell/>
          <table:table-cell table:style-name="ce3" table:formula="of:=IF(LEFT(TRIM([.K7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LAYER_2B</text:p>
          </table:table-cell>
          <table:table-cell table:style-name="ce8" table:formula="of:=IF(LEFT(TRIM([.K7]);2)=&quot;N_&quot;;MAX([.L6]+1;128);&quot;&quot;)" office:value-type="float" office:value="131" calcext:value-type="float">
            <text:p>131</text:p>
          </table:table-cell>
          <table:table-cell/>
          <table:table-cell table:formula="of:=IF(LEFT(TRIM([.O7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ENC_LEFT</text:p>
          </table:table-cell>
          <table:table-cell table:formula="of:=IF(LEFT(TRIM([.O7]);2)=&quot;N_&quot;;[.P6]+1;&quot;&quot;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_LAYER_3</text:p>
          </table:table-cell>
          <table:table-cell table:number-columns-repeated="8"/>
          <table:table-cell office:value-type="string" calcext:value-type="string">
            <text:p>L11</text:p>
          </table:table-cell>
        </table:table-row>
        <table:table-row table:style-name="ro1">
          <table:table-cell/>
          <table:table-cell table:style-name="ce3" table:formula="of:=IF(OR(LEFT(TRIM([.C8]);5)=&quot;NOTE_&quot;;TRIM([.C8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OTE_PREVIOUS</text:p>
          </table:table-cell>
          <table:table-cell table:style-name="ce8" table:formula="of:=IF(LEFT(TRIM([.C8]);5)=&quot;NOTE_&quot;;MAX([.D7]+1;0);&quot;&quot;)" office:value-type="float" office:value="5" calcext:value-type="float">
            <text:p>5</text:p>
          </table:table-cell>
          <table:table-cell/>
          <table:table-cell table:formula="of:=IF(OR(LEFT(TRIM([.G8]);3)=&quot;CC_&quot;;TRIM([.G8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ROP_RIGHT</text:p>
          </table:table-cell>
          <table:table-cell table:formula="of:=IF(LEFT(TRIM([.G8]);3)=&quot;CC_&quot;;MAX([.H7]+1;0);&quot;&quot;)" office:value-type="float" office:value="5" calcext:value-type="float">
            <text:p>5</text:p>
          </table:table-cell>
          <table:table-cell/>
          <table:table-cell table:style-name="ce3" table:formula="of:=IF(LEFT(TRIM([.K8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LAYER_3</text:p>
          </table:table-cell>
          <table:table-cell table:style-name="ce8" table:formula="of:=IF(LEFT(TRIM([.K8]);2)=&quot;N_&quot;;MAX([.L7]+1;128);&quot;&quot;)" office:value-type="float" office:value="132" calcext:value-type="float">
            <text:p>132</text:p>
          </table:table-cell>
          <table:table-cell/>
          <table:table-cell table:formula="of:=IF(LEFT(TRIM([.O8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ENC_RIGHT</text:p>
          </table:table-cell>
          <table:table-cell table:formula="of:=IF(LEFT(TRIM([.O8]);2)=&quot;N_&quot;;[.P7]+1;&quot;&quot;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_LAYER_4U</text:p>
          </table:table-cell>
          <table:table-cell table:number-columns-repeated="8"/>
          <table:table-cell office:value-type="string" calcext:value-type="string">
            <text:p>K8</text:p>
          </table:table-cell>
        </table:table-row>
        <table:table-row table:style-name="ro1">
          <table:table-cell/>
          <table:table-cell table:style-name="ce3" table:formula="of:=IF(OR(LEFT(TRIM([.C9]);5)=&quot;NOTE_&quot;;TRIM([.C9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OTE_NEXT</text:p>
          </table:table-cell>
          <table:table-cell table:style-name="ce8" table:formula="of:=IF(LEFT(TRIM([.C9]);5)=&quot;NOTE_&quot;;MAX([.D8]+1;0);&quot;&quot;)" office:value-type="float" office:value="6" calcext:value-type="float">
            <text:p>6</text:p>
          </table:table-cell>
          <table:table-cell/>
          <table:table-cell table:formula="of:=IF(OR(LEFT(TRIM([.G9]);3)=&quot;CC_&quot;;TRIM([.G9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SCAN_BIAS</text:p>
          </table:table-cell>
          <table:table-cell table:formula="of:=IF(LEFT(TRIM([.G9]);3)=&quot;CC_&quot;;MAX([.H8]+1;0);&quot;&quot;)" office:value-type="float" office:value="6" calcext:value-type="float">
            <text:p>6</text:p>
          </table:table-cell>
          <table:table-cell/>
          <table:table-cell table:style-name="ce3" table:formula="of:=IF(LEFT(TRIM([.K9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LAYER_4U</text:p>
          </table:table-cell>
          <table:table-cell table:style-name="ce8" table:formula="of:=IF(LEFT(TRIM([.K9]);2)=&quot;N_&quot;;MAX([.L8]+1;128);&quot;&quot;)" office:value-type="float" office:value="133" calcext:value-type="float">
            <text:p>133</text:p>
          </table:table-cell>
          <table:table-cell/>
          <table:table-cell table:formula="of:=IF(LEFT(TRIM([.O9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UP</text:p>
          </table:table-cell>
          <table:table-cell table:formula="of:=IF(LEFT(TRIM([.O9]);2)=&quot;N_&quot;;[.P8]+1;&quot;&quot;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_LAYER_4L</text:p>
          </table:table-cell>
          <table:table-cell table:number-columns-repeated="8"/>
          <table:table-cell office:value-type="string" calcext:value-type="string">
            <text:p>K12</text:p>
          </table:table-cell>
        </table:table-row>
        <table:table-row table:style-name="ro1">
          <table:table-cell/>
          <table:table-cell table:style-name="ce3" table:formula="of:=IF(OR(LEFT(TRIM([.C10]);5)=&quot;NOTE_&quot;;TRIM([.C10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0]);5)=&quot;NOTE_&quot;;MAX([.D9]+1;0);&quot;&quot;)">
            <text:p/>
          </table:table-cell>
          <table:table-cell/>
          <table:table-cell table:formula="of:=IF(OR(LEFT(TRIM([.G10]);3)=&quot;CC_&quot;;TRIM([.G10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DMAX</text:p>
          </table:table-cell>
          <table:table-cell table:formula="of:=IF(LEFT(TRIM([.G10]);3)=&quot;CC_&quot;;MAX([.H9]+1;0);&quot;&quot;)" office:value-type="float" office:value="7" calcext:value-type="float">
            <text:p>7</text:p>
          </table:table-cell>
          <table:table-cell/>
          <table:table-cell table:style-name="ce3" table:formula="of:=IF(LEFT(TRIM([.K10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LAYER_4L</text:p>
          </table:table-cell>
          <table:table-cell table:style-name="ce8" table:formula="of:=IF(LEFT(TRIM([.K10]);2)=&quot;N_&quot;;MAX([.L9]+1;128);&quot;&quot;)" office:value-type="float" office:value="134" calcext:value-type="float">
            <text:p>134</text:p>
          </table:table-cell>
          <table:table-cell/>
          <table:table-cell table:formula="of:=IF(LEFT(TRIM([.O10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DOWN</text:p>
          </table:table-cell>
          <table:table-cell table:formula="of:=IF(LEFT(TRIM([.O10]);2)=&quot;N_&quot;;[.P9]+1;&quot;&quot;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_LAYER_4D</text:p>
          </table:table-cell>
          <table:table-cell table:number-columns-repeated="8"/>
          <table:table-cell office:value-type="string" calcext:value-type="string">
            <text:p>J10</text:p>
          </table:table-cell>
        </table:table-row>
        <table:table-row table:style-name="ro1">
          <table:table-cell/>
          <table:table-cell table:style-name="ce3" table:formula="of:=IF(OR(LEFT(TRIM([.C11]);5)=&quot;NOTE_&quot;;TRIM([.C11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1]);5)=&quot;NOTE_&quot;;MAX([.D10]+1;0);&quot;&quot;)">
            <text:p/>
          </table:table-cell>
          <table:table-cell/>
          <table:table-cell table:formula="of:=IF(OR(LEFT(TRIM([.G11]);3)=&quot;CC_&quot;;TRIM([.G11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SHADOW_RED_OFFSET</text:p>
          </table:table-cell>
          <table:table-cell table:formula="of:=IF(LEFT(TRIM([.G11]);3)=&quot;CC_&quot;;MAX([.H10]+1;0);&quot;&quot;)" office:value-type="float" office:value="8" calcext:value-type="float">
            <text:p>8</text:p>
          </table:table-cell>
          <table:table-cell/>
          <table:table-cell table:style-name="ce3" table:formula="of:=IF(LEFT(TRIM([.K11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LAYER_4D</text:p>
          </table:table-cell>
          <table:table-cell table:style-name="ce8" table:formula="of:=IF(LEFT(TRIM([.K11]);2)=&quot;N_&quot;;MAX([.L10]+1;128);&quot;&quot;)" office:value-type="float" office:value="135" calcext:value-type="float">
            <text:p>135</text:p>
          </table:table-cell>
          <table:table-cell/>
          <table:table-cell table:formula="of:=IF(LEFT(TRIM([.O11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LEFT</text:p>
          </table:table-cell>
          <table:table-cell table:formula="of:=IF(LEFT(TRIM([.O11]);2)=&quot;N_&quot;;[.P10]+1;&quot;&quot;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_LAYER_5</text:p>
          </table:table-cell>
          <table:table-cell table:number-columns-repeated="8"/>
          <table:table-cell office:value-type="string" calcext:value-type="string">
            <text:p>L10</text:p>
          </table:table-cell>
        </table:table-row>
        <table:table-row table:style-name="ro1">
          <table:table-cell/>
          <table:table-cell table:style-name="ce3" table:formula="of:=IF(OR(LEFT(TRIM([.C12]);5)=&quot;NOTE_&quot;;TRIM([.C12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2]);5)=&quot;NOTE_&quot;;MAX([.D11]+1;0);&quot;&quot;)">
            <text:p/>
          </table:table-cell>
          <table:table-cell/>
          <table:table-cell table:formula="of:=IF(OR(LEFT(TRIM([.G12]);3)=&quot;CC_&quot;;TRIM([.G12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SHADOW_GREEN_OFFSET</text:p>
          </table:table-cell>
          <table:table-cell table:formula="of:=IF(LEFT(TRIM([.G12]);3)=&quot;CC_&quot;;MAX([.H11]+1;0);&quot;&quot;)" office:value-type="float" office:value="9" calcext:value-type="float">
            <text:p>9</text:p>
          </table:table-cell>
          <table:table-cell/>
          <table:table-cell table:style-name="ce3" table:formula="of:=IF(LEFT(TRIM([.K12]);2)=&quot;N_&quot;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K12]);2)=&quot;N_&quot;;MAX([.L11]+1;128);&quot;&quot;)">
            <text:p/>
          </table:table-cell>
          <table:table-cell/>
          <table:table-cell table:formula="of:=IF(LEFT(TRIM([.O12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RIGHT</text:p>
          </table:table-cell>
          <table:table-cell table:formula="of:=IF(LEFT(TRIM([.O12]);2)=&quot;N_&quot;;[.P11]+1;&quot;&quot;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O_ACTION</text:p>
          </table:table-cell>
          <table:table-cell table:number-columns-repeated="8"/>
          <table:table-cell office:value-type="string" calcext:value-type="string">
            <text:p>E7</text:p>
          </table:table-cell>
        </table:table-row>
        <table:table-row table:style-name="ro1">
          <table:table-cell/>
          <table:table-cell table:style-name="ce3" table:formula="of:=IF(OR(LEFT(TRIM([.C13]);5)=&quot;NOTE_&quot;;TRIM([.C13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3]);5)=&quot;NOTE_&quot;;MAX([.D12]+1;0);&quot;&quot;)">
            <text:p/>
          </table:table-cell>
          <table:table-cell/>
          <table:table-cell table:formula="of:=IF(OR(LEFT(TRIM([.G13]);3)=&quot;CC_&quot;;TRIM([.G13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SHADOW_BLUE_OFFSET</text:p>
          </table:table-cell>
          <table:table-cell table:formula="of:=IF(LEFT(TRIM([.G13]);3)=&quot;CC_&quot;;MAX([.H12]+1;0);&quot;&quot;)" office:value-type="float" office:value="10" calcext:value-type="float">
            <text:p>10</text:p>
          </table:table-cell>
          <table:table-cell/>
          <table:table-cell table:style-name="ce3" table:formula="of:=IF(LEFT(TRIM([.K13]);2)=&quot;N_&quot;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K13]);2)=&quot;N_&quot;;MAX([.L12]+1;128);&quot;&quot;)">
            <text:p/>
          </table:table-cell>
          <table:table-cell/>
          <table:table-cell table:formula="of:=IF(LEFT(TRIM([.O13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1</text:p>
          </table:table-cell>
          <table:table-cell table:formula="of:=IF(LEFT(TRIM([.O13]);2)=&quot;N_&quot;;[.P12]+1;&quot;&quot;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OTE_ROTATE_L</text:p>
          </table:table-cell>
          <table:table-cell table:number-columns-repeated="8"/>
          <table:table-cell office:value-type="string" calcext:value-type="string">
            <text:p>E9</text:p>
          </table:table-cell>
        </table:table-row>
        <table:table-row table:style-name="ro1">
          <table:table-cell/>
          <table:table-cell table:style-name="ce3" table:formula="of:=IF(OR(LEFT(TRIM([.C14]);5)=&quot;NOTE_&quot;;TRIM([.C14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4]);5)=&quot;NOTE_&quot;;MAX([.D13]+1;0);&quot;&quot;)">
            <text:p/>
          </table:table-cell>
          <table:table-cell/>
          <table:table-cell table:formula="of:=IF(OR(LEFT(TRIM([.G14]);3)=&quot;CC_&quot;;TRIM([.G14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HIGHLIGHTS_RED_OFFSET</text:p>
          </table:table-cell>
          <table:table-cell table:formula="of:=IF(LEFT(TRIM([.G14]);3)=&quot;CC_&quot;;MAX([.H13]+1;0);&quot;&quot;)" office:value-type="float" office:value="11" calcext:value-type="float">
            <text:p>11</text:p>
          </table:table-cell>
          <table:table-cell/>
          <table:table-cell table:style-name="ce3" table:formula="of:=IF(LEFT(TRIM([.K14]);2)=&quot;N_&quot;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K14]);2)=&quot;N_&quot;;MAX([.L13]+1;128);&quot;&quot;)">
            <text:p/>
          </table:table-cell>
          <table:table-cell/>
          <table:table-cell table:formula="of:=IF(LEFT(TRIM([.O14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2</text:p>
          </table:table-cell>
          <table:table-cell table:formula="of:=IF(LEFT(TRIM([.O14]);2)=&quot;N_&quot;;[.P13]+1;&quot;&quot;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OTE_ROTATE_R</text:p>
          </table:table-cell>
          <table:table-cell table:number-columns-repeated="8"/>
          <table:table-cell office:value-type="string" calcext:value-type="string">
            <text:p>E11</text:p>
          </table:table-cell>
        </table:table-row>
        <table:table-row table:style-name="ro1">
          <table:table-cell/>
          <table:table-cell table:style-name="ce3" table:formula="of:=IF(OR(LEFT(TRIM([.C15]);5)=&quot;NOTE_&quot;;TRIM([.C15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5]);5)=&quot;NOTE_&quot;;MAX([.D14]+1;0);&quot;&quot;)">
            <text:p/>
          </table:table-cell>
          <table:table-cell/>
          <table:table-cell table:formula="of:=IF(OR(LEFT(TRIM([.G15]);3)=&quot;CC_&quot;;TRIM([.G15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HIGHLIGHTS_GREEN_OFFSET</text:p>
          </table:table-cell>
          <table:table-cell table:formula="of:=IF(LEFT(TRIM([.G15]);3)=&quot;CC_&quot;;MAX([.H14]+1;0);&quot;&quot;)" office:value-type="float" office:value="12" calcext:value-type="float">
            <text:p>12</text:p>
          </table:table-cell>
          <table:table-cell/>
          <table:table-cell table:style-name="ce3" table:formula="of:=IF(LEFT(TRIM([.K15]);2)=&quot;N_&quot;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K15]);2)=&quot;N_&quot;;MAX([.L14]+1;128);&quot;&quot;)">
            <text:p/>
          </table:table-cell>
          <table:table-cell/>
          <table:table-cell table:formula="of:=IF(LEFT(TRIM([.O15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3</text:p>
          </table:table-cell>
          <table:table-cell table:formula="of:=IF(LEFT(TRIM([.O15]);2)=&quot;N_&quot;;[.P14]+1;&quot;&quot;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OTE_LIGHTTABLE</text:p>
          </table:table-cell>
          <table:table-cell table:number-columns-repeated="8"/>
          <table:table-cell office:value-type="string" calcext:value-type="string">
            <text:p>E13</text:p>
          </table:table-cell>
        </table:table-row>
        <table:table-row table:style-name="ro1">
          <table:table-cell/>
          <table:table-cell table:style-name="ce3" table:formula="of:=IF(OR(LEFT(TRIM([.C16]);5)=&quot;NOTE_&quot;;TRIM([.C16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6]);5)=&quot;NOTE_&quot;;MAX([.D15]+1;0);&quot;&quot;)">
            <text:p/>
          </table:table-cell>
          <table:table-cell/>
          <table:table-cell table:formula="of:=IF(OR(LEFT(TRIM([.G16]);3)=&quot;CC_&quot;;TRIM([.G16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HIGHLIGHTS_BLUE_OFFSET</text:p>
          </table:table-cell>
          <table:table-cell table:formula="of:=IF(LEFT(TRIM([.G16]);3)=&quot;CC_&quot;;MAX([.H15]+1;0);&quot;&quot;)" office:value-type="float" office:value="13" calcext:value-type="float">
            <text:p>13</text:p>
          </table:table-cell>
          <table:table-cell/>
          <table:table-cell table:style-name="ce4" table:formula="of:=IF(LEFT(TRIM([.K16]);2)=&quot;N_&quot;;&quot;#define &quot;;&quot;&quot;)">
            <text:p/>
          </table:table-cell>
          <table:table-cell table:style-name="ce6" table:formula="of:=&quot;&quot;">
            <text:p/>
          </table:table-cell>
          <table:table-cell table:style-name="ce9" table:formula="of:=IF(LEFT(TRIM([.K16]);2)=&quot;N_&quot;;MAX([.L15]+1;128);&quot;&quot;)">
            <text:p/>
          </table:table-cell>
          <table:table-cell/>
          <table:table-cell table:formula="of:=IF(LEFT(TRIM([.O16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4</text:p>
          </table:table-cell>
          <table:table-cell table:formula="of:=IF(LEFT(TRIM([.O16]);2)=&quot;N_&quot;;[.P15]+1;&quot;&quot;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NOTE_DARKROOM</text:p>
          </table:table-cell>
          <table:table-cell table:number-columns-repeated="8"/>
          <table:table-cell office:value-type="string" calcext:value-type="string">
            <text:p>F7</text:p>
          </table:table-cell>
        </table:table-row>
        <table:table-row table:style-name="ro1">
          <table:table-cell/>
          <table:table-cell table:style-name="ce3" table:formula="of:=IF(OR(LEFT(TRIM([.C17]);5)=&quot;NOTE_&quot;;TRIM([.C17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7]);5)=&quot;NOTE_&quot;;MAX([.D16]+1;0);&quot;&quot;)">
            <text:p/>
          </table:table-cell>
          <table:table-cell/>
          <table:table-cell table:formula="of:=IF(OR(LEFT(TRIM([.G17]);3)=&quot;CC_&quot;;TRIM([.G17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CORRECTION_WHITE_V</text:p>
          </table:table-cell>
          <table:table-cell table:formula="of:=IF(LEFT(TRIM([.G17]);3)=&quot;CC_&quot;;MAX([.H16]+1;0);&quot;&quot;)" office:value-type="float" office:value="14" calcext:value-type="float">
            <text:p>14</text:p>
          </table:table-cell>
          <table:table-cell table:number-columns-repeated="5"/>
          <table:table-cell table:formula="of:=IF(LEFT(TRIM([.O17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5</text:p>
          </table:table-cell>
          <table:table-cell table:formula="of:=IF(LEFT(TRIM([.O17]);2)=&quot;N_&quot;;[.P16]+1;&quot;&quot;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NOTE_PREVIOUS</text:p>
          </table:table-cell>
          <table:table-cell table:number-columns-repeated="8"/>
          <table:table-cell office:value-type="string" calcext:value-type="string">
            <text:p>F9</text:p>
          </table:table-cell>
        </table:table-row>
        <table:table-row table:style-name="ro1">
          <table:table-cell/>
          <table:table-cell table:style-name="ce3" table:formula="of:=IF(OR(LEFT(TRIM([.C18]);5)=&quot;NOTE_&quot;;TRIM([.C18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8]);5)=&quot;NOTE_&quot;;MAX([.D17]+1;0);&quot;&quot;)">
            <text:p/>
          </table:table-cell>
          <table:table-cell/>
          <table:table-cell table:formula="of:=IF(OR(LEFT(TRIM([.G18]);3)=&quot;CC_&quot;;TRIM([.G18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CORRECTION_WHITE_H</text:p>
          </table:table-cell>
          <table:table-cell table:formula="of:=IF(LEFT(TRIM([.G18]);3)=&quot;CC_&quot;;MAX([.H17]+1;0);&quot;&quot;)" office:value-type="float" office:value="15" calcext:value-type="float">
            <text:p>15</text:p>
          </table:table-cell>
          <table:table-cell table:number-columns-repeated="5"/>
          <table:table-cell table:formula="of:=IF(LEFT(TRIM([.O18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6</text:p>
          </table:table-cell>
          <table:table-cell table:formula="of:=IF(LEFT(TRIM([.O18]);2)=&quot;N_&quot;;[.P17]+1;&quot;&quot;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NOTE_NEXT</text:p>
          </table:table-cell>
          <table:table-cell table:number-columns-repeated="8"/>
          <table:table-cell office:value-type="string" calcext:value-type="string">
            <text:p>F11</text:p>
          </table:table-cell>
        </table:table-row>
        <table:table-row table:style-name="ro1">
          <table:table-cell/>
          <table:table-cell table:style-name="ce3" table:formula="of:=IF(OR(LEFT(TRIM([.C19]);5)=&quot;NOTE_&quot;;TRIM([.C19])=&quot;NO_ACTION&quot;);&quot;#define &quot;;&quot;&quot;)">
            <text:p/>
          </table:table-cell>
          <table:table-cell table:formula="of:=&quot;&quot;">
            <text:p/>
          </table:table-cell>
          <table:table-cell table:style-name="ce8" table:formula="of:=IF(LEFT(TRIM([.C19]);5)=&quot;NOTE_&quot;;MAX([.D18]+1;0);&quot;&quot;)">
            <text:p/>
          </table:table-cell>
          <table:table-cell/>
          <table:table-cell table:formula="of:=IF(OR(LEFT(TRIM([.G19]);3)=&quot;CC_&quot;;TRIM([.G19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CORRECTION_BLACK_V</text:p>
          </table:table-cell>
          <table:table-cell table:formula="of:=IF(LEFT(TRIM([.G19]);3)=&quot;CC_&quot;;MAX([.H18]+1;0);&quot;&quot;)" office:value-type="float" office:value="16" calcext:value-type="float">
            <text:p>16</text:p>
          </table:table-cell>
          <table:table-cell table:number-columns-repeated="5"/>
          <table:table-cell table:formula="of:=IF(LEFT(TRIM([.O19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7</text:p>
          </table:table-cell>
          <table:table-cell table:formula="of:=IF(LEFT(TRIM([.O19]);2)=&quot;N_&quot;;[.P18]+1;&quot;&quot;)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F13</text:p>
          </table:table-cell>
        </table:table-row>
        <table:table-row table:style-name="ro1">
          <table:table-cell/>
          <table:table-cell table:style-name="ce4" table:formula="of:=IF(OR(LEFT(TRIM([.C20]);5)=&quot;NOTE_&quot;;TRIM([.C20])=&quot;NO_ACTION&quot;);&quot;#define &quot;;&quot;&quot;)">
            <text:p/>
          </table:table-cell>
          <table:table-cell table:style-name="ce6" table:formula="of:=&quot;&quot;">
            <text:p/>
          </table:table-cell>
          <table:table-cell table:style-name="ce9" table:formula="of:=IF(LEFT(TRIM([.C20]);5)=&quot;NOTE_&quot;;MAX([.D19]+1;0);&quot;&quot;)">
            <text:p/>
          </table:table-cell>
          <table:table-cell/>
          <table:table-cell table:formula="of:=IF(OR(LEFT(TRIM([.G20]);3)=&quot;CC_&quot;;TRIM([.G20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CORRECTION_BLACK_H</text:p>
          </table:table-cell>
          <table:table-cell table:formula="of:=IF(LEFT(TRIM([.G20]);3)=&quot;CC_&quot;;MAX([.H19]+1;0);&quot;&quot;)" office:value-type="float" office:value="17" calcext:value-type="float">
            <text:p>17</text:p>
          </table:table-cell>
          <table:table-cell table:number-columns-repeated="5"/>
          <table:table-cell table:formula="of:=IF(LEFT(TRIM([.O20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8</text:p>
          </table:table-cell>
          <table:table-cell table:formula="of:=IF(LEFT(TRIM([.O20]);2)=&quot;N_&quot;;[.P19]+1;&quot;&quot;)"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G7</text:p>
          </table:table-cell>
        </table:table-row>
        <table:table-row table:style-name="ro1">
          <table:table-cell table:number-columns-repeated="5"/>
          <table:table-cell table:formula="of:=IF(OR(LEFT(TRIM([.G21]);3)=&quot;CC_&quot;;TRIM([.G21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CONTRAST</text:p>
          </table:table-cell>
          <table:table-cell table:formula="of:=IF(LEFT(TRIM([.G21]);3)=&quot;CC_&quot;;MAX([.H20]+1;0);&quot;&quot;)" office:value-type="float" office:value="18" calcext:value-type="float">
            <text:p>18</text:p>
          </table:table-cell>
          <table:table-cell table:number-columns-repeated="5"/>
          <table:table-cell table:formula="of:=IF(LEFT(TRIM([.O21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9</text:p>
          </table:table-cell>
          <table:table-cell table:formula="of:=IF(LEFT(TRIM([.O21]);2)=&quot;N_&quot;;[.P20]+1;&quot;&quot;)" office:value-type="float" office:value="17" calcext:value-type="float">
            <text:p>17</text:p>
          </table:table-cell>
          <table:table-cell table:number-columns-repeated="11"/>
          <table:table-cell office:value-type="string" calcext:value-type="string">
            <text:p>G9</text:p>
          </table:table-cell>
        </table:table-row>
        <table:table-row table:style-name="ro1">
          <table:table-cell table:number-columns-repeated="5"/>
          <table:table-cell table:formula="of:=IF(OR(LEFT(TRIM([.G22]);3)=&quot;CC_&quot;;TRIM([.G22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SHADOWS_FACTOR</text:p>
          </table:table-cell>
          <table:table-cell table:formula="of:=IF(LEFT(TRIM([.G22]);3)=&quot;CC_&quot;;MAX([.H21]+1;0);&quot;&quot;)" office:value-type="float" office:value="19" calcext:value-type="float">
            <text:p>19</text:p>
          </table:table-cell>
          <table:table-cell table:number-columns-repeated="5"/>
          <table:table-cell table:formula="of:=IF(LEFT(TRIM([.O22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10</text:p>
          </table:table-cell>
          <table:table-cell table:formula="of:=IF(LEFT(TRIM([.O22]);2)=&quot;N_&quot;;[.P21]+1;&quot;&quot;)" office:value-type="float" office:value="18" calcext:value-type="float">
            <text:p>18</text:p>
          </table:table-cell>
          <table:table-cell table:number-columns-repeated="11"/>
          <table:table-cell office:value-type="string" calcext:value-type="string">
            <text:p>G11</text:p>
          </table:table-cell>
        </table:table-row>
        <table:table-row table:style-name="ro1">
          <table:table-cell table:number-columns-repeated="5"/>
          <table:table-cell table:formula="of:=IF(OR(LEFT(TRIM([.G23]);3)=&quot;CC_&quot;;TRIM([.G23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SHADOWS_HUE</text:p>
          </table:table-cell>
          <table:table-cell table:formula="of:=IF(LEFT(TRIM([.G23]);3)=&quot;CC_&quot;;MAX([.H22]+1;0);&quot;&quot;)" office:value-type="float" office:value="20" calcext:value-type="float">
            <text:p>20</text:p>
          </table:table-cell>
          <table:table-cell table:number-columns-repeated="5"/>
          <table:table-cell table:formula="of:=IF(LEFT(TRIM([.O23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11</text:p>
          </table:table-cell>
          <table:table-cell table:formula="of:=IF(LEFT(TRIM([.O23]);2)=&quot;N_&quot;;[.P22]+1;&quot;&quot;)" office:value-type="float" office:value="19" calcext:value-type="float">
            <text:p>19</text:p>
          </table:table-cell>
          <table:table-cell table:number-columns-repeated="11"/>
          <table:table-cell office:value-type="string" calcext:value-type="string">
            <text:p>G13</text:p>
          </table:table-cell>
        </table:table-row>
        <table:table-row table:style-name="ro1">
          <table:table-cell table:number-columns-repeated="5"/>
          <table:table-cell table:formula="of:=IF(OR(LEFT(TRIM([.G24]);3)=&quot;CC_&quot;;TRIM([.G24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SHADOWS_SATURATION</text:p>
          </table:table-cell>
          <table:table-cell table:formula="of:=IF(LEFT(TRIM([.G24]);3)=&quot;CC_&quot;;MAX([.H23]+1;0);&quot;&quot;)" office:value-type="float" office:value="21" calcext:value-type="float">
            <text:p>21</text:p>
          </table:table-cell>
          <table:table-cell table:number-columns-repeated="5"/>
          <table:table-cell table:formula="of:=IF(LEFT(TRIM([.O24]);2)=&quot;N_&quot;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N_BUTTON_12</text:p>
          </table:table-cell>
          <table:table-cell table:formula="of:=IF(LEFT(TRIM([.O24]);2)=&quot;N_&quot;;[.P23]+1;&quot;&quot;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IF(OR(LEFT(TRIM([.G25]);3)=&quot;CC_&quot;;TRIM([.G25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MIDS_FACTOR</text:p>
          </table:table-cell>
          <table:table-cell table:formula="of:=IF(LEFT(TRIM([.G25]);3)=&quot;CC_&quot;;MAX([.H24]+1;0);&quot;&quot;)" office:value-type="float" office:value="22" calcext:value-type="float">
            <text:p>22</text:p>
          </table:table-cell>
          <table:table-cell table:number-columns-repeated="5"/>
          <table:table-cell table:formula="of:=IF(LEFT(TRIM([.O25]);2)=&quot;N_&quot;;&quot;#define &quot;;&quot;&quot;)">
            <text:p/>
          </table:table-cell>
          <table:table-cell table:formula="of:=&quot;&quot;">
            <text:p/>
          </table:table-cell>
          <table:table-cell table:formula="of:=IF(LEFT(TRIM([.O25]);2)=&quot;N_&quot;;[.P24]+1;&quot;&quot;)">
            <text:p/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IF(OR(LEFT(TRIM([.G26]);3)=&quot;CC_&quot;;TRIM([.G26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MIDS_HUE</text:p>
          </table:table-cell>
          <table:table-cell table:formula="of:=IF(LEFT(TRIM([.G26]);3)=&quot;CC_&quot;;MAX([.H25]+1;0);&quot;&quot;)" office:value-type="float" office:value="23" calcext:value-type="float">
            <text:p>23</text:p>
          </table:table-cell>
          <table:table-cell table:number-columns-repeated="5"/>
          <table:table-cell table:formula="of:=IF(LEFT(TRIM([.O26]);2)=&quot;N_&quot;;&quot;#define &quot;;&quot;&quot;)">
            <text:p/>
          </table:table-cell>
          <table:table-cell table:formula="of:=&quot;&quot;">
            <text:p/>
          </table:table-cell>
          <table:table-cell table:formula="of:=IF(LEFT(TRIM([.O26]);2)=&quot;N_&quot;;[.P25]+1;&quot;&quot;)">
            <text:p/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IF(OR(LEFT(TRIM([.G27]);3)=&quot;CC_&quot;;TRIM([.G27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MIDS_SATURATION</text:p>
          </table:table-cell>
          <table:table-cell table:formula="of:=IF(LEFT(TRIM([.G27]);3)=&quot;CC_&quot;;MAX([.H26]+1;0);&quot;&quot;)" office:value-type="float" office:value="24" calcext:value-type="float">
            <text:p>24</text:p>
          </table:table-cell>
          <table:table-cell table:number-columns-repeated="5"/>
          <table:table-cell table:formula="of:=IF(LEFT(TRIM([.O27]);2)=&quot;N_&quot;;&quot;#define &quot;;&quot;&quot;)">
            <text:p/>
          </table:table-cell>
          <table:table-cell table:formula="of:=&quot;&quot;">
            <text:p/>
          </table:table-cell>
          <table:table-cell table:formula="of:=IF(LEFT(TRIM([.O27]);2)=&quot;N_&quot;;[.P26]+1;&quot;&quot;)">
            <text:p/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IF(OR(LEFT(TRIM([.G28]);3)=&quot;CC_&quot;;TRIM([.G28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HIGHLIGHTS_FACTOR</text:p>
          </table:table-cell>
          <table:table-cell table:formula="of:=IF(LEFT(TRIM([.G28]);3)=&quot;CC_&quot;;MAX([.H27]+1;0);&quot;&quot;)" office:value-type="float" office:value="25" calcext:value-type="float">
            <text:p>25</text:p>
          </table:table-cell>
          <table:table-cell table:number-columns-repeated="5"/>
          <table:table-cell table:style-name="ce4" table:formula="of:=IF(LEFT(TRIM([.O28]);2)=&quot;N_&quot;;&quot;#define &quot;;&quot;&quot;)">
            <text:p/>
          </table:table-cell>
          <table:table-cell table:style-name="ce6" table:formula="of:=&quot;&quot;">
            <text:p/>
          </table:table-cell>
          <table:table-cell table:style-name="ce9" table:formula="of:=IF(LEFT(TRIM([.O28]);2)=&quot;N_&quot;;[.P27]+1;&quot;&quot;)">
            <text:p/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IF(OR(LEFT(TRIM([.G29]);3)=&quot;CC_&quot;;TRIM([.G29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HIGHLIGHTS_HUE</text:p>
          </table:table-cell>
          <table:table-cell table:formula="of:=IF(LEFT(TRIM([.G29]);3)=&quot;CC_&quot;;MAX([.H28]+1;0);&quot;&quot;)" office:value-type="float" office:value="26" calcext:value-type="float">
            <text:p>26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0]);3)=&quot;CC_&quot;;TRIM([.G30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COLOR_BALANCE_HIGHLIGTHS_SATURATION</text:p>
          </table:table-cell>
          <table:table-cell table:formula="of:=IF(LEFT(TRIM([.G30]);3)=&quot;CC_&quot;;MAX([.H29]+1;0);&quot;&quot;)" office:value-type="float" office:value="27" calcext:value-type="float">
            <text:p>2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1]);3)=&quot;CC_&quot;;TRIM([.G31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DMIN_R</text:p>
          </table:table-cell>
          <table:table-cell table:formula="of:=IF(LEFT(TRIM([.G31]);3)=&quot;CC_&quot;;MAX([.H30]+1;0);&quot;&quot;)" office:value-type="float" office:value="28" calcext:value-type="float">
            <text:p>28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2]);3)=&quot;CC_&quot;;TRIM([.G32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DMIN_G</text:p>
          </table:table-cell>
          <table:table-cell table:formula="of:=IF(LEFT(TRIM([.G32]);3)=&quot;CC_&quot;;MAX([.H31]+1;0);&quot;&quot;)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3]);3)=&quot;CC_&quot;;TRIM([.G33])=&quot;NO_ACTION&quot;);&quot;#define &quot;;&quot;&quot;)" office:value-type="string" office:string-value="#define " calcext:value-type="string">
            <text:p>#define </text:p>
          </table:table-cell>
          <table:table-cell office:value-type="string" calcext:value-type="string">
            <text:p>CC_NEG_DMIN_B</text:p>
          </table:table-cell>
          <table:table-cell table:formula="of:=IF(LEFT(TRIM([.G33]);3)=&quot;CC_&quot;;MAX([.H32]+1;0);&quot;&quot;)" office:value-type="float" office:value="30" calcext:value-type="float">
            <text:p>3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4]);3)=&quot;CC_&quot;;TRIM([.G34])=&quot;NO_ACTION&quot;);&quot;#define &quot;;&quot;&quot;)">
            <text:p/>
          </table:table-cell>
          <table:table-cell table:formula="of:=&quot;&quot;">
            <text:p/>
          </table:table-cell>
          <table:table-cell table:formula="of:=IF(LEFT(TRIM([.G34]);3)=&quot;CC_&quot;;MAX([.H33]+1;0);&quot;&quot;)">
            <text:p/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5]);3)=&quot;CC_&quot;;TRIM([.G35])=&quot;NO_ACTION&quot;);&quot;#define &quot;;&quot;&quot;)">
            <text:p/>
          </table:table-cell>
          <table:table-cell table:formula="of:=&quot;&quot;">
            <text:p/>
          </table:table-cell>
          <table:table-cell table:formula="of:=IF(LEFT(TRIM([.G35]);3)=&quot;CC_&quot;;MAX([.H34]+1;0);&quot;&quot;)">
            <text:p/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6]);3)=&quot;CC_&quot;;TRIM([.G36])=&quot;NO_ACTION&quot;);&quot;#define &quot;;&quot;&quot;)">
            <text:p/>
          </table:table-cell>
          <table:table-cell table:formula="of:=&quot;&quot;">
            <text:p/>
          </table:table-cell>
          <table:table-cell table:formula="of:=IF(LEFT(TRIM([.G36]);3)=&quot;CC_&quot;;MAX([.H35]+1;0);&quot;&quot;)">
            <text:p/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7]);3)=&quot;CC_&quot;;TRIM([.G37])=&quot;NO_ACTION&quot;);&quot;#define &quot;;&quot;&quot;)">
            <text:p/>
          </table:table-cell>
          <table:table-cell table:formula="of:=&quot;&quot;">
            <text:p/>
          </table:table-cell>
          <table:table-cell table:formula="of:=IF(LEFT(TRIM([.G37]);3)=&quot;CC_&quot;;MAX([.H36]+1;0);&quot;&quot;)">
            <text:p/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8]);3)=&quot;CC_&quot;;TRIM([.G38])=&quot;NO_ACTION&quot;);&quot;#define &quot;;&quot;&quot;)">
            <text:p/>
          </table:table-cell>
          <table:table-cell table:formula="of:=&quot;&quot;">
            <text:p/>
          </table:table-cell>
          <table:table-cell table:formula="of:=IF(LEFT(TRIM([.G38]);3)=&quot;CC_&quot;;MAX([.H37]+1;0);&quot;&quot;)">
            <text:p/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39]);3)=&quot;CC_&quot;;TRIM([.G39])=&quot;NO_ACTION&quot;);&quot;#define &quot;;&quot;&quot;)">
            <text:p/>
          </table:table-cell>
          <table:table-cell table:formula="of:=&quot;&quot;">
            <text:p/>
          </table:table-cell>
          <table:table-cell table:formula="of:=IF(LEFT(TRIM([.G39]);3)=&quot;CC_&quot;;MAX([.H38]+1;0);&quot;&quot;)">
            <text:p/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IF(OR(LEFT(TRIM([.G40]);3)=&quot;CC_&quot;;TRIM([.G40])=&quot;NO_ACTION&quot;);&quot;#define &quot;;&quot;&quot;)">
            <text:p/>
          </table:table-cell>
          <table:table-cell table:formula="of:=&quot;&quot;">
            <text:p/>
          </table:table-cell>
          <table:table-cell table:formula="of:=IF(LEFT(TRIM([.G40]);3)=&quot;CC_&quot;;MAX([.H39]+1;0);&quot;&quot;)">
            <text:p/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4" table:formula="of:=IF(OR(LEFT(TRIM([.G41]);3)=&quot;CC_&quot;;TRIM([.G41])=&quot;NO_ACTION&quot;);&quot;#define &quot;;&quot;&quot;)">
            <text:p/>
          </table:table-cell>
          <table:table-cell table:style-name="ce6" table:formula="of:=&quot;&quot;">
            <text:p/>
          </table:table-cell>
          <table:table-cell table:style-name="ce9" table:formula="of:=IF(LEFT(TRIM([.G41]);3)=&quot;CC_&quot;;MAX([.H40]+1;0);&quot;&quot;)">
            <text:p/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</table:table>
      <table:table table:name="N_LAYER_1" table:style-name="ta1">
        <table:table-column table:style-name="co1" table:number-columns-repeated="4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column table:style-name="co20" table:number-columns-repeated="3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4"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3" table:number-columns-repeated="8"/>
          <table:table-cell table:style-name="ce23"/>
        </table:table-row>
        <table:table-row table:style-name="ro5">
          <table:table-cell table:number-columns-repeated="3"/>
          <table:table-cell table:style-name="ce11"/>
          <table:table-cell table:style-name="ce14" table:number-columns-repeated="6"/>
          <table:table-cell table:style-name="ce21" table:content-validation-name="val5" office:value-type="string" calcext:value-type="string">
            <text:p>CC_ROTATION</text:p>
          </table:table-cell>
          <table:table-cell table:style-name="ce14"/>
          <table:table-cell table:style-name="ce24"/>
        </table:table-row>
        <table:table-row table:style-name="ro5">
          <table:table-cell table:number-columns-repeated="3"/>
          <table:table-cell table:style-name="ce11"/>
          <table:table-cell table:style-name="ce14" table:number-columns-repeated="6"/>
          <table:table-cell table:style-name="ce16"/>
          <table:table-cell table:style-name="ce14"/>
          <table:table-cell table:style-name="ce24"/>
        </table:table-row>
        <table:table-row table:style-name="ro6">
          <table:table-cell table:number-columns-repeated="3"/>
          <table:table-cell table:style-name="ce11"/>
          <table:table-cell table:style-name="ce15" table:content-validation-name="val1" office:value-type="string" calcext:value-type="string" table:number-columns-spanned="1" table:number-rows-spanned="2">
            <text:p>NOTE_ROTATE_L</text:p>
          </table:table-cell>
          <table:table-cell table:style-name="ce18" table:content-validation-name="val1" office:value-type="string" calcext:value-type="string" table:number-columns-spanned="1" table:number-rows-spanned="2">
            <text:p>NOTE_ROTATE_R</text:p>
          </table:table-cell>
          <table:table-cell table:style-name="ce19" table:content-validation-name="val2" office:value-type="string" calcext:value-type="string" table:number-columns-spanned="1" table:number-rows-spanned="2">
            <text:p>N_LAYER_1</text:p>
          </table:table-cell>
          <table:table-cell table:style-name="ce14" table:number-columns-repeated="5"/>
          <table:table-cell table:style-name="ce24"/>
        </table:table-row>
        <table:table-row table:style-name="ro6">
          <table:table-cell table:number-columns-repeated="3"/>
          <table:table-cell table:style-name="ce11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style-name="ce14" table:number-columns-repeated="3"/>
          <table:table-cell table:style-name="ce20" table:content-validation-name="val3" office:value-type="string" calcext:value-type="string">
            <text:p>NO_ACTION</text:p>
          </table:table-cell>
          <table:table-cell table:style-name="ce14"/>
          <table:table-cell table:style-name="ce24"/>
        </table:table-row>
        <table:table-row table:style-name="ro6">
          <table:table-cell table:number-columns-repeated="3"/>
          <table:table-cell table:style-name="ce11"/>
          <table:table-cell table:style-name="ce15" table:content-validation-name="val1" office:value-type="string" calcext:value-type="string" table:number-columns-spanned="1" table:number-rows-spanned="2">
            <text:p>NO_ACTION</text:p>
          </table:table-cell>
          <table:table-cell table:style-name="ce18" table:content-validation-name="val1" office:value-type="string" calcext:value-type="string" table:number-columns-spanned="1" table:number-rows-spanned="2">
            <text:p>NO_ACTION</text:p>
          </table:table-cell>
          <table:table-cell table:style-name="ce19" table:content-validation-name="val2" office:value-type="string" calcext:value-type="string" table:number-columns-spanned="1" table:number-rows-spanned="2">
            <text:p>N_LAYER_2L</text:p>
          </table:table-cell>
          <table:table-cell table:style-name="ce14" table:number-columns-repeated="3"/>
          <table:table-cell table:style-name="ce21" table:content-validation-name="val4" office:value-type="string" calcext:value-type="string" table:number-columns-spanned="1" table:number-rows-spanned="2">
            <text:p>CC_CROP_UP</text:p>
          </table:table-cell>
          <table:table-cell table:style-name="ce14"/>
          <table:table-cell table:style-name="ce24"/>
        </table:table-row>
        <table:table-row table:style-name="ro6">
          <table:table-cell table:number-columns-repeated="3"/>
          <table:table-cell table:style-name="ce11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style-name="ce14" table:number-columns-repeated="2"/>
          <table:table-cell table:style-name="ce20" table:content-validation-name="val3" office:value-type="string" calcext:value-type="string">
            <text:p>NO_ACTION</text:p>
          </table:table-cell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table-cell table:style-name="ce24"/>
        </table:table-row>
        <table:table-row table:style-name="ro6">
          <table:table-cell table:number-columns-repeated="3"/>
          <table:table-cell table:style-name="ce11"/>
          <table:table-cell table:style-name="ce15" table:content-validation-name="val1" office:value-type="string" calcext:value-type="string" table:number-columns-spanned="1" table:number-rows-spanned="2">
            <text:p>NOTE_LIGHTTABLE</text:p>
          </table:table-cell>
          <table:table-cell table:style-name="ce18" table:content-validation-name="val1" office:value-type="string" calcext:value-type="string" table:number-columns-spanned="1" table:number-rows-spanned="2">
            <text:p>NOTE_DARKROOM</text:p>
          </table:table-cell>
          <table:table-cell table:style-name="ce19" table:content-validation-name="val2" office:value-type="string" calcext:value-type="string" table:number-columns-spanned="1" table:number-rows-spanned="2">
            <text:p>N_LAYER_3</text:p>
          </table:table-cell>
          <table:table-cell table:style-name="ce14" table:number-columns-repeated="2"/>
          <table:table-cell table:style-name="ce21" table:content-validation-name="val4" office:value-type="string" calcext:value-type="string" table:number-columns-spanned="1" table:number-rows-spanned="2">
            <text:p>CC_CROP_LEFT</text:p>
          </table:table-cell>
          <table:table-cell table:style-name="ce22"/>
          <table:table-cell table:style-name="ce21" table:content-validation-name="val4" office:value-type="string" calcext:value-type="string" table:number-columns-spanned="1" table:number-rows-spanned="2">
            <text:p>CC_CROP_RIGHT</text:p>
          </table:table-cell>
          <table:table-cell table:style-name="ce24"/>
        </table:table-row>
        <table:table-row table:style-name="ro6">
          <table:table-cell table:number-columns-repeated="3"/>
          <table:table-cell table:style-name="ce11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style-name="ce14" table:number-columns-repeated="2"/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covered-table-cell table:style-name="ce21"/>
          <table:table-cell table:style-name="ce24"/>
        </table:table-row>
        <table:table-row table:style-name="ro7">
          <table:table-cell table:number-columns-repeated="3"/>
          <table:table-cell table:style-name="ce11"/>
          <table:table-cell table:style-name="ce15" table:content-validation-name="val1" office:value-type="string" calcext:value-type="string">
            <text:p>NOTE_PREVIOUS</text:p>
          </table:table-cell>
          <table:table-cell table:style-name="ce18" table:content-validation-name="val1" office:value-type="string" calcext:value-type="string">
            <text:p>NOTE_NEXT</text:p>
          </table:table-cell>
          <table:table-cell table:style-name="ce19" table:content-validation-name="val2" office:value-type="string" calcext:value-type="string">
            <text:p>N_LAYER_4U</text:p>
          </table:table-cell>
          <table:table-cell table:style-name="ce14" table:number-columns-repeated="3"/>
          <table:table-cell table:style-name="ce21" table:content-validation-name="val4" office:value-type="string" calcext:value-type="string">
            <text:p>CC_CROP_DOWN</text:p>
          </table:table-cell>
          <table:table-cell table:style-name="ce14"/>
          <table:table-cell table:style-name="ce24"/>
        </table:table-row>
        <table:table-row table:style-name="ro4">
          <table:table-cell table:number-columns-repeated="3"/>
          <table:table-cell table:style-name="ce11"/>
          <table:table-cell table:style-name="ce16" table:number-columns-repeated="8"/>
          <table:table-cell table:style-name="ce24"/>
        </table:table-row>
        <table:table-row table:style-name="ro4">
          <table:table-cell table:number-columns-repeated="3"/>
          <table:table-cell table:style-name="ce12"/>
          <table:table-cell table:style-name="ce17" table:number-columns-repeated="8"/>
          <table:table-cell table:style-name="ce25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K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K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K1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J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K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K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J1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1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1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13</text:p>
          </table:table-cell>
          <table:table-cell table:number-columns-repeated="8"/>
        </table:table-row>
      </table:table>
      <table:table table:name="N_LAYER_2L" table:style-name="ta1">
        <table:table-column table:style-name="co1" table:number-columns-repeated="3" table:default-cell-style-name="Default"/>
        <table:table-column table:style-name="co1" table:default-cell-style-name="ce11"/>
        <table:table-column table:style-name="co19" table:number-columns-repeated="3" table:default-cell-style-name="Default"/>
        <table:table-column table:style-name="co1" table:number-columns-repeated="2" table:default-cell-style-name="ce14"/>
        <table:table-column table:style-name="co20" table:default-cell-style-name="ce14"/>
        <table:table-column table:style-name="co20" table:default-cell-style-name="Default"/>
        <table:table-column table:style-name="co20" table:default-cell-style-name="ce14"/>
        <table:table-column table:style-name="co1" table:default-cell-style-name="ce24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number-columns-repeated="3"/>
          <table:table-cell table:style-name="ce10" office:value-type="string" calcext:value-type="string">
            <text:p>2L</text:p>
          </table:table-cell>
          <table:table-cell table:style-name="ce13" table:number-columns-repeated="8"/>
          <table:table-cell table:style-name="ce23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21" table:content-validation-name="val5" office:value-type="string" calcext:value-type="string">
            <text:p>CC_NEG_SCAN_BIAS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6"/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ROTATE_L</text:p>
          </table:table-cell>
          <table:table-cell table:style-name="ce18" table:content-validation-name="val1" office:value-type="string" calcext:value-type="string" table:number-columns-spanned="1" table:number-rows-spanned="2">
            <text:p>NOTE_ROTATE_R</text:p>
          </table:table-cell>
          <table:table-cell table:style-name="ce19" table:content-validation-name="val2" office:value-type="string" calcext:value-type="string" table:number-columns-spanned="1" table:number-rows-spanned="2">
            <text:p>N_LAYER_1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3"/>
          <table:table-cell table:style-name="ce20" table:content-validation-name="val3" office:value-type="string" calcext:value-type="string">
            <text:p>N_LAYER_2U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_ACTION</text:p>
          </table:table-cell>
          <table:table-cell table:style-name="ce18" table:content-validation-name="val1" office:value-type="string" calcext:value-type="string" table:number-columns-spanned="1" table:number-rows-spanned="2">
            <text:p>NO_ACTION</text:p>
          </table:table-cell>
          <table:table-cell table:style-name="ce19" table:content-validation-name="val2" office:value-type="string" calcext:value-type="string" table:number-columns-spanned="1" table:number-rows-spanned="2">
            <text:p>N_LAYER_2L</text:p>
          </table:table-cell>
          <table:table-cell table:number-columns-repeated="3"/>
          <table:table-cell table:style-name="ce21" table:content-validation-name="val7" office:value-type="string" calcext:value-type="string" table:number-columns-spanned="1" table:number-rows-spanned="2">
            <text:p>CC_NEG_DMIN_R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table-cell table:style-name="ce20" table:content-validation-name="val3" office:value-type="string" calcext:value-type="string">
            <text:p>N_LAYER_2L</text:p>
          </table:table-cell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table-cell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LIGHTTABLE</text:p>
          </table:table-cell>
          <table:table-cell table:style-name="ce18" table:content-validation-name="val1" office:value-type="string" calcext:value-type="string" table:number-columns-spanned="1" table:number-rows-spanned="2">
            <text:p>NOTE_DARKROOM</text:p>
          </table:table-cell>
          <table:table-cell table:style-name="ce19" table:content-validation-name="val2" office:value-type="string" calcext:value-type="string" table:number-columns-spanned="1" table:number-rows-spanned="2">
            <text:p>N_LAYER_3</text:p>
          </table:table-cell>
          <table:table-cell table:number-columns-repeated="2"/>
          <table:table-cell table:style-name="ce21" table:content-validation-name="val6" office:value-type="string" calcext:value-type="string" table:number-columns-spanned="1" table:number-rows-spanned="2">
            <text:p>CC_NEG_DMIN_G</text:p>
          </table:table-cell>
          <table:table-cell table:style-name="ce22"/>
          <table:table-cell table:style-name="ce21" table:content-validation-name="val6" office:value-type="string" calcext:value-type="string" table:number-columns-spanned="1" table:number-rows-spanned="2">
            <text:p>CC_NEG_DMAX</text:p>
          </table:table-cell>
          <table:table-cell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covered-table-cell table:style-name="ce21"/>
          <table:table-cell table:style-name="ce20" table:content-validation-name="val3" office:value-type="string" calcext:value-type="string">
            <text:p>N_LAYER_2B</text:p>
          </table:table-cell>
          <table:covered-table-cell table:style-name="ce21"/>
          <table:table-cell/>
        </table:table-row>
        <table:table-row table:style-name="ro7">
          <table:table-cell table:number-columns-repeated="4"/>
          <table:table-cell table:style-name="ce15" table:content-validation-name="val1" office:value-type="string" calcext:value-type="string">
            <text:p>NOTE_PREVIOUS</text:p>
          </table:table-cell>
          <table:table-cell table:style-name="ce18" table:content-validation-name="val1" office:value-type="string" calcext:value-type="string">
            <text:p>NOTE_NEXT</text:p>
          </table:table-cell>
          <table:table-cell table:style-name="ce19" table:content-validation-name="val2" office:value-type="string" calcext:value-type="string">
            <text:p>N_LAYER_4U</text:p>
          </table:table-cell>
          <table:table-cell table:number-columns-repeated="3"/>
          <table:table-cell table:style-name="ce21" table:content-validation-name="val6" office:value-type="string" calcext:value-type="string">
            <text:p>CC_NEG_DMIN_B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16" table:number-columns-repeated="8"/>
          <table:table-cell/>
        </table:table-row>
        <table:table-row table:style-name="ro4">
          <table:table-cell table:number-columns-repeated="3"/>
          <table:table-cell table:style-name="ce12"/>
          <table:table-cell table:style-name="ce17" table:number-columns-repeated="8"/>
          <table:table-cell table:style-name="ce25"/>
        </table:table-row>
      </table:table>
      <table:table table:name="N_LAYER_2U" table:style-name="ta1">
        <table:table-column table:style-name="co1" table:number-columns-repeated="3" table:default-cell-style-name="Default"/>
        <table:table-column table:style-name="co1" table:default-cell-style-name="ce11"/>
        <table:table-column table:style-name="co19" table:number-columns-repeated="3" table:default-cell-style-name="Default"/>
        <table:table-column table:style-name="co1" table:number-columns-repeated="2" table:default-cell-style-name="ce14"/>
        <table:table-column table:style-name="co20" table:default-cell-style-name="ce14"/>
        <table:table-column table:style-name="co20" table:default-cell-style-name="Default"/>
        <table:table-column table:style-name="co20" table:default-cell-style-name="ce14"/>
        <table:table-column table:style-name="co1" table:default-cell-style-name="ce24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number-columns-repeated="3"/>
          <table:table-cell table:style-name="ce10" office:value-type="string" calcext:value-type="string">
            <text:p>2U</text:p>
          </table:table-cell>
          <table:table-cell table:style-name="ce13" table:number-columns-repeated="8"/>
          <table:table-cell table:style-name="ce23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21" table:content-validation-name="val5" office:value-type="string" calcext:value-type="string">
            <text:p>CC_NEG_SCAN_BIAS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6"/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ROTATE_L</text:p>
          </table:table-cell>
          <table:table-cell table:style-name="ce18" table:content-validation-name="val1" office:value-type="string" calcext:value-type="string" table:number-columns-spanned="1" table:number-rows-spanned="2">
            <text:p>NOTE_ROTATE_R</text:p>
          </table:table-cell>
          <table:table-cell table:style-name="ce19" table:content-validation-name="val2" office:value-type="string" calcext:value-type="string" table:number-columns-spanned="1" table:number-rows-spanned="2">
            <text:p>N_LAYER_1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3"/>
          <table:table-cell table:style-name="ce20" table:content-validation-name="val3" office:value-type="string" calcext:value-type="string">
            <text:p>N_LAYER_2U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_ACTION</text:p>
          </table:table-cell>
          <table:table-cell table:style-name="ce18" table:content-validation-name="val1" office:value-type="string" calcext:value-type="string" table:number-columns-spanned="1" table:number-rows-spanned="2">
            <text:p>NO_ACTION</text:p>
          </table:table-cell>
          <table:table-cell table:style-name="ce19" table:content-validation-name="val2" office:value-type="string" calcext:value-type="string" table:number-columns-spanned="1" table:number-rows-spanned="2">
            <text:p>N_LAYER_2L</text:p>
          </table:table-cell>
          <table:table-cell table:number-columns-repeated="3"/>
          <table:table-cell table:style-name="ce21" table:content-validation-name="val4" office:value-type="string" calcext:value-type="string" table:number-columns-spanned="1" table:number-rows-spanned="2">
            <text:p>CC_NEG_SHADOW_RED_OFFSET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table-cell table:style-name="ce20" table:content-validation-name="val3" office:value-type="string" calcext:value-type="string">
            <text:p>N_LAYER_2L</text:p>
          </table:table-cell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table-cell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LIGHTTABLE</text:p>
          </table:table-cell>
          <table:table-cell table:style-name="ce18" table:content-validation-name="val1" office:value-type="string" calcext:value-type="string" table:number-columns-spanned="1" table:number-rows-spanned="2">
            <text:p>NOTE_DARKROOM</text:p>
          </table:table-cell>
          <table:table-cell table:style-name="ce19" table:content-validation-name="val2" office:value-type="string" calcext:value-type="string" table:number-columns-spanned="1" table:number-rows-spanned="2">
            <text:p>N_LAYER_3</text:p>
          </table:table-cell>
          <table:table-cell table:number-columns-repeated="2"/>
          <table:table-cell table:style-name="ce21" table:content-validation-name="val4" office:value-type="string" calcext:value-type="string" table:number-columns-spanned="1" table:number-rows-spanned="2">
            <text:p>CC_NEG_SHADOW_GREEN_OFFSET</text:p>
          </table:table-cell>
          <table:table-cell table:style-name="ce22"/>
          <table:table-cell table:style-name="ce21" table:content-validation-name="val4" office:value-type="string" calcext:value-type="string" table:number-columns-spanned="1" table:number-rows-spanned="2">
            <text:p>CC_NEG_DMAX</text:p>
          </table:table-cell>
          <table:table-cell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covered-table-cell table:style-name="ce21"/>
          <table:table-cell table:style-name="ce20" table:content-validation-name="val3" office:value-type="string" calcext:value-type="string">
            <text:p>N_LAYER_2B</text:p>
          </table:table-cell>
          <table:covered-table-cell table:style-name="ce21"/>
          <table:table-cell/>
        </table:table-row>
        <table:table-row table:style-name="ro7">
          <table:table-cell table:number-columns-repeated="4"/>
          <table:table-cell table:style-name="ce15" table:content-validation-name="val1" office:value-type="string" calcext:value-type="string">
            <text:p>NOTE_PREVIOUS</text:p>
          </table:table-cell>
          <table:table-cell table:style-name="ce18" table:content-validation-name="val1" office:value-type="string" calcext:value-type="string">
            <text:p>NOTE_NEXT</text:p>
          </table:table-cell>
          <table:table-cell table:style-name="ce19" table:content-validation-name="val2" office:value-type="string" calcext:value-type="string">
            <text:p>N_LAYER_4U</text:p>
          </table:table-cell>
          <table:table-cell table:number-columns-repeated="3"/>
          <table:table-cell table:style-name="ce21" table:content-validation-name="val4" office:value-type="string" calcext:value-type="string">
            <text:p>CC_NEG_SHADOW_BLUE_OFFSET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16" table:number-columns-repeated="8"/>
          <table:table-cell/>
        </table:table-row>
        <table:table-row table:style-name="ro4">
          <table:table-cell table:number-columns-repeated="3"/>
          <table:table-cell table:style-name="ce12"/>
          <table:table-cell table:style-name="ce17" table:number-columns-repeated="8"/>
          <table:table-cell table:style-name="ce25"/>
        </table:table-row>
      </table:table>
      <table:table table:name="N_LAYER_2B" table:style-name="ta1">
        <table:table-column table:style-name="co1" table:number-columns-repeated="3" table:default-cell-style-name="Default"/>
        <table:table-column table:style-name="co1" table:default-cell-style-name="ce11"/>
        <table:table-column table:style-name="co19" table:number-columns-repeated="3" table:default-cell-style-name="Default"/>
        <table:table-column table:style-name="co1" table:number-columns-repeated="2" table:default-cell-style-name="ce14"/>
        <table:table-column table:style-name="co20" table:default-cell-style-name="ce14"/>
        <table:table-column table:style-name="co20" table:default-cell-style-name="Default"/>
        <table:table-column table:style-name="co20" table:default-cell-style-name="ce14"/>
        <table:table-column table:style-name="co1" table:default-cell-style-name="ce24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number-columns-repeated="3"/>
          <table:table-cell table:style-name="ce10" office:value-type="string" calcext:value-type="string">
            <text:p>2B</text:p>
          </table:table-cell>
          <table:table-cell table:style-name="ce13" table:number-columns-repeated="8"/>
          <table:table-cell table:style-name="ce23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21" table:content-validation-name="val5" office:value-type="string" calcext:value-type="string">
            <text:p>CC_NEG_SCAN_BIAS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6"/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ROTATE_L</text:p>
          </table:table-cell>
          <table:table-cell table:style-name="ce18" table:content-validation-name="val1" office:value-type="string" calcext:value-type="string" table:number-columns-spanned="1" table:number-rows-spanned="2">
            <text:p>NOTE_ROTATE_R</text:p>
          </table:table-cell>
          <table:table-cell table:style-name="ce19" table:content-validation-name="val2" office:value-type="string" calcext:value-type="string" table:number-columns-spanned="1" table:number-rows-spanned="2">
            <text:p>N_LAYER_1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3"/>
          <table:table-cell table:style-name="ce20" table:content-validation-name="val3" office:value-type="string" calcext:value-type="string">
            <text:p>N_LAYER_2U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_ACTION</text:p>
          </table:table-cell>
          <table:table-cell table:style-name="ce18" table:content-validation-name="val1" office:value-type="string" calcext:value-type="string" table:number-columns-spanned="1" table:number-rows-spanned="2">
            <text:p>NO_ACTION</text:p>
          </table:table-cell>
          <table:table-cell table:style-name="ce19" table:content-validation-name="val2" office:value-type="string" calcext:value-type="string" table:number-columns-spanned="1" table:number-rows-spanned="2">
            <text:p>N_LAYER_2L</text:p>
          </table:table-cell>
          <table:table-cell table:number-columns-repeated="3"/>
          <table:table-cell table:style-name="ce21" table:content-validation-name="val4" office:value-type="string" calcext:value-type="string" table:number-columns-spanned="1" table:number-rows-spanned="2">
            <text:p>CC_NEG_HIGHLIGHTS_RED_OFFSET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table-cell table:style-name="ce20" table:content-validation-name="val3" office:value-type="string" calcext:value-type="string">
            <text:p>N_LAYER_2L</text:p>
          </table:table-cell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table-cell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LIGHTTABLE</text:p>
          </table:table-cell>
          <table:table-cell table:style-name="ce18" table:content-validation-name="val1" office:value-type="string" calcext:value-type="string" table:number-columns-spanned="1" table:number-rows-spanned="2">
            <text:p>NOTE_DARKROOM</text:p>
          </table:table-cell>
          <table:table-cell table:style-name="ce19" table:content-validation-name="val2" office:value-type="string" calcext:value-type="string" table:number-columns-spanned="1" table:number-rows-spanned="2">
            <text:p>N_LAYER_3</text:p>
          </table:table-cell>
          <table:table-cell table:number-columns-repeated="2"/>
          <table:table-cell table:style-name="ce21" table:content-validation-name="val4" office:value-type="string" calcext:value-type="string" table:number-columns-spanned="1" table:number-rows-spanned="2">
            <text:p>CC_NEG_HIGHLIGHTS_GREEN_OFFSET</text:p>
          </table:table-cell>
          <table:table-cell table:style-name="ce22"/>
          <table:table-cell table:style-name="ce21" table:content-validation-name="val4" office:value-type="string" calcext:value-type="string" table:number-columns-spanned="1" table:number-rows-spanned="2">
            <text:p>CC_NEG_DMAX</text:p>
          </table:table-cell>
          <table:table-cell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covered-table-cell table:style-name="ce21"/>
          <table:table-cell table:style-name="ce20" table:content-validation-name="val3" office:value-type="string" calcext:value-type="string">
            <text:p>N_LAYER_2B</text:p>
          </table:table-cell>
          <table:covered-table-cell table:style-name="ce21"/>
          <table:table-cell/>
        </table:table-row>
        <table:table-row table:style-name="ro7">
          <table:table-cell table:number-columns-repeated="4"/>
          <table:table-cell table:style-name="ce15" table:content-validation-name="val1" office:value-type="string" calcext:value-type="string">
            <text:p>NOTE_PREVIOUS</text:p>
          </table:table-cell>
          <table:table-cell table:style-name="ce18" table:content-validation-name="val1" office:value-type="string" calcext:value-type="string">
            <text:p>NOTE_NEXT</text:p>
          </table:table-cell>
          <table:table-cell table:style-name="ce19" table:content-validation-name="val2" office:value-type="string" calcext:value-type="string">
            <text:p>N_LAYER_4U</text:p>
          </table:table-cell>
          <table:table-cell table:number-columns-repeated="3"/>
          <table:table-cell table:style-name="ce21" table:content-validation-name="val4" office:value-type="string" calcext:value-type="string">
            <text:p>CC_NEG_HIGHLIGHTS_BLUE_OFFSET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16" table:number-columns-repeated="8"/>
          <table:table-cell/>
        </table:table-row>
        <table:table-row table:style-name="ro4">
          <table:table-cell table:number-columns-repeated="3"/>
          <table:table-cell table:style-name="ce12"/>
          <table:table-cell table:style-name="ce17" table:number-columns-repeated="8"/>
          <table:table-cell table:style-name="ce25"/>
        </table:table-row>
      </table:table>
      <table:table table:name="N_LAYER_3" table:style-name="ta1">
        <table:table-column table:style-name="co1" table:number-columns-repeated="3" table:default-cell-style-name="Default"/>
        <table:table-column table:style-name="co1" table:default-cell-style-name="ce11"/>
        <table:table-column table:style-name="co19" table:number-columns-repeated="3" table:default-cell-style-name="Default"/>
        <table:table-column table:style-name="co1" table:number-columns-repeated="2" table:default-cell-style-name="ce14"/>
        <table:table-column table:style-name="co20" table:default-cell-style-name="ce14"/>
        <table:table-column table:style-name="co20" table:default-cell-style-name="Default"/>
        <table:table-column table:style-name="co20" table:default-cell-style-name="ce14"/>
        <table:table-column table:style-name="co1" table:default-cell-style-name="ce24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number-columns-repeated="3"/>
          <table:table-cell table:style-name="ce10" office:value-type="float" office:value="3" calcext:value-type="float">
            <text:p>3</text:p>
          </table:table-cell>
          <table:table-cell table:style-name="ce13" table:number-columns-repeated="8"/>
          <table:table-cell table:style-name="ce23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21" table:content-validation-name="val5" office:value-type="string" calcext:value-type="string">
            <text:p>NO_ACTION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6"/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ROTATE_L</text:p>
          </table:table-cell>
          <table:table-cell table:style-name="ce18" table:content-validation-name="val1" office:value-type="string" calcext:value-type="string" table:number-columns-spanned="1" table:number-rows-spanned="2">
            <text:p>NOTE_ROTATE_R</text:p>
          </table:table-cell>
          <table:table-cell table:style-name="ce19" table:content-validation-name="val2" office:value-type="string" calcext:value-type="string" table:number-columns-spanned="1" table:number-rows-spanned="2">
            <text:p>N_LAYER_1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3"/>
          <table:table-cell table:style-name="ce20" table:content-validation-name="val3" office:value-type="string" calcext:value-type="string">
            <text:p>NO_ACTION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_ACTION</text:p>
          </table:table-cell>
          <table:table-cell table:style-name="ce18" table:content-validation-name="val1" office:value-type="string" calcext:value-type="string" table:number-columns-spanned="1" table:number-rows-spanned="2">
            <text:p>NO_ACTION</text:p>
          </table:table-cell>
          <table:table-cell table:style-name="ce19" table:content-validation-name="val2" office:value-type="string" calcext:value-type="string" table:number-columns-spanned="1" table:number-rows-spanned="2">
            <text:p>N_LAYER_2L</text:p>
          </table:table-cell>
          <table:table-cell table:number-columns-repeated="3"/>
          <table:table-cell table:style-name="ce21" table:content-validation-name="val4" office:value-type="string" calcext:value-type="string" table:number-columns-spanned="1" table:number-rows-spanned="2">
            <text:p>NO_ACTION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table-cell table:style-name="ce20" table:content-validation-name="val3" office:value-type="string" calcext:value-type="string">
            <text:p>NO_ACTION</text:p>
          </table:table-cell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table-cell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LIGHTTABLE</text:p>
          </table:table-cell>
          <table:table-cell table:style-name="ce18" table:content-validation-name="val1" office:value-type="string" calcext:value-type="string" table:number-columns-spanned="1" table:number-rows-spanned="2">
            <text:p>NOTE_DARKROOM</text:p>
          </table:table-cell>
          <table:table-cell table:style-name="ce19" table:content-validation-name="val2" office:value-type="string" calcext:value-type="string" table:number-columns-spanned="1" table:number-rows-spanned="2">
            <text:p>N_LAYER_3</text:p>
          </table:table-cell>
          <table:table-cell table:number-columns-repeated="2"/>
          <table:table-cell table:style-name="ce21" table:content-validation-name="val4" office:value-type="string" calcext:value-type="string" table:number-columns-spanned="1" table:number-rows-spanned="2">
            <text:p>NO_ACTION</text:p>
          </table:table-cell>
          <table:table-cell table:style-name="ce22"/>
          <table:table-cell table:style-name="ce21" table:content-validation-name="val4" office:value-type="string" calcext:value-type="string" table:number-columns-spanned="1" table:number-rows-spanned="2">
            <text:p>NO_ACTION</text:p>
          </table:table-cell>
          <table:table-cell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covered-table-cell table:style-name="ce21"/>
          <table:table-cell/>
        </table:table-row>
        <table:table-row table:style-name="ro7">
          <table:table-cell table:number-columns-repeated="4"/>
          <table:table-cell table:style-name="ce15" table:content-validation-name="val1" office:value-type="string" calcext:value-type="string">
            <text:p>NOTE_PREVIOUS</text:p>
          </table:table-cell>
          <table:table-cell table:style-name="ce18" table:content-validation-name="val1" office:value-type="string" calcext:value-type="string">
            <text:p>NOTE_NEXT</text:p>
          </table:table-cell>
          <table:table-cell table:style-name="ce19" table:content-validation-name="val2" office:value-type="string" calcext:value-type="string">
            <text:p>N_LAYER_4U</text:p>
          </table:table-cell>
          <table:table-cell table:number-columns-repeated="3"/>
          <table:table-cell table:style-name="ce21" table:content-validation-name="val4" office:value-type="string" calcext:value-type="string">
            <text:p>NO_ACTION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16" table:number-columns-repeated="8"/>
          <table:table-cell/>
        </table:table-row>
        <table:table-row table:style-name="ro4">
          <table:table-cell table:number-columns-repeated="3"/>
          <table:table-cell table:style-name="ce12"/>
          <table:table-cell table:style-name="ce17" table:number-columns-repeated="8"/>
          <table:table-cell table:style-name="ce25"/>
        </table:table-row>
      </table:table>
      <table:table table:name="N_LAYER_4U" table:style-name="ta1">
        <table:table-column table:style-name="co1" table:number-columns-repeated="3" table:default-cell-style-name="Default"/>
        <table:table-column table:style-name="co1" table:default-cell-style-name="ce11"/>
        <table:table-column table:style-name="co19" table:number-columns-repeated="3" table:default-cell-style-name="Default"/>
        <table:table-column table:style-name="co1" table:number-columns-repeated="2" table:default-cell-style-name="ce14"/>
        <table:table-column table:style-name="co21" table:default-cell-style-name="ce14"/>
        <table:table-column table:style-name="co21" table:default-cell-style-name="Default"/>
        <table:table-column table:style-name="co21" table:default-cell-style-name="ce14"/>
        <table:table-column table:style-name="co1" table:default-cell-style-name="ce24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number-columns-repeated="3"/>
          <table:table-cell table:style-name="ce10" office:value-type="string" calcext:value-type="string">
            <text:p>4U</text:p>
          </table:table-cell>
          <table:table-cell table:style-name="ce13" table:number-columns-repeated="8"/>
          <table:table-cell table:style-name="ce23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21" table:content-validation-name="val5" office:value-type="string" calcext:value-type="string">
            <text:p>NO_ACTION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6"/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ROTATE_L</text:p>
          </table:table-cell>
          <table:table-cell table:style-name="ce18" table:content-validation-name="val1" office:value-type="string" calcext:value-type="string" table:number-columns-spanned="1" table:number-rows-spanned="2">
            <text:p>NOTE_ROTATE_R</text:p>
          </table:table-cell>
          <table:table-cell table:style-name="ce19" table:content-validation-name="val2" office:value-type="string" calcext:value-type="string" table:number-columns-spanned="1" table:number-rows-spanned="2">
            <text:p>N_LAYER_1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3"/>
          <table:table-cell table:style-name="ce20" table:content-validation-name="val3" office:value-type="string" calcext:value-type="string">
            <text:p>N_LAYER_4U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_ACTION</text:p>
          </table:table-cell>
          <table:table-cell table:style-name="ce18" table:content-validation-name="val1" office:value-type="string" calcext:value-type="string" table:number-columns-spanned="1" table:number-rows-spanned="2">
            <text:p>NO_ACTION</text:p>
          </table:table-cell>
          <table:table-cell table:style-name="ce19" table:content-validation-name="val2" office:value-type="string" calcext:value-type="string" table:number-columns-spanned="1" table:number-rows-spanned="2">
            <text:p>N_LAYER_2L</text:p>
          </table:table-cell>
          <table:table-cell table:number-columns-repeated="3"/>
          <table:table-cell table:style-name="ce21" table:content-validation-name="val4" office:value-type="string" calcext:value-type="string" table:number-columns-spanned="1" table:number-rows-spanned="2">
            <text:p>CC_COLOR_BALANCE_SHADOWS_FACTOR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table-cell table:style-name="ce20" table:content-validation-name="val3" office:value-type="string" calcext:value-type="string">
            <text:p>N_LAYER_4L</text:p>
          </table:table-cell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table-cell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LIGHTTABLE</text:p>
          </table:table-cell>
          <table:table-cell table:style-name="ce18" table:content-validation-name="val1" office:value-type="string" calcext:value-type="string" table:number-columns-spanned="1" table:number-rows-spanned="2">
            <text:p>NOTE_DARKROOM</text:p>
          </table:table-cell>
          <table:table-cell table:style-name="ce19" table:content-validation-name="val2" office:value-type="string" calcext:value-type="string" table:number-columns-spanned="1" table:number-rows-spanned="2">
            <text:p>N_LAYER_3</text:p>
          </table:table-cell>
          <table:table-cell table:number-columns-repeated="2"/>
          <table:table-cell table:style-name="ce21" table:content-validation-name="val4" office:value-type="string" calcext:value-type="string" table:number-columns-spanned="1" table:number-rows-spanned="2">
            <text:p>CC_COLOR_BALANCE_SHADOWS_HUE</text:p>
          </table:table-cell>
          <table:table-cell table:style-name="ce22"/>
          <table:table-cell table:style-name="ce21" table:content-validation-name="val4" office:value-type="string" calcext:value-type="string" table:number-columns-spanned="1" table:number-rows-spanned="2">
            <text:p>CC_COLOR_BALANCE_CONTRAST</text:p>
          </table:table-cell>
          <table:table-cell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covered-table-cell table:style-name="ce21"/>
          <table:table-cell table:style-name="ce20" table:content-validation-name="val3" office:value-type="string" calcext:value-type="string">
            <text:p>N_LAYER_4D</text:p>
          </table:table-cell>
          <table:covered-table-cell table:style-name="ce21"/>
          <table:table-cell/>
        </table:table-row>
        <table:table-row table:style-name="ro7">
          <table:table-cell table:number-columns-repeated="4"/>
          <table:table-cell table:style-name="ce15" table:content-validation-name="val1" office:value-type="string" calcext:value-type="string">
            <text:p>NOTE_PREVIOUS</text:p>
          </table:table-cell>
          <table:table-cell table:style-name="ce18" table:content-validation-name="val1" office:value-type="string" calcext:value-type="string">
            <text:p>NOTE_NEXT</text:p>
          </table:table-cell>
          <table:table-cell table:style-name="ce19" table:content-validation-name="val2" office:value-type="string" calcext:value-type="string">
            <text:p>N_LAYER_4U</text:p>
          </table:table-cell>
          <table:table-cell table:number-columns-repeated="3"/>
          <table:table-cell table:style-name="ce21" table:content-validation-name="val4" office:value-type="string" calcext:value-type="string">
            <text:p>CC_COLOR_BALANCE_SHADOWS_SATURATION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16" table:number-columns-repeated="8"/>
          <table:table-cell/>
        </table:table-row>
        <table:table-row table:style-name="ro4">
          <table:table-cell table:number-columns-repeated="3"/>
          <table:table-cell table:style-name="ce12"/>
          <table:table-cell table:style-name="ce17" table:number-columns-repeated="8"/>
          <table:table-cell table:style-name="ce25"/>
        </table:table-row>
      </table:table>
      <table:table table:name="N_LAYER_4L" table:style-name="ta1">
        <table:table-column table:style-name="co1" table:number-columns-repeated="3" table:default-cell-style-name="Default"/>
        <table:table-column table:style-name="co1" table:default-cell-style-name="ce11"/>
        <table:table-column table:style-name="co19" table:number-columns-repeated="3" table:default-cell-style-name="Default"/>
        <table:table-column table:style-name="co1" table:number-columns-repeated="2" table:default-cell-style-name="ce14"/>
        <table:table-column table:style-name="co22" table:default-cell-style-name="ce14"/>
        <table:table-column table:style-name="co22" table:default-cell-style-name="Default"/>
        <table:table-column table:style-name="co22" table:default-cell-style-name="ce14"/>
        <table:table-column table:style-name="co1" table:default-cell-style-name="ce24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number-columns-repeated="3"/>
          <table:table-cell table:style-name="ce10" office:value-type="string" calcext:value-type="string">
            <text:p>4L</text:p>
          </table:table-cell>
          <table:table-cell table:style-name="ce13" table:number-columns-repeated="8"/>
          <table:table-cell table:style-name="ce23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21" table:content-validation-name="val5" office:value-type="string" calcext:value-type="string">
            <text:p>NO_ACTION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6"/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ROTATE_L</text:p>
          </table:table-cell>
          <table:table-cell table:style-name="ce18" table:content-validation-name="val1" office:value-type="string" calcext:value-type="string" table:number-columns-spanned="1" table:number-rows-spanned="2">
            <text:p>NOTE_ROTATE_R</text:p>
          </table:table-cell>
          <table:table-cell table:style-name="ce19" table:content-validation-name="val2" office:value-type="string" calcext:value-type="string" table:number-columns-spanned="1" table:number-rows-spanned="2">
            <text:p>N_LAYER_1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3"/>
          <table:table-cell table:style-name="ce20" table:content-validation-name="val3" office:value-type="string" calcext:value-type="string">
            <text:p>N_LAYER_4U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_ACTION</text:p>
          </table:table-cell>
          <table:table-cell table:style-name="ce18" table:content-validation-name="val1" office:value-type="string" calcext:value-type="string" table:number-columns-spanned="1" table:number-rows-spanned="2">
            <text:p>NO_ACTION</text:p>
          </table:table-cell>
          <table:table-cell table:style-name="ce19" table:content-validation-name="val2" office:value-type="string" calcext:value-type="string" table:number-columns-spanned="1" table:number-rows-spanned="2">
            <text:p>N_LAYER_2L</text:p>
          </table:table-cell>
          <table:table-cell table:number-columns-repeated="3"/>
          <table:table-cell table:style-name="ce26" table:content-validation-name="val4" office:value-type="string" calcext:value-type="string" table:number-columns-spanned="1" table:number-rows-spanned="2">
            <text:p>CC_COLOR_BALANCE_MIDS_FACTOR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table-cell table:style-name="ce20" table:content-validation-name="val3" office:value-type="string" calcext:value-type="string">
            <text:p>N_LAYER_4L</text:p>
          </table:table-cell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table-cell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LIGHTTABLE</text:p>
          </table:table-cell>
          <table:table-cell table:style-name="ce18" table:content-validation-name="val1" office:value-type="string" calcext:value-type="string" table:number-columns-spanned="1" table:number-rows-spanned="2">
            <text:p>NOTE_DARKROOM</text:p>
          </table:table-cell>
          <table:table-cell table:style-name="ce19" table:content-validation-name="val2" office:value-type="string" calcext:value-type="string" table:number-columns-spanned="1" table:number-rows-spanned="2">
            <text:p>N_LAYER_3</text:p>
          </table:table-cell>
          <table:table-cell table:number-columns-repeated="2"/>
          <table:table-cell table:style-name="ce21" table:content-validation-name="val4" office:value-type="string" calcext:value-type="string" table:number-columns-spanned="1" table:number-rows-spanned="2">
            <text:p>CC_COLOR_BALANCE_MIDS_HUE</text:p>
          </table:table-cell>
          <table:table-cell table:style-name="ce22"/>
          <table:table-cell table:style-name="ce21" table:content-validation-name="val4" office:value-type="string" calcext:value-type="string" table:number-columns-spanned="1" table:number-rows-spanned="2">
            <text:p>CC_COLOR_BALANCE_CONTRAST</text:p>
          </table:table-cell>
          <table:table-cell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covered-table-cell table:style-name="ce21"/>
          <table:table-cell table:style-name="ce20" table:content-validation-name="val3" office:value-type="string" calcext:value-type="string">
            <text:p>N_LAYER_4D</text:p>
          </table:table-cell>
          <table:covered-table-cell table:style-name="ce21"/>
          <table:table-cell/>
        </table:table-row>
        <table:table-row table:style-name="ro7">
          <table:table-cell table:number-columns-repeated="4"/>
          <table:table-cell table:style-name="ce15" table:content-validation-name="val1" office:value-type="string" calcext:value-type="string">
            <text:p>NOTE_PREVIOUS</text:p>
          </table:table-cell>
          <table:table-cell table:style-name="ce18" table:content-validation-name="val1" office:value-type="string" calcext:value-type="string">
            <text:p>NOTE_NEXT</text:p>
          </table:table-cell>
          <table:table-cell table:style-name="ce19" table:content-validation-name="val2" office:value-type="string" calcext:value-type="string">
            <text:p>N_LAYER_4U</text:p>
          </table:table-cell>
          <table:table-cell table:number-columns-repeated="3"/>
          <table:table-cell table:style-name="ce21" table:content-validation-name="val4" office:value-type="string" calcext:value-type="string">
            <text:p>CC_COLOR_BALANCE_MIDS_SATURATION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16" table:number-columns-repeated="8"/>
          <table:table-cell/>
        </table:table-row>
        <table:table-row table:style-name="ro4">
          <table:table-cell table:number-columns-repeated="3"/>
          <table:table-cell table:style-name="ce12"/>
          <table:table-cell table:style-name="ce17" table:number-columns-repeated="8"/>
          <table:table-cell table:style-name="ce25"/>
        </table:table-row>
      </table:table>
      <table:table table:name="N_LAYER_4D" table:style-name="ta1">
        <table:table-column table:style-name="co1" table:number-columns-repeated="3" table:default-cell-style-name="Default"/>
        <table:table-column table:style-name="co1" table:default-cell-style-name="ce11"/>
        <table:table-column table:style-name="co19" table:number-columns-repeated="3" table:default-cell-style-name="Default"/>
        <table:table-column table:style-name="co1" table:number-columns-repeated="2" table:default-cell-style-name="ce14"/>
        <table:table-column table:style-name="co23" table:default-cell-style-name="ce14"/>
        <table:table-column table:style-name="co23" table:default-cell-style-name="Default"/>
        <table:table-column table:style-name="co23" table:default-cell-style-name="ce14"/>
        <table:table-column table:style-name="co1" table:default-cell-style-name="ce24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number-columns-repeated="3"/>
          <table:table-cell table:style-name="ce10" office:value-type="string" calcext:value-type="string">
            <text:p>4B</text:p>
          </table:table-cell>
          <table:table-cell table:style-name="ce13" table:number-columns-repeated="8"/>
          <table:table-cell table:style-name="ce23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21" table:content-validation-name="val5" office:value-type="string" calcext:value-type="string">
            <text:p>NO_ACTION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6"/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ROTATE_L</text:p>
          </table:table-cell>
          <table:table-cell table:style-name="ce18" table:content-validation-name="val1" office:value-type="string" calcext:value-type="string" table:number-columns-spanned="1" table:number-rows-spanned="2">
            <text:p>NOTE_ROTATE_R</text:p>
          </table:table-cell>
          <table:table-cell table:style-name="ce19" table:content-validation-name="val2" office:value-type="string" calcext:value-type="string" table:number-columns-spanned="1" table:number-rows-spanned="2">
            <text:p>N_LAYER_1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3"/>
          <table:table-cell table:style-name="ce20" table:content-validation-name="val3" office:value-type="string" calcext:value-type="string">
            <text:p>N_LAYER_4U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_ACTION</text:p>
          </table:table-cell>
          <table:table-cell table:style-name="ce18" table:content-validation-name="val1" office:value-type="string" calcext:value-type="string" table:number-columns-spanned="1" table:number-rows-spanned="2">
            <text:p>NO_ACTION</text:p>
          </table:table-cell>
          <table:table-cell table:style-name="ce19" table:content-validation-name="val2" office:value-type="string" calcext:value-type="string" table:number-columns-spanned="1" table:number-rows-spanned="2">
            <text:p>N_LAYER_2L</text:p>
          </table:table-cell>
          <table:table-cell table:number-columns-repeated="3"/>
          <table:table-cell table:style-name="ce21" table:content-validation-name="val4" office:value-type="string" calcext:value-type="string" table:number-columns-spanned="1" table:number-rows-spanned="2">
            <text:p>CC_COLOR_BALANCE_HIGHLIGHTS_FACTOR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table-cell table:style-name="ce20" table:content-validation-name="val3" office:value-type="string" calcext:value-type="string">
            <text:p>N_LAYER_4L</text:p>
          </table:table-cell>
          <table:covered-table-cell table:style-name="ce21"/>
          <table:table-cell table:style-name="ce20" table:content-validation-name="val3" office:value-type="string" calcext:value-type="string">
            <text:p>NO_ACTION</text:p>
          </table:table-cell>
          <table:table-cell/>
        </table:table-row>
        <table:table-row table:style-name="ro6">
          <table:table-cell table:number-columns-repeated="4"/>
          <table:table-cell table:style-name="ce15" table:content-validation-name="val1" office:value-type="string" calcext:value-type="string" table:number-columns-spanned="1" table:number-rows-spanned="2">
            <text:p>NOTE_LIGHTTABLE</text:p>
          </table:table-cell>
          <table:table-cell table:style-name="ce18" table:content-validation-name="val1" office:value-type="string" calcext:value-type="string" table:number-columns-spanned="1" table:number-rows-spanned="2">
            <text:p>NOTE_DARKROOM</text:p>
          </table:table-cell>
          <table:table-cell table:style-name="ce19" table:content-validation-name="val2" office:value-type="string" calcext:value-type="string" table:number-columns-spanned="1" table:number-rows-spanned="2">
            <text:p>N_LAYER_3</text:p>
          </table:table-cell>
          <table:table-cell table:number-columns-repeated="2"/>
          <table:table-cell table:style-name="ce21" table:content-validation-name="val4" office:value-type="string" calcext:value-type="string" table:number-columns-spanned="1" table:number-rows-spanned="2">
            <text:p>CC_COLOR_BALANCE_HIGHLIGHTS_HUE</text:p>
          </table:table-cell>
          <table:table-cell table:style-name="ce22"/>
          <table:table-cell table:style-name="ce21" table:content-validation-name="val4" office:value-type="string" calcext:value-type="string" table:number-columns-spanned="1" table:number-rows-spanned="2">
            <text:p>CC_COLOR_BALANCE_CONTRAST</text:p>
          </table:table-cell>
          <table:table-cell/>
        </table:table-row>
        <table:table-row table:style-name="ro6">
          <table:table-cell table:number-columns-repeated="4"/>
          <table:covered-table-cell table:style-name="ce15" table:content-validation-name="val1"/>
          <table:covered-table-cell table:style-name="ce18" table:content-validation-name="val1"/>
          <table:covered-table-cell table:style-name="ce19" table:content-validation-name="val2"/>
          <table:table-cell table:number-columns-repeated="2"/>
          <table:covered-table-cell table:style-name="ce21"/>
          <table:table-cell table:style-name="ce20" table:content-validation-name="val3" office:value-type="string" calcext:value-type="string">
            <text:p>N_LAYER_4D</text:p>
          </table:table-cell>
          <table:covered-table-cell table:style-name="ce21"/>
          <table:table-cell/>
        </table:table-row>
        <table:table-row table:style-name="ro7">
          <table:table-cell table:number-columns-repeated="4"/>
          <table:table-cell table:style-name="ce15" table:content-validation-name="val1" office:value-type="string" calcext:value-type="string">
            <text:p>NOTE_PREVIOUS</text:p>
          </table:table-cell>
          <table:table-cell table:style-name="ce18" table:content-validation-name="val1" office:value-type="string" calcext:value-type="string">
            <text:p>NOTE_NEXT</text:p>
          </table:table-cell>
          <table:table-cell table:style-name="ce19" table:content-validation-name="val2" office:value-type="string" calcext:value-type="string">
            <text:p>N_LAYER_4U</text:p>
          </table:table-cell>
          <table:table-cell table:number-columns-repeated="3"/>
          <table:table-cell table:style-name="ce21" table:content-validation-name="val4" office:value-type="string" calcext:value-type="string">
            <text:p>CC_COLOR_BALANCE_HIGHLIGTHS_SATURATION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16" table:number-columns-repeated="8"/>
          <table:table-cell/>
        </table:table-row>
        <table:table-row table:style-name="ro4">
          <table:table-cell table:number-columns-repeated="3"/>
          <table:table-cell table:style-name="ce12"/>
          <table:table-cell table:style-name="ce17" table:number-columns-repeated="8"/>
          <table:table-cell table:style-name="ce25"/>
        </table:table-row>
      </table:table>
      <table:table table:name="OUT" table:style-name="ta1">
        <table:table-column table:style-name="co2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#ifndef AUTOBINDINGS_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define AUTOBINDINGS_H</text:p>
          </table:table-cell>
          <table:table-cell table:number-columns-repeated="12"/>
        </table:table-row>
        <table:table-row table:style-name="ro1">
          <table:table-cell table:style-name="ce27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#include</text:p>
          </table:table-cell>
          <table:table-cell office:value-type="string" calcext:value-type="string">
            <text:p>&lt;Arduino.h&gt;</text:p>
          </table:table-cell>
          <table:table-cell table:number-columns-repeated="11"/>
        </table:table-row>
        <table:table-row table:style-name="ro1">
          <table:table-cell table:style-name="ce27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_UP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_DOWN</text:p>
          </table:table-cell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table:style-name="ce27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IS_ENCODER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IS_BUTTON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27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0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0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1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1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1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1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1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1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1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2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2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2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2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2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2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2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2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2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2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2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2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2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2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3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3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3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3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3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3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3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4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4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4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4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4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4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4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4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4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4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4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4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4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5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5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5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5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5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5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5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5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6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6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6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6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6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6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6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6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6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6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6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6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6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6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7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7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7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7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7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7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7</text:p>
          </table:table-cell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7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7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7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7</text:p>
          </table:table-cell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7</text:p>
          </table:table-cell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7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7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7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7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8</text:p>
          </table:table-cell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8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8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8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8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8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8</text:p>
          </table:table-cell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8</text:p>
          </table:table-cell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8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8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8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8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b8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8</text:p>
          </table:table-cell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8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b8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8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9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9</text:p>
          </table:table-cell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b9</text:p>
          </table:table-cell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9</text:p>
          </table:table-cell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9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b9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9</text:p>
          </table:table-cell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9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9</text:p>
          </table:table-cell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b9</text:p>
          </table:table-cell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9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29" table:number-columns-repeated="4"/>
          <table:table-cell table:number-columns-repeated="3"/>
        </table:table-row>
        <table:table-row table:style-name="ro1">
          <table:table-cell table:style-name="ce27" table:number-columns-repeated="6"/>
          <table:table-cell table:style-name="ce29" table:number-columns-repeated="4"/>
          <table:table-cell table:number-columns-repeated="3"/>
        </table:table-row>
        <table:table-row table:style-name="ro1">
          <table:table-cell table:formula="of:=[$VALUES.B2]&amp;&quot; &quot;&amp;CHAR(9)&amp;[$VALUES.C2]&amp;&quot; &quot;&amp;CHAR(9)&amp;[$VALUES.D2]" office:value-type="string" office:string-value="// &#9;        //NOTES &#9;Code" calcext:value-type="string">
            <text:p>// <text:tab/> <text:s text:c="7"/>//NOTES <text:tab/>Code</text:p>
          </table:table-cell>
          <table:table-cell table:number-columns-repeated="12"/>
        </table:table-row>
        <table:table-row table:style-name="ro1">
          <table:table-cell table:formula="of:=[$VALUES.B3]&amp;&quot; &quot;&amp;CHAR(9)&amp;[$VALUES.C3]&amp;&quot; &quot;&amp;CHAR(9)&amp;[$VALUES.D3]" office:value-type="string" office:string-value="#define  &#9;NO_ACTION &#9;0" calcext:value-type="string">
            <text:p>#define <text:s/><text:tab/>NO_ACTION <text:tab/>0</text:p>
          </table:table-cell>
          <table:table-cell table:number-columns-repeated="12"/>
        </table:table-row>
        <table:table-row table:style-name="ro1">
          <table:table-cell table:formula="of:=[$VALUES.B4]&amp;&quot; &quot;&amp;CHAR(9)&amp;[$VALUES.C4]&amp;&quot; &quot;&amp;CHAR(9)&amp;[$VALUES.D4]" office:value-type="string" office:string-value="#define  &#9;NOTE_ROTATE_L &#9;1" calcext:value-type="string">
            <text:p>#define <text:s/><text:tab/>NOTE_ROTATE_L <text:tab/>1</text:p>
          </table:table-cell>
          <table:table-cell table:number-columns-repeated="12"/>
        </table:table-row>
        <table:table-row table:style-name="ro1">
          <table:table-cell table:formula="of:=[$VALUES.B5]&amp;&quot; &quot;&amp;CHAR(9)&amp;[$VALUES.C5]&amp;&quot; &quot;&amp;CHAR(9)&amp;[$VALUES.D5]" office:value-type="string" office:string-value="#define  &#9;NOTE_ROTATE_R &#9;2" calcext:value-type="string">
            <text:p>#define <text:s/><text:tab/>NOTE_ROTATE_R <text:tab/>2</text:p>
          </table:table-cell>
          <table:table-cell table:number-columns-repeated="12"/>
        </table:table-row>
        <table:table-row table:style-name="ro1">
          <table:table-cell table:formula="of:=[$VALUES.B6]&amp;&quot; &quot;&amp;CHAR(9)&amp;[$VALUES.C6]&amp;&quot; &quot;&amp;CHAR(9)&amp;[$VALUES.D6]" office:value-type="string" office:string-value="#define  &#9;NOTE_LIGHTTABLE &#9;3" calcext:value-type="string">
            <text:p>#define <text:s/><text:tab/>NOTE_LIGHTTABLE <text:tab/>3</text:p>
          </table:table-cell>
          <table:table-cell table:number-columns-repeated="12"/>
        </table:table-row>
        <table:table-row table:style-name="ro1">
          <table:table-cell table:formula="of:=[$VALUES.B7]&amp;&quot; &quot;&amp;CHAR(9)&amp;[$VALUES.C7]&amp;&quot; &quot;&amp;CHAR(9)&amp;[$VALUES.D7]" office:value-type="string" office:string-value="#define  &#9;NOTE_DARKROOM &#9;4" calcext:value-type="string">
            <text:p>#define <text:s/><text:tab/>NOTE_DARKROOM <text:tab/>4</text:p>
          </table:table-cell>
          <table:table-cell table:number-columns-repeated="12"/>
        </table:table-row>
        <table:table-row table:style-name="ro1">
          <table:table-cell table:formula="of:=[$VALUES.B8]&amp;&quot; &quot;&amp;CHAR(9)&amp;[$VALUES.C8]&amp;&quot; &quot;&amp;CHAR(9)&amp;[$VALUES.D8]" office:value-type="string" office:string-value="#define  &#9;NOTE_PREVIOUS &#9;5" calcext:value-type="string">
            <text:p>#define <text:s/><text:tab/>NOTE_PREVIOUS <text:tab/>5</text:p>
          </table:table-cell>
          <table:table-cell table:number-columns-repeated="12"/>
        </table:table-row>
        <table:table-row table:style-name="ro1">
          <table:table-cell table:formula="of:=[$VALUES.B9]&amp;&quot; &quot;&amp;CHAR(9)&amp;[$VALUES.C9]&amp;&quot; &quot;&amp;CHAR(9)&amp;[$VALUES.D9]" office:value-type="string" office:string-value="#define  &#9;NOTE_NEXT &#9;6" calcext:value-type="string">
            <text:p>#define <text:s/><text:tab/>NOTE_NEXT <text:tab/>6</text:p>
          </table:table-cell>
          <table:table-cell table:number-columns-repeated="12"/>
        </table:table-row>
        <table:table-row table:style-name="ro1">
          <table:table-cell table:formula="of:=[$VALUES.B10]&amp;&quot; &quot;&amp;CHAR(9)&amp;[$VALUES.C10]&amp;&quot; &quot;&amp;CHAR(9)&amp;[$VALUES.D10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B11]&amp;&quot; &quot;&amp;CHAR(9)&amp;[$VALUES.C11]&amp;&quot; &quot;&amp;CHAR(9)&amp;[$VALUES.D11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B12]&amp;&quot; &quot;&amp;CHAR(9)&amp;[$VALUES.C12]&amp;&quot; &quot;&amp;CHAR(9)&amp;[$VALUES.D12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B13]&amp;&quot; &quot;&amp;CHAR(9)&amp;[$VALUES.C13]&amp;&quot; &quot;&amp;CHAR(9)&amp;[$VALUES.D13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B14]&amp;&quot; &quot;&amp;CHAR(9)&amp;[$VALUES.C14]&amp;&quot; &quot;&amp;CHAR(9)&amp;[$VALUES.D14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B15]&amp;&quot; &quot;&amp;CHAR(9)&amp;[$VALUES.C15]&amp;&quot; &quot;&amp;CHAR(9)&amp;[$VALUES.D15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B16]&amp;&quot; &quot;&amp;CHAR(9)&amp;[$VALUES.C16]&amp;&quot; &quot;&amp;CHAR(9)&amp;[$VALUES.D16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B17]&amp;&quot; &quot;&amp;CHAR(9)&amp;[$VALUES.C17]&amp;&quot; &quot;&amp;CHAR(9)&amp;[$VALUES.D17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B18]&amp;&quot; &quot;&amp;CHAR(9)&amp;[$VALUES.C18]&amp;&quot; &quot;&amp;CHAR(9)&amp;[$VALUES.D18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style-name="ce27" table:number-columns-repeated="6"/>
          <table:table-cell table:number-columns-repeated="7"/>
        </table:table-row>
        <table:table-row table:style-name="ro1">
          <table:table-cell table:formula="of:=[$VALUES.F2]&amp;&quot; &quot;&amp;CHAR(9)&amp;[$VALUES.G2]&amp;&quot; &quot;&amp;CHAR(9)&amp;[$VALUES.H2]" office:value-type="string" office:string-value="// &#9;//Controller Change &#9;Code" calcext:value-type="string">
            <text:p>// <text:tab/>//Controller Change <text:tab/>Code</text:p>
          </table:table-cell>
          <table:table-cell table:number-columns-repeated="12"/>
        </table:table-row>
        <table:table-row table:style-name="ro1">
          <table:table-cell table:formula="of:=[$VALUES.F3]&amp;&quot; &quot;&amp;CHAR(9)&amp;[$VALUES.G3]&amp;&quot; &quot;&amp;CHAR(9)&amp;[$VALUES.H3]" office:value-type="string" office:string-value="#define  &#9;NO_ACTION &#9;0" calcext:value-type="string">
            <text:p>#define <text:s/><text:tab/>NO_ACTION <text:tab/>0</text:p>
          </table:table-cell>
          <table:table-cell table:number-columns-repeated="12"/>
        </table:table-row>
        <table:table-row table:style-name="ro1">
          <table:table-cell table:formula="of:=[$VALUES.F4]&amp;&quot; &quot;&amp;CHAR(9)&amp;[$VALUES.G4]&amp;&quot; &quot;&amp;CHAR(9)&amp;[$VALUES.H4]" office:value-type="string" office:string-value="#define  &#9;CC_ROTATION &#9;1" calcext:value-type="string">
            <text:p>#define <text:s/><text:tab/>CC_ROTATION <text:tab/>1</text:p>
          </table:table-cell>
          <table:table-cell table:number-columns-repeated="12"/>
        </table:table-row>
        <table:table-row table:style-name="ro1">
          <table:table-cell table:formula="of:=[$VALUES.F5]&amp;&quot; &quot;&amp;CHAR(9)&amp;[$VALUES.G5]&amp;&quot; &quot;&amp;CHAR(9)&amp;[$VALUES.H5]" office:value-type="string" office:string-value="#define  &#9;CC_CROP_UP &#9;2" calcext:value-type="string">
            <text:p>#define <text:s/><text:tab/>CC_CROP_UP <text:tab/>2</text:p>
          </table:table-cell>
          <table:table-cell table:number-columns-repeated="12"/>
        </table:table-row>
        <table:table-row table:style-name="ro1">
          <table:table-cell table:formula="of:=[$VALUES.F6]&amp;&quot; &quot;&amp;CHAR(9)&amp;[$VALUES.G6]&amp;&quot; &quot;&amp;CHAR(9)&amp;[$VALUES.H6]" office:value-type="string" office:string-value="#define  &#9;CC_CROP_DOWN &#9;3" calcext:value-type="string">
            <text:p>#define <text:s/><text:tab/>CC_CROP_DOWN <text:tab/>3</text:p>
          </table:table-cell>
          <table:table-cell table:number-columns-repeated="12"/>
        </table:table-row>
        <table:table-row table:style-name="ro1">
          <table:table-cell table:formula="of:=[$VALUES.F7]&amp;&quot; &quot;&amp;CHAR(9)&amp;[$VALUES.G7]&amp;&quot; &quot;&amp;CHAR(9)&amp;[$VALUES.H7]" office:value-type="string" office:string-value="#define  &#9;CC_CROP_LEFT &#9;4" calcext:value-type="string">
            <text:p>#define <text:s/><text:tab/>CC_CROP_LEFT <text:tab/>4</text:p>
          </table:table-cell>
          <table:table-cell table:number-columns-repeated="12"/>
        </table:table-row>
        <table:table-row table:style-name="ro1">
          <table:table-cell table:formula="of:=[$VALUES.F8]&amp;&quot; &quot;&amp;CHAR(9)&amp;[$VALUES.G8]&amp;&quot; &quot;&amp;CHAR(9)&amp;[$VALUES.H8]" office:value-type="string" office:string-value="#define  &#9;CC_CROP_RIGHT &#9;5" calcext:value-type="string">
            <text:p>#define <text:s/><text:tab/>CC_CROP_RIGHT <text:tab/>5</text:p>
          </table:table-cell>
          <table:table-cell table:number-columns-repeated="12"/>
        </table:table-row>
        <table:table-row table:style-name="ro1">
          <table:table-cell table:formula="of:=[$VALUES.F9]&amp;&quot; &quot;&amp;CHAR(9)&amp;[$VALUES.G9]&amp;&quot; &quot;&amp;CHAR(9)&amp;[$VALUES.H9]" office:value-type="string" office:string-value="#define  &#9;CC_NEG_SCAN_BIAS &#9;6" calcext:value-type="string">
            <text:p>#define <text:s/><text:tab/>CC_NEG_SCAN_BIAS <text:tab/>6</text:p>
          </table:table-cell>
          <table:table-cell table:number-columns-repeated="12"/>
        </table:table-row>
        <table:table-row table:style-name="ro1">
          <table:table-cell table:formula="of:=[$VALUES.F10]&amp;&quot; &quot;&amp;CHAR(9)&amp;[$VALUES.G10]&amp;&quot; &quot;&amp;CHAR(9)&amp;[$VALUES.H10]" office:value-type="string" office:string-value="#define  &#9;CC_NEG_DMAX &#9;7" calcext:value-type="string">
            <text:p>#define <text:s/><text:tab/>CC_NEG_DMAX <text:tab/>7</text:p>
          </table:table-cell>
          <table:table-cell table:number-columns-repeated="12"/>
        </table:table-row>
        <table:table-row table:style-name="ro1">
          <table:table-cell table:formula="of:=[$VALUES.F11]&amp;&quot; &quot;&amp;CHAR(9)&amp;[$VALUES.G11]&amp;&quot; &quot;&amp;CHAR(9)&amp;[$VALUES.H11]" office:value-type="string" office:string-value="#define  &#9;CC_NEG_SHADOW_RED_OFFSET &#9;8" calcext:value-type="string">
            <text:p>#define <text:s/><text:tab/>CC_NEG_SHADOW_RED_OFFSET <text:tab/>8</text:p>
          </table:table-cell>
          <table:table-cell table:number-columns-repeated="12"/>
        </table:table-row>
        <table:table-row table:style-name="ro1">
          <table:table-cell table:formula="of:=[$VALUES.F12]&amp;&quot; &quot;&amp;CHAR(9)&amp;[$VALUES.G12]&amp;&quot; &quot;&amp;CHAR(9)&amp;[$VALUES.H12]" office:value-type="string" office:string-value="#define  &#9;CC_NEG_SHADOW_GREEN_OFFSET &#9;9" calcext:value-type="string">
            <text:p>#define <text:s/><text:tab/>CC_NEG_SHADOW_GREEN_OFFSET <text:tab/>9</text:p>
          </table:table-cell>
          <table:table-cell table:number-columns-repeated="12"/>
        </table:table-row>
        <table:table-row table:style-name="ro1">
          <table:table-cell table:formula="of:=[$VALUES.F13]&amp;&quot; &quot;&amp;CHAR(9)&amp;[$VALUES.G13]&amp;&quot; &quot;&amp;CHAR(9)&amp;[$VALUES.H13]" office:value-type="string" office:string-value="#define  &#9;CC_NEG_SHADOW_BLUE_OFFSET &#9;10" calcext:value-type="string">
            <text:p>#define <text:s/><text:tab/>CC_NEG_SHADOW_BLUE_OFFSET <text:tab/>10</text:p>
          </table:table-cell>
          <table:table-cell table:number-columns-repeated="12"/>
        </table:table-row>
        <table:table-row table:style-name="ro1">
          <table:table-cell table:formula="of:=[$VALUES.F14]&amp;&quot; &quot;&amp;CHAR(9)&amp;[$VALUES.G14]&amp;&quot; &quot;&amp;CHAR(9)&amp;[$VALUES.H14]" office:value-type="string" office:string-value="#define  &#9;CC_NEG_HIGHLIGHTS_RED_OFFSET &#9;11" calcext:value-type="string">
            <text:p>#define <text:s/><text:tab/>CC_NEG_HIGHLIGHTS_RED_OFFSET <text:tab/>11</text:p>
          </table:table-cell>
          <table:table-cell table:number-columns-repeated="12"/>
        </table:table-row>
        <table:table-row table:style-name="ro1">
          <table:table-cell table:formula="of:=[$VALUES.F15]&amp;&quot; &quot;&amp;CHAR(9)&amp;[$VALUES.G15]&amp;&quot; &quot;&amp;CHAR(9)&amp;[$VALUES.H15]" office:value-type="string" office:string-value="#define  &#9;CC_NEG_HIGHLIGHTS_GREEN_OFFSET &#9;12" calcext:value-type="string">
            <text:p>#define <text:s/><text:tab/>CC_NEG_HIGHLIGHTS_GREEN_OFFSET <text:tab/>12</text:p>
          </table:table-cell>
          <table:table-cell table:number-columns-repeated="12"/>
        </table:table-row>
        <table:table-row table:style-name="ro1">
          <table:table-cell table:formula="of:=[$VALUES.F16]&amp;&quot; &quot;&amp;CHAR(9)&amp;[$VALUES.G16]&amp;&quot; &quot;&amp;CHAR(9)&amp;[$VALUES.H16]" office:value-type="string" office:string-value="#define  &#9;CC_NEG_HIGHLIGHTS_BLUE_OFFSET &#9;13" calcext:value-type="string">
            <text:p>#define <text:s/><text:tab/>CC_NEG_HIGHLIGHTS_BLUE_OFFSET <text:tab/>13</text:p>
          </table:table-cell>
          <table:table-cell table:number-columns-repeated="12"/>
        </table:table-row>
        <table:table-row table:style-name="ro1">
          <table:table-cell table:formula="of:=[$VALUES.F17]&amp;&quot; &quot;&amp;CHAR(9)&amp;[$VALUES.G17]&amp;&quot; &quot;&amp;CHAR(9)&amp;[$VALUES.H17]" office:value-type="string" office:string-value="#define  &#9;CC_COLOR_CORRECTION_WHITE_V &#9;14" calcext:value-type="string">
            <text:p>#define <text:s/><text:tab/>CC_COLOR_CORRECTION_WHITE_V <text:tab/>14</text:p>
          </table:table-cell>
          <table:table-cell table:number-columns-repeated="12"/>
        </table:table-row>
        <table:table-row table:style-name="ro1">
          <table:table-cell table:formula="of:=[$VALUES.F18]&amp;&quot; &quot;&amp;CHAR(9)&amp;[$VALUES.G18]&amp;&quot; &quot;&amp;CHAR(9)&amp;[$VALUES.H18]" office:value-type="string" office:string-value="#define  &#9;CC_COLOR_CORRECTION_WHITE_H &#9;15" calcext:value-type="string">
            <text:p>#define <text:s/><text:tab/>CC_COLOR_CORRECTION_WHITE_H <text:tab/>15</text:p>
          </table:table-cell>
          <table:table-cell table:number-columns-repeated="12"/>
        </table:table-row>
        <table:table-row table:style-name="ro1">
          <table:table-cell table:formula="of:=[$VALUES.F19]&amp;&quot; &quot;&amp;CHAR(9)&amp;[$VALUES.G19]&amp;&quot; &quot;&amp;CHAR(9)&amp;[$VALUES.H19]" office:value-type="string" office:string-value="#define  &#9;CC_COLOR_CORRECTION_BLACK_V &#9;16" calcext:value-type="string">
            <text:p>#define <text:s/><text:tab/>CC_COLOR_CORRECTION_BLACK_V <text:tab/>16</text:p>
          </table:table-cell>
          <table:table-cell table:number-columns-repeated="12"/>
        </table:table-row>
        <table:table-row table:style-name="ro1">
          <table:table-cell table:formula="of:=[$VALUES.F20]&amp;&quot; &quot;&amp;CHAR(9)&amp;[$VALUES.G20]&amp;&quot; &quot;&amp;CHAR(9)&amp;[$VALUES.H20]" office:value-type="string" office:string-value="#define  &#9;CC_COLOR_CORRECTION_BLACK_H &#9;17" calcext:value-type="string">
            <text:p>#define <text:s/><text:tab/>CC_COLOR_CORRECTION_BLACK_H <text:tab/>17</text:p>
          </table:table-cell>
          <table:table-cell table:number-columns-repeated="12"/>
        </table:table-row>
        <table:table-row table:style-name="ro1">
          <table:table-cell table:formula="of:=[$VALUES.F21]&amp;&quot; &quot;&amp;CHAR(9)&amp;[$VALUES.G21]&amp;&quot; &quot;&amp;CHAR(9)&amp;[$VALUES.H21]" office:value-type="string" office:string-value="#define  &#9;CC_COLOR_BALANCE_CONTRAST &#9;18" calcext:value-type="string">
            <text:p>#define <text:s/><text:tab/>CC_COLOR_BALANCE_CONTRAST <text:tab/>18</text:p>
          </table:table-cell>
          <table:table-cell table:number-columns-repeated="12"/>
        </table:table-row>
        <table:table-row table:style-name="ro1">
          <table:table-cell table:formula="of:=[$VALUES.F22]&amp;&quot; &quot;&amp;CHAR(9)&amp;[$VALUES.G22]&amp;&quot; &quot;&amp;CHAR(9)&amp;[$VALUES.H22]" office:value-type="string" office:string-value="#define  &#9;CC_COLOR_BALANCE_SHADOWS_FACTOR &#9;19" calcext:value-type="string">
            <text:p>#define <text:s/><text:tab/>CC_COLOR_BALANCE_SHADOWS_FACTOR <text:tab/>19</text:p>
          </table:table-cell>
          <table:table-cell table:number-columns-repeated="12"/>
        </table:table-row>
        <table:table-row table:style-name="ro1">
          <table:table-cell table:formula="of:=[$VALUES.F23]&amp;&quot; &quot;&amp;CHAR(9)&amp;[$VALUES.G23]&amp;&quot; &quot;&amp;CHAR(9)&amp;[$VALUES.H23]" office:value-type="string" office:string-value="#define  &#9;CC_COLOR_BALANCE_SHADOWS_HUE &#9;20" calcext:value-type="string">
            <text:p>#define <text:s/><text:tab/>CC_COLOR_BALANCE_SHADOWS_HUE <text:tab/>20</text:p>
          </table:table-cell>
          <table:table-cell table:number-columns-repeated="12"/>
        </table:table-row>
        <table:table-row table:style-name="ro1">
          <table:table-cell table:formula="of:=[$VALUES.F24]&amp;&quot; &quot;&amp;CHAR(9)&amp;[$VALUES.G24]&amp;&quot; &quot;&amp;CHAR(9)&amp;[$VALUES.H24]" office:value-type="string" office:string-value="#define  &#9;CC_COLOR_BALANCE_SHADOWS_SATURATION &#9;21" calcext:value-type="string">
            <text:p>#define <text:s/><text:tab/>CC_COLOR_BALANCE_SHADOWS_SATURATION <text:tab/>21</text:p>
          </table:table-cell>
          <table:table-cell table:number-columns-repeated="12"/>
        </table:table-row>
        <table:table-row table:style-name="ro1">
          <table:table-cell table:formula="of:=[$VALUES.F25]&amp;&quot; &quot;&amp;CHAR(9)&amp;[$VALUES.G25]&amp;&quot; &quot;&amp;CHAR(9)&amp;[$VALUES.H25]" office:value-type="string" office:string-value="#define  &#9;CC_COLOR_BALANCE_MIDS_FACTOR &#9;22" calcext:value-type="string">
            <text:p>#define <text:s/><text:tab/>CC_COLOR_BALANCE_MIDS_FACTOR <text:tab/>22</text:p>
          </table:table-cell>
          <table:table-cell table:number-columns-repeated="12"/>
        </table:table-row>
        <table:table-row table:style-name="ro1">
          <table:table-cell table:formula="of:=[$VALUES.F26]&amp;&quot; &quot;&amp;CHAR(9)&amp;[$VALUES.G26]&amp;&quot; &quot;&amp;CHAR(9)&amp;[$VALUES.H26]" office:value-type="string" office:string-value="#define  &#9;CC_COLOR_BALANCE_MIDS_HUE &#9;23" calcext:value-type="string">
            <text:p>#define <text:s/><text:tab/>CC_COLOR_BALANCE_MIDS_HUE <text:tab/>23</text:p>
          </table:table-cell>
          <table:table-cell table:number-columns-repeated="12"/>
        </table:table-row>
        <table:table-row table:style-name="ro1">
          <table:table-cell table:formula="of:=[$VALUES.F27]&amp;&quot; &quot;&amp;CHAR(9)&amp;[$VALUES.G27]&amp;&quot; &quot;&amp;CHAR(9)&amp;[$VALUES.H27]" office:value-type="string" office:string-value="#define  &#9;CC_COLOR_BALANCE_MIDS_SATURATION &#9;24" calcext:value-type="string">
            <text:p>#define <text:s/><text:tab/>CC_COLOR_BALANCE_MIDS_SATURATION <text:tab/>24</text:p>
          </table:table-cell>
          <table:table-cell table:number-columns-repeated="12"/>
        </table:table-row>
        <table:table-row table:style-name="ro1">
          <table:table-cell table:formula="of:=[$VALUES.F28]&amp;&quot; &quot;&amp;CHAR(9)&amp;[$VALUES.G28]&amp;&quot; &quot;&amp;CHAR(9)&amp;[$VALUES.H28]" office:value-type="string" office:string-value="#define  &#9;CC_COLOR_BALANCE_HIGHLIGHTS_FACTOR &#9;25" calcext:value-type="string">
            <text:p>#define <text:s/><text:tab/>CC_COLOR_BALANCE_HIGHLIGHTS_FACTOR <text:tab/>25</text:p>
          </table:table-cell>
          <table:table-cell table:number-columns-repeated="12"/>
        </table:table-row>
        <table:table-row table:style-name="ro1">
          <table:table-cell table:formula="of:=[$VALUES.F29]&amp;&quot; &quot;&amp;CHAR(9)&amp;[$VALUES.G29]&amp;&quot; &quot;&amp;CHAR(9)&amp;[$VALUES.H29]" office:value-type="string" office:string-value="#define  &#9;CC_COLOR_BALANCE_HIGHLIGHTS_HUE &#9;26" calcext:value-type="string">
            <text:p>#define <text:s/><text:tab/>CC_COLOR_BALANCE_HIGHLIGHTS_HUE <text:tab/>26</text:p>
          </table:table-cell>
          <table:table-cell table:number-columns-repeated="12"/>
        </table:table-row>
        <table:table-row table:style-name="ro1">
          <table:table-cell table:formula="of:=[$VALUES.F30]&amp;&quot; &quot;&amp;CHAR(9)&amp;[$VALUES.G30]&amp;&quot; &quot;&amp;CHAR(9)&amp;[$VALUES.H30]" office:value-type="string" office:string-value="#define  &#9;CC_COLOR_BALANCE_HIGHLIGTHS_SATURATION &#9;27" calcext:value-type="string">
            <text:p>#define <text:s/><text:tab/>CC_COLOR_BALANCE_HIGHLIGTHS_SATURATION <text:tab/>27</text:p>
          </table:table-cell>
          <table:table-cell table:number-columns-repeated="12"/>
        </table:table-row>
        <table:table-row table:style-name="ro1">
          <table:table-cell table:formula="of:=[$VALUES.F31]&amp;&quot; &quot;&amp;CHAR(9)&amp;[$VALUES.G31]&amp;&quot; &quot;&amp;CHAR(9)&amp;[$VALUES.H31]" office:value-type="string" office:string-value="#define  &#9;CC_NEG_DMIN_R &#9;28" calcext:value-type="string">
            <text:p>#define <text:s/><text:tab/>CC_NEG_DMIN_R <text:tab/>28</text:p>
          </table:table-cell>
          <table:table-cell table:number-columns-repeated="12"/>
        </table:table-row>
        <table:table-row table:style-name="ro1">
          <table:table-cell table:formula="of:=[$VALUES.F32]&amp;&quot; &quot;&amp;CHAR(9)&amp;[$VALUES.G32]&amp;&quot; &quot;&amp;CHAR(9)&amp;[$VALUES.H32]" office:value-type="string" office:string-value="#define  &#9;CC_NEG_DMIN_G &#9;29" calcext:value-type="string">
            <text:p>#define <text:s/><text:tab/>CC_NEG_DMIN_G <text:tab/>29</text:p>
          </table:table-cell>
          <table:table-cell table:number-columns-repeated="12"/>
        </table:table-row>
        <table:table-row table:style-name="ro1">
          <table:table-cell table:formula="of:=[$VALUES.F33]&amp;&quot; &quot;&amp;CHAR(9)&amp;[$VALUES.G33]&amp;&quot; &quot;&amp;CHAR(9)&amp;[$VALUES.H33]" office:value-type="string" office:string-value="#define  &#9;CC_NEG_DMIN_B &#9;30" calcext:value-type="string">
            <text:p>#define <text:s/><text:tab/>CC_NEG_DMIN_B <text:tab/>30</text:p>
          </table:table-cell>
          <table:table-cell table:number-columns-repeated="12"/>
        </table:table-row>
        <table:table-row table:style-name="ro1">
          <table:table-cell table:formula="of:=[$VALUES.F34]&amp;&quot; &quot;&amp;CHAR(9)&amp;[$VALUES.G34]&amp;&quot; &quot;&amp;CHAR(9)&amp;[$VALUES.H34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F35]&amp;&quot; &quot;&amp;CHAR(9)&amp;[$VALUES.G35]&amp;&quot; &quot;&amp;CHAR(9)&amp;[$VALUES.H35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F36]&amp;&quot; &quot;&amp;CHAR(9)&amp;[$VALUES.G36]&amp;&quot; &quot;&amp;CHAR(9)&amp;[$VALUES.H36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F37]&amp;&quot; &quot;&amp;CHAR(9)&amp;[$VALUES.G37]&amp;&quot; &quot;&amp;CHAR(9)&amp;[$VALUES.H37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F38]&amp;&quot; &quot;&amp;CHAR(9)&amp;[$VALUES.G38]&amp;&quot; &quot;&amp;CHAR(9)&amp;[$VALUES.H38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F39]&amp;&quot; &quot;&amp;CHAR(9)&amp;[$VALUES.G39]&amp;&quot; &quot;&amp;CHAR(9)&amp;[$VALUES.H39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F40]&amp;&quot; &quot;&amp;CHAR(9)&amp;[$VALUES.G40]&amp;&quot; &quot;&amp;CHAR(9)&amp;[$VALUES.H40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style-name="ce27" table:number-columns-repeated="6"/>
          <table:table-cell table:number-columns-repeated="7"/>
        </table:table-row>
        <table:table-row table:style-name="ro1">
          <table:table-cell table:formula="of:=[$VALUES.J2]&amp;&quot; &quot;&amp;CHAR(9)&amp;[$VALUES.K2]&amp;&quot; &quot;&amp;CHAR(9)&amp;[$VALUES.L2]" office:value-type="string" office:string-value="// &#9;//LAYERS &#9;CODE" calcext:value-type="string">
            <text:p>// <text:tab/>//LAYERS <text:tab/>CODE</text:p>
          </table:table-cell>
          <table:table-cell table:number-columns-repeated="12"/>
        </table:table-row>
        <table:table-row table:style-name="ro1">
          <table:table-cell table:formula="of:=[$VALUES.J3]&amp;&quot; &quot;&amp;CHAR(9)&amp;[$VALUES.K3]&amp;&quot; &quot;&amp;CHAR(9)&amp;[$VALUES.L3]" office:value-type="string" office:string-value="#define  &#9;N_LAYERS &#9;8" calcext:value-type="string">
            <text:p>#define <text:s/><text:tab/>N_LAYERS <text:tab/>8</text:p>
          </table:table-cell>
          <table:table-cell table:number-columns-repeated="12"/>
        </table:table-row>
        <table:table-row table:style-name="ro1">
          <table:table-cell table:formula="of:=[$VALUES.J4]&amp;&quot; &quot;&amp;CHAR(9)&amp;[$VALUES.K4]&amp;&quot; &quot;&amp;CHAR(9)&amp;[$VALUES.L4]" office:value-type="string" office:string-value="#define  &#9;N_LAYER_1 &#9;128" calcext:value-type="string">
            <text:p>#define <text:s/><text:tab/>N_LAYER_1 <text:tab/>128</text:p>
          </table:table-cell>
          <table:table-cell table:number-columns-repeated="12"/>
        </table:table-row>
        <table:table-row table:style-name="ro1">
          <table:table-cell table:formula="of:=[$VALUES.J5]&amp;&quot; &quot;&amp;CHAR(9)&amp;[$VALUES.K5]&amp;&quot; &quot;&amp;CHAR(9)&amp;[$VALUES.L5]" office:value-type="string" office:string-value="#define  &#9;N_LAYER_2L &#9;129" calcext:value-type="string">
            <text:p>#define <text:s/><text:tab/>N_LAYER_2L <text:tab/>129</text:p>
          </table:table-cell>
          <table:table-cell table:number-columns-repeated="12"/>
        </table:table-row>
        <table:table-row table:style-name="ro1">
          <table:table-cell table:formula="of:=[$VALUES.J6]&amp;&quot; &quot;&amp;CHAR(9)&amp;[$VALUES.K6]&amp;&quot; &quot;&amp;CHAR(9)&amp;[$VALUES.L6]" office:value-type="string" office:string-value="#define  &#9;N_LAYER_2U &#9;130" calcext:value-type="string">
            <text:p>#define <text:s/><text:tab/>N_LAYER_2U <text:tab/>130</text:p>
          </table:table-cell>
          <table:table-cell table:number-columns-repeated="12"/>
        </table:table-row>
        <table:table-row table:style-name="ro1">
          <table:table-cell table:formula="of:=[$VALUES.J7]&amp;&quot; &quot;&amp;CHAR(9)&amp;[$VALUES.K7]&amp;&quot; &quot;&amp;CHAR(9)&amp;[$VALUES.L7]" office:value-type="string" office:string-value="#define  &#9;N_LAYER_2B &#9;131" calcext:value-type="string">
            <text:p>#define <text:s/><text:tab/>N_LAYER_2B <text:tab/>131</text:p>
          </table:table-cell>
          <table:table-cell table:number-columns-repeated="12"/>
        </table:table-row>
        <table:table-row table:style-name="ro1">
          <table:table-cell table:formula="of:=[$VALUES.J8]&amp;&quot; &quot;&amp;CHAR(9)&amp;[$VALUES.K8]&amp;&quot; &quot;&amp;CHAR(9)&amp;[$VALUES.L8]" office:value-type="string" office:string-value="#define  &#9;N_LAYER_3 &#9;132" calcext:value-type="string">
            <text:p>#define <text:s/><text:tab/>N_LAYER_3 <text:tab/>132</text:p>
          </table:table-cell>
          <table:table-cell table:number-columns-repeated="12"/>
        </table:table-row>
        <table:table-row table:style-name="ro1">
          <table:table-cell table:formula="of:=[$VALUES.J9]&amp;&quot; &quot;&amp;CHAR(9)&amp;[$VALUES.K9]&amp;&quot; &quot;&amp;CHAR(9)&amp;[$VALUES.L9]" office:value-type="string" office:string-value="#define  &#9;N_LAYER_4U &#9;133" calcext:value-type="string">
            <text:p>#define <text:s/><text:tab/>N_LAYER_4U <text:tab/>133</text:p>
          </table:table-cell>
          <table:table-cell table:number-columns-repeated="12"/>
        </table:table-row>
        <table:table-row table:style-name="ro1">
          <table:table-cell table:formula="of:=[$VALUES.J10]&amp;&quot; &quot;&amp;CHAR(9)&amp;[$VALUES.K10]&amp;&quot; &quot;&amp;CHAR(9)&amp;[$VALUES.L10]" office:value-type="string" office:string-value="#define  &#9;N_LAYER_4L &#9;134" calcext:value-type="string">
            <text:p>#define <text:s/><text:tab/>N_LAYER_4L <text:tab/>134</text:p>
          </table:table-cell>
          <table:table-cell table:number-columns-repeated="12"/>
        </table:table-row>
        <table:table-row table:style-name="ro1">
          <table:table-cell table:formula="of:=[$VALUES.J11]&amp;&quot; &quot;&amp;CHAR(9)&amp;[$VALUES.K11]&amp;&quot; &quot;&amp;CHAR(9)&amp;[$VALUES.L11]" office:value-type="string" office:string-value="#define  &#9;N_LAYER_4D &#9;135" calcext:value-type="string">
            <text:p>#define <text:s/><text:tab/>N_LAYER_4D <text:tab/>135</text:p>
          </table:table-cell>
          <table:table-cell table:number-columns-repeated="12"/>
        </table:table-row>
        <table:table-row table:style-name="ro1">
          <table:table-cell table:formula="of:=[$VALUES.J12]&amp;&quot; &quot;&amp;CHAR(9)&amp;[$VALUES.K12]&amp;&quot; &quot;&amp;CHAR(9)&amp;[$VALUES.L12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J13]&amp;&quot; &quot;&amp;CHAR(9)&amp;[$VALUES.K13]&amp;&quot; &quot;&amp;CHAR(9)&amp;[$VALUES.L13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J14]&amp;&quot; &quot;&amp;CHAR(9)&amp;[$VALUES.K14]&amp;&quot; &quot;&amp;CHAR(9)&amp;[$VALUES.L14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J15]&amp;&quot; &quot;&amp;CHAR(9)&amp;[$VALUES.K15]&amp;&quot; &quot;&amp;CHAR(9)&amp;[$VALUES.L15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J16]&amp;&quot; &quot;&amp;CHAR(9)&amp;[$VALUES.K16]&amp;&quot; &quot;&amp;CHAR(9)&amp;[$VALUES.L16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J17]&amp;&quot; &quot;&amp;CHAR(9)&amp;[$VALUES.K17]&amp;&quot; &quot;&amp;CHAR(9)&amp;[$VALUES.L17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J18]&amp;&quot; &quot;&amp;CHAR(9)&amp;[$VALUES.K18]&amp;&quot; &quot;&amp;CHAR(9)&amp;[$VALUES.L18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style-name="ce27" table:number-columns-repeated="6"/>
          <table:table-cell table:number-columns-repeated="7"/>
        </table:table-row>
        <table:table-row table:style-name="ro1">
          <table:table-cell table:formula="of:=[$VALUES.N2]&amp;&quot; &quot;&amp;CHAR(9)&amp;[$VALUES.O2]&amp;&quot; &quot;&amp;CHAR(9)&amp;[$VALUES.P2]" office:value-type="string" office:string-value="// &#9;//LAYERS &#9;NUMBER" calcext:value-type="string">
            <text:p>// <text:tab/>//LAYERS <text:tab/>NUMBER</text:p>
          </table:table-cell>
          <table:table-cell table:number-columns-repeated="12"/>
        </table:table-row>
        <table:table-row table:style-name="ro1">
          <table:table-cell table:formula="of:=[$VALUES.N3]&amp;&quot; &quot;&amp;CHAR(9)&amp;[$VALUES.O3]&amp;&quot; &quot;&amp;CHAR(9)&amp;[$VALUES.P3]" office:value-type="string" office:string-value="#define  &#9;N_INPUTS &#9;21" calcext:value-type="string">
            <text:p>#define <text:s/><text:tab/>N_INPUTS <text:tab/>21</text:p>
          </table:table-cell>
          <table:table-cell table:number-columns-repeated="12"/>
        </table:table-row>
        <table:table-row table:style-name="ro1">
          <table:table-cell table:formula="of:=[$VALUES.N4]&amp;&quot; &quot;&amp;CHAR(9)&amp;[$VALUES.O4]&amp;&quot; &quot;&amp;CHAR(9)&amp;[$VALUES.P4]" office:value-type="string" office:string-value="#define  &#9;N_ENC_MAG &#9;0" calcext:value-type="string">
            <text:p>#define <text:s/><text:tab/>N_ENC_MAG <text:tab/>0</text:p>
          </table:table-cell>
          <table:table-cell table:number-columns-repeated="12"/>
        </table:table-row>
        <table:table-row table:style-name="ro1">
          <table:table-cell table:formula="of:=[$VALUES.N5]&amp;&quot; &quot;&amp;CHAR(9)&amp;[$VALUES.O5]&amp;&quot; &quot;&amp;CHAR(9)&amp;[$VALUES.P5]" office:value-type="string" office:string-value="#define  &#9;N_ENC_UP &#9;1" calcext:value-type="string">
            <text:p>#define <text:s/><text:tab/>N_ENC_UP <text:tab/>1</text:p>
          </table:table-cell>
          <table:table-cell table:number-columns-repeated="12"/>
        </table:table-row>
        <table:table-row table:style-name="ro1">
          <table:table-cell table:formula="of:=[$VALUES.N6]&amp;&quot; &quot;&amp;CHAR(9)&amp;[$VALUES.O6]&amp;&quot; &quot;&amp;CHAR(9)&amp;[$VALUES.P6]" office:value-type="string" office:string-value="#define  &#9;N_ENC_DOWN &#9;2" calcext:value-type="string">
            <text:p>#define <text:s/><text:tab/>N_ENC_DOWN <text:tab/>2</text:p>
          </table:table-cell>
          <table:table-cell table:number-columns-repeated="12"/>
        </table:table-row>
        <table:table-row table:style-name="ro1">
          <table:table-cell table:formula="of:=[$VALUES.N7]&amp;&quot; &quot;&amp;CHAR(9)&amp;[$VALUES.O7]&amp;&quot; &quot;&amp;CHAR(9)&amp;[$VALUES.P7]" office:value-type="string" office:string-value="#define  &#9;N_ENC_LEFT &#9;3" calcext:value-type="string">
            <text:p>#define <text:s/><text:tab/>N_ENC_LEFT <text:tab/>3</text:p>
          </table:table-cell>
          <table:table-cell table:number-columns-repeated="12"/>
        </table:table-row>
        <table:table-row table:style-name="ro1">
          <table:table-cell table:formula="of:=[$VALUES.N8]&amp;&quot; &quot;&amp;CHAR(9)&amp;[$VALUES.O8]&amp;&quot; &quot;&amp;CHAR(9)&amp;[$VALUES.P8]" office:value-type="string" office:string-value="#define  &#9;N_ENC_RIGHT &#9;4" calcext:value-type="string">
            <text:p>#define <text:s/><text:tab/>N_ENC_RIGHT <text:tab/>4</text:p>
          </table:table-cell>
          <table:table-cell table:number-columns-repeated="12"/>
        </table:table-row>
        <table:table-row table:style-name="ro1">
          <table:table-cell table:formula="of:=[$VALUES.N9]&amp;&quot; &quot;&amp;CHAR(9)&amp;[$VALUES.O9]&amp;&quot; &quot;&amp;CHAR(9)&amp;[$VALUES.P9]" office:value-type="string" office:string-value="#define  &#9;N_BUTTON_UP &#9;5" calcext:value-type="string">
            <text:p>#define <text:s/><text:tab/>N_BUTTON_UP <text:tab/>5</text:p>
          </table:table-cell>
          <table:table-cell table:number-columns-repeated="12"/>
        </table:table-row>
        <table:table-row table:style-name="ro1">
          <table:table-cell table:formula="of:=[$VALUES.N10]&amp;&quot; &quot;&amp;CHAR(9)&amp;[$VALUES.O10]&amp;&quot; &quot;&amp;CHAR(9)&amp;[$VALUES.P10]" office:value-type="string" office:string-value="#define  &#9;N_BUTTON_DOWN &#9;6" calcext:value-type="string">
            <text:p>#define <text:s/><text:tab/>N_BUTTON_DOWN <text:tab/>6</text:p>
          </table:table-cell>
          <table:table-cell table:number-columns-repeated="12"/>
        </table:table-row>
        <table:table-row table:style-name="ro1">
          <table:table-cell table:formula="of:=[$VALUES.N11]&amp;&quot; &quot;&amp;CHAR(9)&amp;[$VALUES.O11]&amp;&quot; &quot;&amp;CHAR(9)&amp;[$VALUES.P11]" office:value-type="string" office:string-value="#define  &#9;N_BUTTON_LEFT &#9;7" calcext:value-type="string">
            <text:p>#define <text:s/><text:tab/>N_BUTTON_LEFT <text:tab/>7</text:p>
          </table:table-cell>
          <table:table-cell table:number-columns-repeated="12"/>
        </table:table-row>
        <table:table-row table:style-name="ro1">
          <table:table-cell table:formula="of:=[$VALUES.N12]&amp;&quot; &quot;&amp;CHAR(9)&amp;[$VALUES.O12]&amp;&quot; &quot;&amp;CHAR(9)&amp;[$VALUES.P12]" office:value-type="string" office:string-value="#define  &#9;N_BUTTON_RIGHT &#9;8" calcext:value-type="string">
            <text:p>#define <text:s/><text:tab/>N_BUTTON_RIGHT <text:tab/>8</text:p>
          </table:table-cell>
          <table:table-cell table:number-columns-repeated="12"/>
        </table:table-row>
        <table:table-row table:style-name="ro1">
          <table:table-cell table:formula="of:=[$VALUES.N13]&amp;&quot; &quot;&amp;CHAR(9)&amp;[$VALUES.O13]&amp;&quot; &quot;&amp;CHAR(9)&amp;[$VALUES.P13]" office:value-type="string" office:string-value="#define  &#9;N_BUTTON_1 &#9;9" calcext:value-type="string">
            <text:p>#define <text:s/><text:tab/>N_BUTTON_1 <text:tab/>9</text:p>
          </table:table-cell>
          <table:table-cell table:number-columns-repeated="12"/>
        </table:table-row>
        <table:table-row table:style-name="ro1">
          <table:table-cell table:formula="of:=[$VALUES.N14]&amp;&quot; &quot;&amp;CHAR(9)&amp;[$VALUES.O14]&amp;&quot; &quot;&amp;CHAR(9)&amp;[$VALUES.P14]" office:value-type="string" office:string-value="#define  &#9;N_BUTTON_2 &#9;10" calcext:value-type="string">
            <text:p>#define <text:s/><text:tab/>N_BUTTON_2 <text:tab/>10</text:p>
          </table:table-cell>
          <table:table-cell table:number-columns-repeated="12"/>
        </table:table-row>
        <table:table-row table:style-name="ro1">
          <table:table-cell table:formula="of:=[$VALUES.N15]&amp;&quot; &quot;&amp;CHAR(9)&amp;[$VALUES.O15]&amp;&quot; &quot;&amp;CHAR(9)&amp;[$VALUES.P15]" office:value-type="string" office:string-value="#define  &#9;N_BUTTON_3 &#9;11" calcext:value-type="string">
            <text:p>#define <text:s/><text:tab/>N_BUTTON_3 <text:tab/>11</text:p>
          </table:table-cell>
          <table:table-cell table:number-columns-repeated="12"/>
        </table:table-row>
        <table:table-row table:style-name="ro1">
          <table:table-cell table:formula="of:=[$VALUES.N16]&amp;&quot; &quot;&amp;CHAR(9)&amp;[$VALUES.O16]&amp;&quot; &quot;&amp;CHAR(9)&amp;[$VALUES.P16]" office:value-type="string" office:string-value="#define  &#9;N_BUTTON_4 &#9;12" calcext:value-type="string">
            <text:p>#define <text:s/><text:tab/>N_BUTTON_4 <text:tab/>12</text:p>
          </table:table-cell>
          <table:table-cell table:number-columns-repeated="12"/>
        </table:table-row>
        <table:table-row table:style-name="ro1">
          <table:table-cell table:formula="of:=[$VALUES.N17]&amp;&quot; &quot;&amp;CHAR(9)&amp;[$VALUES.O17]&amp;&quot; &quot;&amp;CHAR(9)&amp;[$VALUES.P17]" office:value-type="string" office:string-value="#define  &#9;N_BUTTON_5 &#9;13" calcext:value-type="string">
            <text:p>#define <text:s/><text:tab/>N_BUTTON_5 <text:tab/>13</text:p>
          </table:table-cell>
          <table:table-cell table:number-columns-repeated="12"/>
        </table:table-row>
        <table:table-row table:style-name="ro1">
          <table:table-cell table:formula="of:=[$VALUES.N18]&amp;&quot; &quot;&amp;CHAR(9)&amp;[$VALUES.O18]&amp;&quot; &quot;&amp;CHAR(9)&amp;[$VALUES.P18]" office:value-type="string" office:string-value="#define  &#9;N_BUTTON_6 &#9;14" calcext:value-type="string">
            <text:p>#define <text:s/><text:tab/>N_BUTTON_6 <text:tab/>14</text:p>
          </table:table-cell>
          <table:table-cell table:number-columns-repeated="12"/>
        </table:table-row>
        <table:table-row table:style-name="ro1">
          <table:table-cell table:formula="of:=[$VALUES.N19]&amp;&quot; &quot;&amp;CHAR(9)&amp;[$VALUES.O19]&amp;&quot; &quot;&amp;CHAR(9)&amp;[$VALUES.P19]" office:value-type="string" office:string-value="#define  &#9;N_BUTTON_7 &#9;15" calcext:value-type="string">
            <text:p>#define <text:s/><text:tab/>N_BUTTON_7 <text:tab/>15</text:p>
          </table:table-cell>
          <table:table-cell table:number-columns-repeated="12"/>
        </table:table-row>
        <table:table-row table:style-name="ro1">
          <table:table-cell table:formula="of:=[$VALUES.N20]&amp;&quot; &quot;&amp;CHAR(9)&amp;[$VALUES.O20]&amp;&quot; &quot;&amp;CHAR(9)&amp;[$VALUES.P20]" office:value-type="string" office:string-value="#define  &#9;N_BUTTON_8 &#9;16" calcext:value-type="string">
            <text:p>#define <text:s/><text:tab/>N_BUTTON_8 <text:tab/>16</text:p>
          </table:table-cell>
          <table:table-cell table:number-columns-repeated="12"/>
        </table:table-row>
        <table:table-row table:style-name="ro1">
          <table:table-cell table:formula="of:=[$VALUES.N21]&amp;&quot; &quot;&amp;CHAR(9)&amp;[$VALUES.O21]&amp;&quot; &quot;&amp;CHAR(9)&amp;[$VALUES.P21]" office:value-type="string" office:string-value="#define  &#9;N_BUTTON_9 &#9;17" calcext:value-type="string">
            <text:p>#define <text:s/><text:tab/>N_BUTTON_9 <text:tab/>17</text:p>
          </table:table-cell>
          <table:table-cell table:number-columns-repeated="12"/>
        </table:table-row>
        <table:table-row table:style-name="ro1">
          <table:table-cell table:formula="of:=[$VALUES.N22]&amp;&quot; &quot;&amp;CHAR(9)&amp;[$VALUES.O22]&amp;&quot; &quot;&amp;CHAR(9)&amp;[$VALUES.P22]" office:value-type="string" office:string-value="#define  &#9;N_BUTTON_10 &#9;18" calcext:value-type="string">
            <text:p>#define <text:s/><text:tab/>N_BUTTON_10 <text:tab/>18</text:p>
          </table:table-cell>
          <table:table-cell table:number-columns-repeated="12"/>
        </table:table-row>
        <table:table-row table:style-name="ro1">
          <table:table-cell table:formula="of:=[$VALUES.N23]&amp;&quot; &quot;&amp;CHAR(9)&amp;[$VALUES.O23]&amp;&quot; &quot;&amp;CHAR(9)&amp;[$VALUES.P23]" office:value-type="string" office:string-value="#define  &#9;N_BUTTON_11 &#9;19" calcext:value-type="string">
            <text:p>#define <text:s/><text:tab/>N_BUTTON_11 <text:tab/>19</text:p>
          </table:table-cell>
          <table:table-cell table:number-columns-repeated="12"/>
        </table:table-row>
        <table:table-row table:style-name="ro1">
          <table:table-cell table:formula="of:=[$VALUES.N24]&amp;&quot; &quot;&amp;CHAR(9)&amp;[$VALUES.O24]&amp;&quot; &quot;&amp;CHAR(9)&amp;[$VALUES.P24]" office:value-type="string" office:string-value="#define  &#9;N_BUTTON_12 &#9;20" calcext:value-type="string">
            <text:p>#define <text:s/><text:tab/>N_BUTTON_12 <text:tab/>20</text:p>
          </table:table-cell>
          <table:table-cell table:number-columns-repeated="12"/>
        </table:table-row>
        <table:table-row table:style-name="ro1">
          <table:table-cell table:formula="of:=[$VALUES.N25]&amp;&quot; &quot;&amp;CHAR(9)&amp;[$VALUES.O25]&amp;&quot; &quot;&amp;CHAR(9)&amp;[$VALUES.P25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N26]&amp;&quot; &quot;&amp;CHAR(9)&amp;[$VALUES.O26]&amp;&quot; &quot;&amp;CHAR(9)&amp;[$VALUES.P26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N27]&amp;&quot; &quot;&amp;CHAR(9)&amp;[$VALUES.O27]&amp;&quot; &quot;&amp;CHAR(9)&amp;[$VALUES.P27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N28]&amp;&quot; &quot;&amp;CHAR(9)&amp;[$VALUES.O28]&amp;&quot; &quot;&amp;CHAR(9)&amp;[$VALUES.P28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formula="of:=[$VALUES.N29]&amp;&quot; &quot;&amp;CHAR(9)&amp;[$VALUES.O29]&amp;&quot; &quot;&amp;CHAR(9)&amp;[$VALUES.P29]" office:value-type="string" office:string-value=" &#9; &#9;" calcext:value-type="string">
            <text:p><text:s/><text:tab/> <text:tab/></text:p>
          </table:table-cell>
          <table:table-cell table:number-columns-repeated="12"/>
        </table:table-row>
        <table:table-row table:style-name="ro1">
          <table:table-cell table:style-name="ce27" table:number-columns-repeated="6"/>
          <table:table-cell table:number-columns-repeated="7"/>
        </table:table-row>
        <table:table-row table:style-name="ro1">
          <table:table-cell table:style-name="ce28" table:number-columns-repeated="6"/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onst char* ccDict[] PROGMEM ={</text:p>
          </table:table-cell>
          <table:table-cell table:number-columns-repeated="12"/>
        </table:table-row>
        <table:table-row table:style-name="ro1">
          <table:table-cell table:formula="of:=IF(OR(LEFT(TRIM([$VALUES.G3]);1)=&quot;N&quot;;LEFT(TRIM([$VALUES.G3]);1)=&quot;C&quot;);CHAR(34)&amp;[$VALUES.G3]&amp;CHAR(34)&amp;&quot;, &quot;&amp;CHAR(9)&amp;&quot;// &quot;&amp;[$VALUES.H3];IF(LEFT(TRIM([.A273]);1)=CHAR(34);&quot;};&quot;;&quot;&quot;))" office:value-type="string" office:string-value="&quot;NO_ACTION&quot;, &#9;// 0" calcext:value-type="string">
            <text:p>"NO_ACTION", <text:tab/>// 0</text:p>
          </table:table-cell>
          <table:table-cell table:number-columns-repeated="12"/>
        </table:table-row>
        <table:table-row table:style-name="ro1">
          <table:table-cell table:formula="of:=IF(OR(LEFT(TRIM([$VALUES.G4]);1)=&quot;N&quot;;LEFT(TRIM([$VALUES.G4]);1)=&quot;C&quot;);CHAR(34)&amp;[$VALUES.G4]&amp;CHAR(34)&amp;&quot;, &quot;&amp;CHAR(9)&amp;&quot;// &quot;&amp;[$VALUES.H4];IF(LEFT(TRIM([.A274]);1)=CHAR(34);&quot;};&quot;;&quot;&quot;))" office:value-type="string" office:string-value="&quot;CC_ROTATION&quot;, &#9;// 1" calcext:value-type="string">
            <text:p>"CC_ROTATION", <text:tab/>// 1</text:p>
          </table:table-cell>
          <table:table-cell table:number-columns-repeated="12"/>
        </table:table-row>
        <table:table-row table:style-name="ro1">
          <table:table-cell table:formula="of:=IF(OR(LEFT(TRIM([$VALUES.G5]);1)=&quot;N&quot;;LEFT(TRIM([$VALUES.G5]);1)=&quot;C&quot;);CHAR(34)&amp;[$VALUES.G5]&amp;CHAR(34)&amp;&quot;, &quot;&amp;CHAR(9)&amp;&quot;// &quot;&amp;[$VALUES.H5];IF(LEFT(TRIM([.A275]);1)=CHAR(34);&quot;};&quot;;&quot;&quot;))" office:value-type="string" office:string-value="&quot;CC_CROP_UP&quot;, &#9;// 2" calcext:value-type="string">
            <text:p>"CC_CROP_UP", <text:tab/>// 2</text:p>
          </table:table-cell>
          <table:table-cell table:number-columns-repeated="12"/>
        </table:table-row>
        <table:table-row table:style-name="ro1">
          <table:table-cell table:formula="of:=IF(OR(LEFT(TRIM([$VALUES.G6]);1)=&quot;N&quot;;LEFT(TRIM([$VALUES.G6]);1)=&quot;C&quot;);CHAR(34)&amp;[$VALUES.G6]&amp;CHAR(34)&amp;&quot;, &quot;&amp;CHAR(9)&amp;&quot;// &quot;&amp;[$VALUES.H6];IF(LEFT(TRIM([.A276]);1)=CHAR(34);&quot;};&quot;;&quot;&quot;))" office:value-type="string" office:string-value="&quot;CC_CROP_DOWN&quot;, &#9;// 3" calcext:value-type="string">
            <text:p>"CC_CROP_DOWN", <text:tab/>// 3</text:p>
          </table:table-cell>
          <table:table-cell table:number-columns-repeated="12"/>
        </table:table-row>
        <table:table-row table:style-name="ro1">
          <table:table-cell table:formula="of:=IF(OR(LEFT(TRIM([$VALUES.G7]);1)=&quot;N&quot;;LEFT(TRIM([$VALUES.G7]);1)=&quot;C&quot;);CHAR(34)&amp;[$VALUES.G7]&amp;CHAR(34)&amp;&quot;, &quot;&amp;CHAR(9)&amp;&quot;// &quot;&amp;[$VALUES.H7];IF(LEFT(TRIM([.A277]);1)=CHAR(34);&quot;};&quot;;&quot;&quot;))" office:value-type="string" office:string-value="&quot;CC_CROP_LEFT&quot;, &#9;// 4" calcext:value-type="string">
            <text:p>"CC_CROP_LEFT", <text:tab/>// 4</text:p>
          </table:table-cell>
          <table:table-cell table:number-columns-repeated="12"/>
        </table:table-row>
        <table:table-row table:style-name="ro1">
          <table:table-cell table:formula="of:=IF(OR(LEFT(TRIM([$VALUES.G8]);1)=&quot;N&quot;;LEFT(TRIM([$VALUES.G8]);1)=&quot;C&quot;);CHAR(34)&amp;[$VALUES.G8]&amp;CHAR(34)&amp;&quot;, &quot;&amp;CHAR(9)&amp;&quot;// &quot;&amp;[$VALUES.H8];IF(LEFT(TRIM([.A278]);1)=CHAR(34);&quot;};&quot;;&quot;&quot;))" office:value-type="string" office:string-value="&quot;CC_CROP_RIGHT&quot;, &#9;// 5" calcext:value-type="string">
            <text:p>"CC_CROP_RIGHT", <text:tab/>// 5</text:p>
          </table:table-cell>
          <table:table-cell table:number-columns-repeated="12"/>
        </table:table-row>
        <table:table-row table:style-name="ro1">
          <table:table-cell table:formula="of:=IF(OR(LEFT(TRIM([$VALUES.G9]);1)=&quot;N&quot;;LEFT(TRIM([$VALUES.G9]);1)=&quot;C&quot;);CHAR(34)&amp;[$VALUES.G9]&amp;CHAR(34)&amp;&quot;, &quot;&amp;CHAR(9)&amp;&quot;// &quot;&amp;[$VALUES.H9];IF(LEFT(TRIM([.A279]);1)=CHAR(34);&quot;};&quot;;&quot;&quot;))" office:value-type="string" office:string-value="&quot;CC_NEG_SCAN_BIAS&quot;, &#9;// 6" calcext:value-type="string">
            <text:p>"CC_NEG_SCAN_BIAS", <text:tab/>// 6</text:p>
          </table:table-cell>
          <table:table-cell table:number-columns-repeated="12"/>
        </table:table-row>
        <table:table-row table:style-name="ro1">
          <table:table-cell table:formula="of:=IF(OR(LEFT(TRIM([$VALUES.G10]);1)=&quot;N&quot;;LEFT(TRIM([$VALUES.G10]);1)=&quot;C&quot;);CHAR(34)&amp;[$VALUES.G10]&amp;CHAR(34)&amp;&quot;, &quot;&amp;CHAR(9)&amp;&quot;// &quot;&amp;[$VALUES.H10];IF(LEFT(TRIM([.A280]);1)=CHAR(34);&quot;};&quot;;&quot;&quot;))" office:value-type="string" office:string-value="&quot;CC_NEG_DMAX&quot;, &#9;// 7" calcext:value-type="string">
            <text:p>"CC_NEG_DMAX", <text:tab/>// 7</text:p>
          </table:table-cell>
          <table:table-cell table:number-columns-repeated="12"/>
        </table:table-row>
        <table:table-row table:style-name="ro1">
          <table:table-cell table:formula="of:=IF(OR(LEFT(TRIM([$VALUES.G11]);1)=&quot;N&quot;;LEFT(TRIM([$VALUES.G11]);1)=&quot;C&quot;);CHAR(34)&amp;[$VALUES.G11]&amp;CHAR(34)&amp;&quot;, &quot;&amp;CHAR(9)&amp;&quot;// &quot;&amp;[$VALUES.H11];IF(LEFT(TRIM([.A281]);1)=CHAR(34);&quot;};&quot;;&quot;&quot;))" office:value-type="string" office:string-value="&quot;CC_NEG_SHADOW_RED_OFFSET&quot;, &#9;// 8" calcext:value-type="string">
            <text:p>"CC_NEG_SHADOW_RED_OFFSET", <text:tab/>// 8</text:p>
          </table:table-cell>
          <table:table-cell table:number-columns-repeated="12"/>
        </table:table-row>
        <table:table-row table:style-name="ro1">
          <table:table-cell table:formula="of:=IF(OR(LEFT(TRIM([$VALUES.G12]);1)=&quot;N&quot;;LEFT(TRIM([$VALUES.G12]);1)=&quot;C&quot;);CHAR(34)&amp;[$VALUES.G12]&amp;CHAR(34)&amp;&quot;, &quot;&amp;CHAR(9)&amp;&quot;// &quot;&amp;[$VALUES.H12];IF(LEFT(TRIM([.A282]);1)=CHAR(34);&quot;};&quot;;&quot;&quot;))" office:value-type="string" office:string-value="&quot;CC_NEG_SHADOW_GREEN_OFFSET&quot;, &#9;// 9" calcext:value-type="string">
            <text:p>"CC_NEG_SHADOW_GREEN_OFFSET", <text:tab/>// 9</text:p>
          </table:table-cell>
          <table:table-cell table:number-columns-repeated="12"/>
        </table:table-row>
        <table:table-row table:style-name="ro1">
          <table:table-cell table:formula="of:=IF(OR(LEFT(TRIM([$VALUES.G13]);1)=&quot;N&quot;;LEFT(TRIM([$VALUES.G13]);1)=&quot;C&quot;);CHAR(34)&amp;[$VALUES.G13]&amp;CHAR(34)&amp;&quot;, &quot;&amp;CHAR(9)&amp;&quot;// &quot;&amp;[$VALUES.H13];IF(LEFT(TRIM([.A283]);1)=CHAR(34);&quot;};&quot;;&quot;&quot;))" office:value-type="string" office:string-value="&quot;CC_NEG_SHADOW_BLUE_OFFSET&quot;, &#9;// 10" calcext:value-type="string">
            <text:p>"CC_NEG_SHADOW_BLUE_OFFSET", <text:tab/>// 10</text:p>
          </table:table-cell>
          <table:table-cell table:number-columns-repeated="12"/>
        </table:table-row>
        <table:table-row table:style-name="ro1">
          <table:table-cell table:formula="of:=IF(OR(LEFT(TRIM([$VALUES.G14]);1)=&quot;N&quot;;LEFT(TRIM([$VALUES.G14]);1)=&quot;C&quot;);CHAR(34)&amp;[$VALUES.G14]&amp;CHAR(34)&amp;&quot;, &quot;&amp;CHAR(9)&amp;&quot;// &quot;&amp;[$VALUES.H14];IF(LEFT(TRIM([.A284]);1)=CHAR(34);&quot;};&quot;;&quot;&quot;))" office:value-type="string" office:string-value="&quot;CC_NEG_HIGHLIGHTS_RED_OFFSET&quot;, &#9;// 11" calcext:value-type="string">
            <text:p>"CC_NEG_HIGHLIGHTS_RED_OFFSET", <text:tab/>// 11</text:p>
          </table:table-cell>
          <table:table-cell table:number-columns-repeated="12"/>
        </table:table-row>
        <table:table-row table:style-name="ro1">
          <table:table-cell table:formula="of:=IF(OR(LEFT(TRIM([$VALUES.G15]);1)=&quot;N&quot;;LEFT(TRIM([$VALUES.G15]);1)=&quot;C&quot;);CHAR(34)&amp;[$VALUES.G15]&amp;CHAR(34)&amp;&quot;, &quot;&amp;CHAR(9)&amp;&quot;// &quot;&amp;[$VALUES.H15];IF(LEFT(TRIM([.A285]);1)=CHAR(34);&quot;};&quot;;&quot;&quot;))" office:value-type="string" office:string-value="&quot;CC_NEG_HIGHLIGHTS_GREEN_OFFSET&quot;, &#9;// 12" calcext:value-type="string">
            <text:p>"CC_NEG_HIGHLIGHTS_GREEN_OFFSET", <text:tab/>// 12</text:p>
          </table:table-cell>
          <table:table-cell table:number-columns-repeated="12"/>
        </table:table-row>
        <table:table-row table:style-name="ro1">
          <table:table-cell table:formula="of:=IF(OR(LEFT(TRIM([$VALUES.G16]);1)=&quot;N&quot;;LEFT(TRIM([$VALUES.G16]);1)=&quot;C&quot;);CHAR(34)&amp;[$VALUES.G16]&amp;CHAR(34)&amp;&quot;, &quot;&amp;CHAR(9)&amp;&quot;// &quot;&amp;[$VALUES.H16];IF(LEFT(TRIM([.A286]);1)=CHAR(34);&quot;};&quot;;&quot;&quot;))" office:value-type="string" office:string-value="&quot;CC_NEG_HIGHLIGHTS_BLUE_OFFSET&quot;, &#9;// 13" calcext:value-type="string">
            <text:p>"CC_NEG_HIGHLIGHTS_BLUE_OFFSET", <text:tab/>// 13</text:p>
          </table:table-cell>
          <table:table-cell table:number-columns-repeated="12"/>
        </table:table-row>
        <table:table-row table:style-name="ro1">
          <table:table-cell table:formula="of:=IF(OR(LEFT(TRIM([$VALUES.G17]);1)=&quot;N&quot;;LEFT(TRIM([$VALUES.G17]);1)=&quot;C&quot;);CHAR(34)&amp;[$VALUES.G17]&amp;CHAR(34)&amp;&quot;, &quot;&amp;CHAR(9)&amp;&quot;// &quot;&amp;[$VALUES.H17];IF(LEFT(TRIM([.A287]);1)=CHAR(34);&quot;};&quot;;&quot;&quot;))" office:value-type="string" office:string-value="&quot;CC_COLOR_CORRECTION_WHITE_V&quot;, &#9;// 14" calcext:value-type="string">
            <text:p>"CC_COLOR_CORRECTION_WHITE_V", <text:tab/>// 14</text:p>
          </table:table-cell>
          <table:table-cell table:number-columns-repeated="12"/>
        </table:table-row>
        <table:table-row table:style-name="ro1">
          <table:table-cell table:formula="of:=IF(OR(LEFT(TRIM([$VALUES.G18]);1)=&quot;N&quot;;LEFT(TRIM([$VALUES.G18]);1)=&quot;C&quot;);CHAR(34)&amp;[$VALUES.G18]&amp;CHAR(34)&amp;&quot;, &quot;&amp;CHAR(9)&amp;&quot;// &quot;&amp;[$VALUES.H18];IF(LEFT(TRIM([.A288]);1)=CHAR(34);&quot;};&quot;;&quot;&quot;))" office:value-type="string" office:string-value="&quot;CC_COLOR_CORRECTION_WHITE_H&quot;, &#9;// 15" calcext:value-type="string">
            <text:p>"CC_COLOR_CORRECTION_WHITE_H", <text:tab/>// 15</text:p>
          </table:table-cell>
          <table:table-cell table:number-columns-repeated="12"/>
        </table:table-row>
        <table:table-row table:style-name="ro1">
          <table:table-cell table:formula="of:=IF(OR(LEFT(TRIM([$VALUES.G19]);1)=&quot;N&quot;;LEFT(TRIM([$VALUES.G19]);1)=&quot;C&quot;);CHAR(34)&amp;[$VALUES.G19]&amp;CHAR(34)&amp;&quot;, &quot;&amp;CHAR(9)&amp;&quot;// &quot;&amp;[$VALUES.H19];IF(LEFT(TRIM([.A289]);1)=CHAR(34);&quot;};&quot;;&quot;&quot;))" office:value-type="string" office:string-value="&quot;CC_COLOR_CORRECTION_BLACK_V&quot;, &#9;// 16" calcext:value-type="string">
            <text:p>"CC_COLOR_CORRECTION_BLACK_V", <text:tab/>// 16</text:p>
          </table:table-cell>
          <table:table-cell table:number-columns-repeated="12"/>
        </table:table-row>
        <table:table-row table:style-name="ro1">
          <table:table-cell table:formula="of:=IF(OR(LEFT(TRIM([$VALUES.G20]);1)=&quot;N&quot;;LEFT(TRIM([$VALUES.G20]);1)=&quot;C&quot;);CHAR(34)&amp;[$VALUES.G20]&amp;CHAR(34)&amp;&quot;, &quot;&amp;CHAR(9)&amp;&quot;// &quot;&amp;[$VALUES.H20];IF(LEFT(TRIM([.A290]);1)=CHAR(34);&quot;};&quot;;&quot;&quot;))" office:value-type="string" office:string-value="&quot;CC_COLOR_CORRECTION_BLACK_H&quot;, &#9;// 17" calcext:value-type="string">
            <text:p>"CC_COLOR_CORRECTION_BLACK_H", <text:tab/>// 17</text:p>
          </table:table-cell>
          <table:table-cell table:number-columns-repeated="12"/>
        </table:table-row>
        <table:table-row table:style-name="ro1">
          <table:table-cell table:formula="of:=IF(OR(LEFT(TRIM([$VALUES.G21]);1)=&quot;N&quot;;LEFT(TRIM([$VALUES.G21]);1)=&quot;C&quot;);CHAR(34)&amp;[$VALUES.G21]&amp;CHAR(34)&amp;&quot;, &quot;&amp;CHAR(9)&amp;&quot;// &quot;&amp;[$VALUES.H21];IF(LEFT(TRIM([.A291]);1)=CHAR(34);&quot;};&quot;;&quot;&quot;))" office:value-type="string" office:string-value="&quot;CC_COLOR_BALANCE_CONTRAST&quot;, &#9;// 18" calcext:value-type="string">
            <text:p>"CC_COLOR_BALANCE_CONTRAST", <text:tab/>// 18</text:p>
          </table:table-cell>
          <table:table-cell table:number-columns-repeated="12"/>
        </table:table-row>
        <table:table-row table:style-name="ro1">
          <table:table-cell table:formula="of:=IF(OR(LEFT(TRIM([$VALUES.G22]);1)=&quot;N&quot;;LEFT(TRIM([$VALUES.G22]);1)=&quot;C&quot;);CHAR(34)&amp;[$VALUES.G22]&amp;CHAR(34)&amp;&quot;, &quot;&amp;CHAR(9)&amp;&quot;// &quot;&amp;[$VALUES.H22];IF(LEFT(TRIM([.A292]);1)=CHAR(34);&quot;};&quot;;&quot;&quot;))" office:value-type="string" office:string-value="&quot;CC_COLOR_BALANCE_SHADOWS_FACTOR&quot;, &#9;// 19" calcext:value-type="string">
            <text:p>"CC_COLOR_BALANCE_SHADOWS_FACTOR", <text:tab/>// 19</text:p>
          </table:table-cell>
          <table:table-cell table:number-columns-repeated="12"/>
        </table:table-row>
        <table:table-row table:style-name="ro1">
          <table:table-cell table:formula="of:=IF(OR(LEFT(TRIM([$VALUES.G23]);1)=&quot;N&quot;;LEFT(TRIM([$VALUES.G23]);1)=&quot;C&quot;);CHAR(34)&amp;[$VALUES.G23]&amp;CHAR(34)&amp;&quot;, &quot;&amp;CHAR(9)&amp;&quot;// &quot;&amp;[$VALUES.H23];IF(LEFT(TRIM([.A293]);1)=CHAR(34);&quot;};&quot;;&quot;&quot;))" office:value-type="string" office:string-value="&quot;CC_COLOR_BALANCE_SHADOWS_HUE&quot;, &#9;// 20" calcext:value-type="string">
            <text:p>"CC_COLOR_BALANCE_SHADOWS_HUE", <text:tab/>// 20</text:p>
          </table:table-cell>
          <table:table-cell table:number-columns-repeated="12"/>
        </table:table-row>
        <table:table-row table:style-name="ro1">
          <table:table-cell table:formula="of:=IF(OR(LEFT(TRIM([$VALUES.G24]);1)=&quot;N&quot;;LEFT(TRIM([$VALUES.G24]);1)=&quot;C&quot;);CHAR(34)&amp;[$VALUES.G24]&amp;CHAR(34)&amp;&quot;, &quot;&amp;CHAR(9)&amp;&quot;// &quot;&amp;[$VALUES.H24];IF(LEFT(TRIM([.A294]);1)=CHAR(34);&quot;};&quot;;&quot;&quot;))" office:value-type="string" office:string-value="&quot;CC_COLOR_BALANCE_SHADOWS_SATURATION&quot;, &#9;// 21" calcext:value-type="string">
            <text:p>"CC_COLOR_BALANCE_SHADOWS_SATURATION", <text:tab/>// 21</text:p>
          </table:table-cell>
          <table:table-cell table:number-columns-repeated="12"/>
        </table:table-row>
        <table:table-row table:style-name="ro1">
          <table:table-cell table:formula="of:=IF(OR(LEFT(TRIM([$VALUES.G25]);1)=&quot;N&quot;;LEFT(TRIM([$VALUES.G25]);1)=&quot;C&quot;);CHAR(34)&amp;[$VALUES.G25]&amp;CHAR(34)&amp;&quot;, &quot;&amp;CHAR(9)&amp;&quot;// &quot;&amp;[$VALUES.H25];IF(LEFT(TRIM([.A295]);1)=CHAR(34);&quot;};&quot;;&quot;&quot;))" office:value-type="string" office:string-value="&quot;CC_COLOR_BALANCE_MIDS_FACTOR&quot;, &#9;// 22" calcext:value-type="string">
            <text:p>"CC_COLOR_BALANCE_MIDS_FACTOR", <text:tab/>// 22</text:p>
          </table:table-cell>
          <table:table-cell table:number-columns-repeated="12"/>
        </table:table-row>
        <table:table-row table:style-name="ro1">
          <table:table-cell table:formula="of:=IF(OR(LEFT(TRIM([$VALUES.G26]);1)=&quot;N&quot;;LEFT(TRIM([$VALUES.G26]);1)=&quot;C&quot;);CHAR(34)&amp;[$VALUES.G26]&amp;CHAR(34)&amp;&quot;, &quot;&amp;CHAR(9)&amp;&quot;// &quot;&amp;[$VALUES.H26];IF(LEFT(TRIM([.A296]);1)=CHAR(34);&quot;};&quot;;&quot;&quot;))" office:value-type="string" office:string-value="&quot;CC_COLOR_BALANCE_MIDS_HUE&quot;, &#9;// 23" calcext:value-type="string">
            <text:p>"CC_COLOR_BALANCE_MIDS_HUE", <text:tab/>// 23</text:p>
          </table:table-cell>
          <table:table-cell table:number-columns-repeated="12"/>
        </table:table-row>
        <table:table-row table:style-name="ro1">
          <table:table-cell table:formula="of:=IF(OR(LEFT(TRIM([$VALUES.G27]);1)=&quot;N&quot;;LEFT(TRIM([$VALUES.G27]);1)=&quot;C&quot;);CHAR(34)&amp;[$VALUES.G27]&amp;CHAR(34)&amp;&quot;, &quot;&amp;CHAR(9)&amp;&quot;// &quot;&amp;[$VALUES.H27];IF(LEFT(TRIM([.A297]);1)=CHAR(34);&quot;};&quot;;&quot;&quot;))" office:value-type="string" office:string-value="&quot;CC_COLOR_BALANCE_MIDS_SATURATION&quot;, &#9;// 24" calcext:value-type="string">
            <text:p>"CC_COLOR_BALANCE_MIDS_SATURATION", <text:tab/>// 24</text:p>
          </table:table-cell>
          <table:table-cell table:number-columns-repeated="12"/>
        </table:table-row>
        <table:table-row table:style-name="ro1">
          <table:table-cell table:formula="of:=IF(OR(LEFT(TRIM([$VALUES.G28]);1)=&quot;N&quot;;LEFT(TRIM([$VALUES.G28]);1)=&quot;C&quot;);CHAR(34)&amp;[$VALUES.G28]&amp;CHAR(34)&amp;&quot;, &quot;&amp;CHAR(9)&amp;&quot;// &quot;&amp;[$VALUES.H28];IF(LEFT(TRIM([.A298]);1)=CHAR(34);&quot;};&quot;;&quot;&quot;))" office:value-type="string" office:string-value="&quot;CC_COLOR_BALANCE_HIGHLIGHTS_FACTOR&quot;, &#9;// 25" calcext:value-type="string">
            <text:p>"CC_COLOR_BALANCE_HIGHLIGHTS_FACTOR", <text:tab/>// 25</text:p>
          </table:table-cell>
          <table:table-cell table:number-columns-repeated="12"/>
        </table:table-row>
        <table:table-row table:style-name="ro1">
          <table:table-cell table:formula="of:=IF(OR(LEFT(TRIM([$VALUES.G29]);1)=&quot;N&quot;;LEFT(TRIM([$VALUES.G29]);1)=&quot;C&quot;);CHAR(34)&amp;[$VALUES.G29]&amp;CHAR(34)&amp;&quot;, &quot;&amp;CHAR(9)&amp;&quot;// &quot;&amp;[$VALUES.H29];IF(LEFT(TRIM([.A299]);1)=CHAR(34);&quot;};&quot;;&quot;&quot;))" office:value-type="string" office:string-value="&quot;CC_COLOR_BALANCE_HIGHLIGHTS_HUE&quot;, &#9;// 26" calcext:value-type="string">
            <text:p>"CC_COLOR_BALANCE_HIGHLIGHTS_HUE", <text:tab/>// 26</text:p>
          </table:table-cell>
          <table:table-cell table:number-columns-repeated="12"/>
        </table:table-row>
        <table:table-row table:style-name="ro1">
          <table:table-cell table:formula="of:=IF(OR(LEFT(TRIM([$VALUES.G30]);1)=&quot;N&quot;;LEFT(TRIM([$VALUES.G30]);1)=&quot;C&quot;);CHAR(34)&amp;[$VALUES.G30]&amp;CHAR(34)&amp;&quot;, &quot;&amp;CHAR(9)&amp;&quot;// &quot;&amp;[$VALUES.H30];IF(LEFT(TRIM([.A300]);1)=CHAR(34);&quot;};&quot;;&quot;&quot;))" office:value-type="string" office:string-value="&quot;CC_COLOR_BALANCE_HIGHLIGTHS_SATURATION&quot;, &#9;// 27" calcext:value-type="string">
            <text:p>"CC_COLOR_BALANCE_HIGHLIGTHS_SATURATION", <text:tab/>// 27</text:p>
          </table:table-cell>
          <table:table-cell table:number-columns-repeated="12"/>
        </table:table-row>
        <table:table-row table:style-name="ro1">
          <table:table-cell table:formula="of:=IF(OR(LEFT(TRIM([$VALUES.G31]);1)=&quot;N&quot;;LEFT(TRIM([$VALUES.G31]);1)=&quot;C&quot;);CHAR(34)&amp;[$VALUES.G31]&amp;CHAR(34)&amp;&quot;, &quot;&amp;CHAR(9)&amp;&quot;// &quot;&amp;[$VALUES.H31];IF(LEFT(TRIM([.A301]);1)=CHAR(34);&quot;};&quot;;&quot;&quot;))" office:value-type="string" office:string-value="&quot;CC_NEG_DMIN_R&quot;, &#9;// 28" calcext:value-type="string">
            <text:p>"CC_NEG_DMIN_R", <text:tab/>// 28</text:p>
          </table:table-cell>
          <table:table-cell table:number-columns-repeated="12"/>
        </table:table-row>
        <table:table-row table:style-name="ro1">
          <table:table-cell table:formula="of:=IF(OR(LEFT(TRIM([$VALUES.G32]);1)=&quot;N&quot;;LEFT(TRIM([$VALUES.G32]);1)=&quot;C&quot;);CHAR(34)&amp;[$VALUES.G32]&amp;CHAR(34)&amp;&quot;, &quot;&amp;CHAR(9)&amp;&quot;// &quot;&amp;[$VALUES.H32];IF(LEFT(TRIM([.A302]);1)=CHAR(34);&quot;};&quot;;&quot;&quot;))" office:value-type="string" office:string-value="&quot;CC_NEG_DMIN_G&quot;, &#9;// 29" calcext:value-type="string">
            <text:p>"CC_NEG_DMIN_G", <text:tab/>// 29</text:p>
          </table:table-cell>
          <table:table-cell table:number-columns-repeated="12"/>
        </table:table-row>
        <table:table-row table:style-name="ro1">
          <table:table-cell table:formula="of:=IF(OR(LEFT(TRIM([$VALUES.G33]);1)=&quot;N&quot;;LEFT(TRIM([$VALUES.G33]);1)=&quot;C&quot;);CHAR(34)&amp;[$VALUES.G33]&amp;CHAR(34)&amp;&quot;, &quot;&amp;CHAR(9)&amp;&quot;// &quot;&amp;[$VALUES.H33];IF(LEFT(TRIM([.A303]);1)=CHAR(34);&quot;};&quot;;&quot;&quot;))" office:value-type="string" office:string-value="&quot;CC_NEG_DMIN_B&quot;, &#9;// 30" calcext:value-type="string">
            <text:p>"CC_NEG_DMIN_B", <text:tab/>// 30</text:p>
          </table:table-cell>
          <table:table-cell table:number-columns-repeated="12"/>
        </table:table-row>
        <table:table-row table:style-name="ro1">
          <table:table-cell table:formula="of:=IF(OR(LEFT(TRIM([$VALUES.G34]);1)=&quot;N&quot;;LEFT(TRIM([$VALUES.G34]);1)=&quot;C&quot;);CHAR(34)&amp;[$VALUES.G34]&amp;CHAR(34)&amp;&quot;, &quot;&amp;CHAR(9)&amp;&quot;// &quot;&amp;[$VALUES.H34];IF(LEFT(TRIM([.A304]);1)=CHAR(34);&quot;};&quot;;&quot;&quot;))" office:value-type="string" office:string-value="};" calcext:value-type="string">
            <text:p>};</text:p>
          </table:table-cell>
          <table:table-cell table:number-columns-repeated="12"/>
        </table:table-row>
        <table:table-row table:style-name="ro1">
          <table:table-cell table:formula="of:=IF(OR(LEFT(TRIM([$VALUES.G35]);1)=&quot;N&quot;;LEFT(TRIM([$VALUES.G35]);1)=&quot;C&quot;);CHAR(34)&amp;[$VALUES.G35]&amp;CHAR(34)&amp;&quot;, &quot;&amp;CHAR(9)&amp;&quot;// &quot;&amp;[$VALUES.H35];IF(LEFT(TRIM([.A305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G36]);1)=&quot;N&quot;;LEFT(TRIM([$VALUES.G36]);1)=&quot;C&quot;);CHAR(34)&amp;[$VALUES.G36]&amp;CHAR(34)&amp;&quot;, &quot;&amp;CHAR(9)&amp;&quot;// &quot;&amp;[$VALUES.H36];IF(LEFT(TRIM([.A306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G37]);1)=&quot;N&quot;;LEFT(TRIM([$VALUES.G37]);1)=&quot;C&quot;);CHAR(34)&amp;[$VALUES.G37]&amp;CHAR(34)&amp;&quot;, &quot;&amp;CHAR(9)&amp;&quot;// &quot;&amp;[$VALUES.H37];IF(LEFT(TRIM([.A307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G38]);1)=&quot;N&quot;;LEFT(TRIM([$VALUES.G38]);1)=&quot;C&quot;);CHAR(34)&amp;[$VALUES.G38]&amp;CHAR(34)&amp;&quot;, &quot;&amp;CHAR(9)&amp;&quot;// &quot;&amp;[$VALUES.H38];IF(LEFT(TRIM([.A308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G39]);1)=&quot;N&quot;;LEFT(TRIM([$VALUES.G39]);1)=&quot;C&quot;);CHAR(34)&amp;[$VALUES.G39]&amp;CHAR(34)&amp;&quot;, &quot;&amp;CHAR(9)&amp;&quot;// &quot;&amp;[$VALUES.H39];IF(LEFT(TRIM([.A309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G40]);1)=&quot;N&quot;;LEFT(TRIM([$VALUES.G40]);1)=&quot;C&quot;);CHAR(34)&amp;[$VALUES.G40]&amp;CHAR(34)&amp;&quot;, &quot;&amp;CHAR(9)&amp;&quot;// &quot;&amp;[$VALUES.H40];IF(LEFT(TRIM([.A310]);1)=CHAR(34);&quot;}:&quot;;&quot;&quot;))">
            <text:p/>
          </table:table-cell>
          <table:table-cell table:number-columns-repeated="12"/>
        </table:table-row>
        <table:table-row table:style-name="ro1">
          <table:table-cell table:style-name="ce28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const char* noteDict[] PROGMEM ={</text:p>
          </table:table-cell>
          <table:table-cell table:number-columns-repeated="12"/>
        </table:table-row>
        <table:table-row table:style-name="ro1">
          <table:table-cell table:formula="of:=IF(OR(LEFT(TRIM([$VALUES.C3]);1)=&quot;N&quot;;LEFT(TRIM([$VALUES.C3]);1)=&quot;C&quot;);CHAR(34)&amp;[$VALUES.C3]&amp;CHAR(34)&amp;&quot;, &quot;&amp;CHAR(9)&amp;&quot;// &quot;&amp;[$VALUES.D3];IF(LEFT(TRIM([.A313]);1)=CHAR(34);&quot;};&quot;;&quot;&quot;))" office:value-type="string" office:string-value="&quot;NO_ACTION&quot;, &#9;// 0" calcext:value-type="string">
            <text:p>"NO_ACTION", <text:tab/>// 0</text:p>
          </table:table-cell>
          <table:table-cell table:number-columns-repeated="12"/>
        </table:table-row>
        <table:table-row table:style-name="ro1">
          <table:table-cell table:formula="of:=IF(OR(LEFT(TRIM([$VALUES.C4]);1)=&quot;N&quot;;LEFT(TRIM([$VALUES.C4]);1)=&quot;C&quot;);CHAR(34)&amp;[$VALUES.C4]&amp;CHAR(34)&amp;&quot;, &quot;&amp;CHAR(9)&amp;&quot;// &quot;&amp;[$VALUES.D4];IF(LEFT(TRIM([.A314]);1)=CHAR(34);&quot;};&quot;;&quot;&quot;))" office:value-type="string" office:string-value="&quot;NOTE_ROTATE_L&quot;, &#9;// 1" calcext:value-type="string">
            <text:p>"NOTE_ROTATE_L", <text:tab/>// 1</text:p>
          </table:table-cell>
          <table:table-cell table:number-columns-repeated="12"/>
        </table:table-row>
        <table:table-row table:style-name="ro1">
          <table:table-cell table:formula="of:=IF(OR(LEFT(TRIM([$VALUES.C5]);1)=&quot;N&quot;;LEFT(TRIM([$VALUES.C5]);1)=&quot;C&quot;);CHAR(34)&amp;[$VALUES.C5]&amp;CHAR(34)&amp;&quot;, &quot;&amp;CHAR(9)&amp;&quot;// &quot;&amp;[$VALUES.D5];IF(LEFT(TRIM([.A315]);1)=CHAR(34);&quot;};&quot;;&quot;&quot;))" office:value-type="string" office:string-value="&quot;NOTE_ROTATE_R&quot;, &#9;// 2" calcext:value-type="string">
            <text:p>"NOTE_ROTATE_R", <text:tab/>// 2</text:p>
          </table:table-cell>
          <table:table-cell table:number-columns-repeated="12"/>
        </table:table-row>
        <table:table-row table:style-name="ro1">
          <table:table-cell table:formula="of:=IF(OR(LEFT(TRIM([$VALUES.C6]);1)=&quot;N&quot;;LEFT(TRIM([$VALUES.C6]);1)=&quot;C&quot;);CHAR(34)&amp;[$VALUES.C6]&amp;CHAR(34)&amp;&quot;, &quot;&amp;CHAR(9)&amp;&quot;// &quot;&amp;[$VALUES.D6];IF(LEFT(TRIM([.A316]);1)=CHAR(34);&quot;};&quot;;&quot;&quot;))" office:value-type="string" office:string-value="&quot;NOTE_LIGHTTABLE&quot;, &#9;// 3" calcext:value-type="string">
            <text:p>"NOTE_LIGHTTABLE", <text:tab/>// 3</text:p>
          </table:table-cell>
          <table:table-cell table:number-columns-repeated="12"/>
        </table:table-row>
        <table:table-row table:style-name="ro1">
          <table:table-cell table:formula="of:=IF(OR(LEFT(TRIM([$VALUES.C7]);1)=&quot;N&quot;;LEFT(TRIM([$VALUES.C7]);1)=&quot;C&quot;);CHAR(34)&amp;[$VALUES.C7]&amp;CHAR(34)&amp;&quot;, &quot;&amp;CHAR(9)&amp;&quot;// &quot;&amp;[$VALUES.D7];IF(LEFT(TRIM([.A317]);1)=CHAR(34);&quot;};&quot;;&quot;&quot;))" office:value-type="string" office:string-value="&quot;NOTE_DARKROOM&quot;, &#9;// 4" calcext:value-type="string">
            <text:p>"NOTE_DARKROOM", <text:tab/>// 4</text:p>
          </table:table-cell>
          <table:table-cell table:number-columns-repeated="12"/>
        </table:table-row>
        <table:table-row table:style-name="ro1">
          <table:table-cell table:formula="of:=IF(OR(LEFT(TRIM([$VALUES.C8]);1)=&quot;N&quot;;LEFT(TRIM([$VALUES.C8]);1)=&quot;C&quot;);CHAR(34)&amp;[$VALUES.C8]&amp;CHAR(34)&amp;&quot;, &quot;&amp;CHAR(9)&amp;&quot;// &quot;&amp;[$VALUES.D8];IF(LEFT(TRIM([.A318]);1)=CHAR(34);&quot;};&quot;;&quot;&quot;))" office:value-type="string" office:string-value="&quot;NOTE_PREVIOUS&quot;, &#9;// 5" calcext:value-type="string">
            <text:p>"NOTE_PREVIOUS", <text:tab/>// 5</text:p>
          </table:table-cell>
          <table:table-cell table:number-columns-repeated="12"/>
        </table:table-row>
        <table:table-row table:style-name="ro1">
          <table:table-cell table:formula="of:=IF(OR(LEFT(TRIM([$VALUES.C9]);1)=&quot;N&quot;;LEFT(TRIM([$VALUES.C9]);1)=&quot;C&quot;);CHAR(34)&amp;[$VALUES.C9]&amp;CHAR(34)&amp;&quot;, &quot;&amp;CHAR(9)&amp;&quot;// &quot;&amp;[$VALUES.D9];IF(LEFT(TRIM([.A319]);1)=CHAR(34);&quot;};&quot;;&quot;&quot;))" office:value-type="string" office:string-value="&quot;NOTE_NEXT&quot;, &#9;// 6" calcext:value-type="string">
            <text:p>"NOTE_NEXT", <text:tab/>// 6</text:p>
          </table:table-cell>
          <table:table-cell table:number-columns-repeated="12"/>
        </table:table-row>
        <table:table-row table:style-name="ro1">
          <table:table-cell table:formula="of:=IF(OR(LEFT(TRIM([$VALUES.C10]);1)=&quot;N&quot;;LEFT(TRIM([$VALUES.C10]);1)=&quot;C&quot;);CHAR(34)&amp;[$VALUES.C10]&amp;CHAR(34)&amp;&quot;, &quot;&amp;CHAR(9)&amp;&quot;// &quot;&amp;[$VALUES.D10];IF(LEFT(TRIM([.A320]);1)=CHAR(34);&quot;};&quot;;&quot;&quot;))" office:value-type="string" office:string-value="};" calcext:value-type="string">
            <text:p>};</text:p>
          </table:table-cell>
          <table:table-cell table:number-columns-repeated="12"/>
        </table:table-row>
        <table:table-row table:style-name="ro1">
          <table:table-cell table:formula="of:=IF(OR(LEFT(TRIM([$VALUES.C11]);1)=&quot;N&quot;;LEFT(TRIM([$VALUES.C11]);1)=&quot;C&quot;);CHAR(34)&amp;[$VALUES.C11]&amp;CHAR(34)&amp;&quot;, &quot;&amp;CHAR(9)&amp;&quot;// &quot;&amp;[$VALUES.D11];IF(LEFT(TRIM([.A321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C12]);1)=&quot;N&quot;;LEFT(TRIM([$VALUES.C12]);1)=&quot;C&quot;);CHAR(34)&amp;[$VALUES.C12]&amp;CHAR(34)&amp;&quot;, &quot;&amp;CHAR(9)&amp;&quot;// &quot;&amp;[$VALUES.D12];IF(LEFT(TRIM([.A322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C13]);1)=&quot;N&quot;;LEFT(TRIM([$VALUES.C13]);1)=&quot;C&quot;);CHAR(34)&amp;[$VALUES.C13]&amp;CHAR(34)&amp;&quot;, &quot;&amp;CHAR(9)&amp;&quot;// &quot;&amp;[$VALUES.D13];IF(LEFT(TRIM([.A323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C14]);1)=&quot;N&quot;;LEFT(TRIM([$VALUES.C14]);1)=&quot;C&quot;);CHAR(34)&amp;[$VALUES.C14]&amp;CHAR(34)&amp;&quot;, &quot;&amp;CHAR(9)&amp;&quot;// &quot;&amp;[$VALUES.D14];IF(LEFT(TRIM([.A324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C15]);1)=&quot;N&quot;;LEFT(TRIM([$VALUES.C15]);1)=&quot;C&quot;);CHAR(34)&amp;[$VALUES.C15]&amp;CHAR(34)&amp;&quot;, &quot;&amp;CHAR(9)&amp;&quot;// &quot;&amp;[$VALUES.D15];IF(LEFT(TRIM([.A325]);1)=CHAR(34);&quot;}:&quot;;&quot;&quot;))">
            <text:p/>
          </table:table-cell>
          <table:table-cell table:number-columns-repeated="12"/>
        </table:table-row>
        <table:table-row table:style-name="ro1">
          <table:table-cell table:style-name="ce28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const char* layerDict[] PROGMEM ={</text:p>
          </table:table-cell>
          <table:table-cell table:number-columns-repeated="12"/>
        </table:table-row>
        <table:table-row table:style-name="ro1">
          <table:table-cell table:formula="of:=IF(OR(LEFT(TRIM([$VALUES.K4]);1)=&quot;N&quot;;LEFT(TRIM([$VALUES.K4]);1)=&quot;C&quot;);CHAR(34)&amp;[$VALUES.K4]&amp;CHAR(34)&amp;&quot;, &quot;&amp;CHAR(9)&amp;&quot;// &quot;&amp;[$VALUES.L4];IF(LEFT(TRIM([.A328]);1)=CHAR(34);&quot;};&quot;;&quot;&quot;))" office:value-type="string" office:string-value="&quot;N_LAYER_1&quot;, &#9;// 128" calcext:value-type="string">
            <text:p>"N_LAYER_1", <text:tab/>// 128</text:p>
          </table:table-cell>
          <table:table-cell table:number-columns-repeated="12"/>
        </table:table-row>
        <table:table-row table:style-name="ro1">
          <table:table-cell table:formula="of:=IF(OR(LEFT(TRIM([$VALUES.K5]);1)=&quot;N&quot;;LEFT(TRIM([$VALUES.K5]);1)=&quot;C&quot;);CHAR(34)&amp;[$VALUES.K5]&amp;CHAR(34)&amp;&quot;, &quot;&amp;CHAR(9)&amp;&quot;// &quot;&amp;[$VALUES.L5];IF(LEFT(TRIM([.A329]);1)=CHAR(34);&quot;};&quot;;&quot;&quot;))" office:value-type="string" office:string-value="&quot;N_LAYER_2L&quot;, &#9;// 129" calcext:value-type="string">
            <text:p>"N_LAYER_2L", <text:tab/>// 129</text:p>
          </table:table-cell>
          <table:table-cell table:number-columns-repeated="12"/>
        </table:table-row>
        <table:table-row table:style-name="ro1">
          <table:table-cell table:formula="of:=IF(OR(LEFT(TRIM([$VALUES.K6]);1)=&quot;N&quot;;LEFT(TRIM([$VALUES.K6]);1)=&quot;C&quot;);CHAR(34)&amp;[$VALUES.K6]&amp;CHAR(34)&amp;&quot;, &quot;&amp;CHAR(9)&amp;&quot;// &quot;&amp;[$VALUES.L6];IF(LEFT(TRIM([.A330]);1)=CHAR(34);&quot;};&quot;;&quot;&quot;))" office:value-type="string" office:string-value="&quot;N_LAYER_2U&quot;, &#9;// 130" calcext:value-type="string">
            <text:p>"N_LAYER_2U", <text:tab/>// 130</text:p>
          </table:table-cell>
          <table:table-cell table:number-columns-repeated="12"/>
        </table:table-row>
        <table:table-row table:style-name="ro1">
          <table:table-cell table:formula="of:=IF(OR(LEFT(TRIM([$VALUES.K7]);1)=&quot;N&quot;;LEFT(TRIM([$VALUES.K7]);1)=&quot;C&quot;);CHAR(34)&amp;[$VALUES.K7]&amp;CHAR(34)&amp;&quot;, &quot;&amp;CHAR(9)&amp;&quot;// &quot;&amp;[$VALUES.L7];IF(LEFT(TRIM([.A331]);1)=CHAR(34);&quot;};&quot;;&quot;&quot;))" office:value-type="string" office:string-value="&quot;N_LAYER_2B&quot;, &#9;// 131" calcext:value-type="string">
            <text:p>"N_LAYER_2B", <text:tab/>// 131</text:p>
          </table:table-cell>
          <table:table-cell table:number-columns-repeated="12"/>
        </table:table-row>
        <table:table-row table:style-name="ro1">
          <table:table-cell table:formula="of:=IF(OR(LEFT(TRIM([$VALUES.K8]);1)=&quot;N&quot;;LEFT(TRIM([$VALUES.K8]);1)=&quot;C&quot;);CHAR(34)&amp;[$VALUES.K8]&amp;CHAR(34)&amp;&quot;, &quot;&amp;CHAR(9)&amp;&quot;// &quot;&amp;[$VALUES.L8];IF(LEFT(TRIM([.A332]);1)=CHAR(34);&quot;};&quot;;&quot;&quot;))" office:value-type="string" office:string-value="&quot;N_LAYER_3&quot;, &#9;// 132" calcext:value-type="string">
            <text:p>"N_LAYER_3", <text:tab/>// 132</text:p>
          </table:table-cell>
          <table:table-cell table:number-columns-repeated="12"/>
        </table:table-row>
        <table:table-row table:style-name="ro1">
          <table:table-cell table:formula="of:=IF(OR(LEFT(TRIM([$VALUES.K9]);1)=&quot;N&quot;;LEFT(TRIM([$VALUES.K9]);1)=&quot;C&quot;);CHAR(34)&amp;[$VALUES.K9]&amp;CHAR(34)&amp;&quot;, &quot;&amp;CHAR(9)&amp;&quot;// &quot;&amp;[$VALUES.L9];IF(LEFT(TRIM([.A333]);1)=CHAR(34);&quot;};&quot;;&quot;&quot;))" office:value-type="string" office:string-value="&quot;N_LAYER_4U&quot;, &#9;// 133" calcext:value-type="string">
            <text:p>"N_LAYER_4U", <text:tab/>// 133</text:p>
          </table:table-cell>
          <table:table-cell table:number-columns-repeated="12"/>
        </table:table-row>
        <table:table-row table:style-name="ro1">
          <table:table-cell table:formula="of:=IF(OR(LEFT(TRIM([$VALUES.K10]);1)=&quot;N&quot;;LEFT(TRIM([$VALUES.K10]);1)=&quot;C&quot;);CHAR(34)&amp;[$VALUES.K10]&amp;CHAR(34)&amp;&quot;, &quot;&amp;CHAR(9)&amp;&quot;// &quot;&amp;[$VALUES.L10];IF(LEFT(TRIM([.A334]);1)=CHAR(34);&quot;};&quot;;&quot;&quot;))" office:value-type="string" office:string-value="&quot;N_LAYER_4L&quot;, &#9;// 134" calcext:value-type="string">
            <text:p>"N_LAYER_4L", <text:tab/>// 134</text:p>
          </table:table-cell>
          <table:table-cell table:number-columns-repeated="12"/>
        </table:table-row>
        <table:table-row table:style-name="ro1">
          <table:table-cell table:formula="of:=IF(OR(LEFT(TRIM([$VALUES.K11]);1)=&quot;N&quot;;LEFT(TRIM([$VALUES.K11]);1)=&quot;C&quot;);CHAR(34)&amp;[$VALUES.K11]&amp;CHAR(34)&amp;&quot;, &quot;&amp;CHAR(9)&amp;&quot;// &quot;&amp;[$VALUES.L11];IF(LEFT(TRIM([.A335]);1)=CHAR(34);&quot;};&quot;;&quot;&quot;))" office:value-type="string" office:string-value="&quot;N_LAYER_4D&quot;, &#9;// 135" calcext:value-type="string">
            <text:p>"N_LAYER_4D", <text:tab/>// 135</text:p>
          </table:table-cell>
          <table:table-cell table:number-columns-repeated="12"/>
        </table:table-row>
        <table:table-row table:style-name="ro1">
          <table:table-cell table:formula="of:=IF(OR(LEFT(TRIM([$VALUES.K12]);1)=&quot;N&quot;;LEFT(TRIM([$VALUES.K12]);1)=&quot;C&quot;);CHAR(34)&amp;[$VALUES.K12]&amp;CHAR(34)&amp;&quot;, &quot;&amp;CHAR(9)&amp;&quot;// &quot;&amp;[$VALUES.L12];IF(LEFT(TRIM([.A336]);1)=CHAR(34);&quot;};&quot;;&quot;&quot;))" office:value-type="string" office:string-value="};" calcext:value-type="string">
            <text:p>};</text:p>
          </table:table-cell>
          <table:table-cell table:number-columns-repeated="12"/>
        </table:table-row>
        <table:table-row table:style-name="ro1">
          <table:table-cell table:formula="of:=IF(OR(LEFT(TRIM([$VALUES.K13]);1)=&quot;N&quot;;LEFT(TRIM([$VALUES.K13]);1)=&quot;C&quot;);CHAR(34)&amp;[$VALUES.K13]&amp;CHAR(34)&amp;&quot;, &quot;&amp;CHAR(9)&amp;&quot;// &quot;&amp;[$VALUES.L13];IF(LEFT(TRIM([.A337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K14]);1)=&quot;N&quot;;LEFT(TRIM([$VALUES.K14]);1)=&quot;C&quot;);CHAR(34)&amp;[$VALUES.K14]&amp;CHAR(34)&amp;&quot;, &quot;&amp;CHAR(9)&amp;&quot;// &quot;&amp;[$VALUES.L14];IF(LEFT(TRIM([.A338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K15]);1)=&quot;N&quot;;LEFT(TRIM([$VALUES.K15]);1)=&quot;C&quot;);CHAR(34)&amp;[$VALUES.K15]&amp;CHAR(34)&amp;&quot;, &quot;&amp;CHAR(9)&amp;&quot;// &quot;&amp;[$VALUES.L15];IF(LEFT(TRIM([.A339]);1)=CHAR(34);&quot;}:&quot;;&quot;&quot;))">
            <text:p/>
          </table:table-cell>
          <table:table-cell table:number-columns-repeated="12"/>
        </table:table-row>
        <table:table-row table:style-name="ro1">
          <table:table-cell table:formula="of:=IF(OR(LEFT(TRIM([$VALUES.K16]);1)=&quot;N&quot;;LEFT(TRIM([$VALUES.K16]);1)=&quot;C&quot;);CHAR(34)&amp;[$VALUES.K16]&amp;CHAR(34)&amp;&quot;, &quot;&amp;CHAR(9)&amp;&quot;// &quot;&amp;[$VALUES.L16];IF(LEFT(TRIM([.A340]);1)=CHAR(34);&quot;}:&quot;;&quot;&quot;))">
            <text:p/>
          </table:table-cell>
          <table:table-cell table:number-columns-repeated="12"/>
        </table:table-row>
        <table:table-row table:style-name="ro1">
          <table:table-cell table:style-name="ce28" table:number-columns-repeated="7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ruct {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const uint8_t inputNumber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const bool isEncoder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const uint16_t layerMapping[N_LAYERS]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} const mappingStruct[N_INPUTS] PROGMEM = { // USE SAME ORDER FROM DEFINITION OF N_(ENC|BUTTON)_*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inputNumber</text:p>
          </table:table-cell>
          <table:table-cell office:value-type="string" calcext:value-type="string">
            <text:p>isEncoder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N_LAYER_1</text:p>
          </table:table-cell>
          <table:table-cell office:value-type="string" calcext:value-type="string">
            <text:p>N_LAYER_2L</text:p>
          </table:table-cell>
          <table:table-cell office:value-type="string" calcext:value-type="string">
            <text:p>N_LAYER_2U</text:p>
          </table:table-cell>
          <table:table-cell office:value-type="string" calcext:value-type="string">
            <text:p>N_LAYER_2B</text:p>
          </table:table-cell>
          <table:table-cell office:value-type="string" calcext:value-type="string">
            <text:p>N_LAYER_3</text:p>
          </table:table-cell>
          <table:table-cell office:value-type="string" calcext:value-type="string">
            <text:p>N_LAYER_4U</text:p>
          </table:table-cell>
          <table:table-cell office:value-type="string" calcext:value-type="string">
            <text:p>N_LAYER_4L</text:p>
          </table:table-cell>
          <table:table-cell office:value-type="string" calcext:value-type="string">
            <text:p>N_LAYER_4D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MAG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3]));&quot;,&quot;)" office:value-type="string" office:string-value="CC_ROTATION," calcext:value-type="string">
            <text:p>CC_ROTATION,</text:p>
          </table:table-cell>
          <table:table-cell table:style-name="ce1" table:formula="of:=COM.MICROSOFT.CONCAT(INDIRECT(COM.MICROSOFT.CONCAT(&quot;$&quot;;[.F$350];&quot;.&quot;;[$VALUES.$AB3]));&quot;,&quot;)" office:value-type="string" office:string-value="CC_NEG_SCAN_BIAS," calcext:value-type="string">
            <text:p>CC_NEG_SCAN_BIAS,</text:p>
          </table:table-cell>
          <table:table-cell table:style-name="ce1" table:formula="of:=COM.MICROSOFT.CONCAT(INDIRECT(COM.MICROSOFT.CONCAT(&quot;$&quot;;[.G$350];&quot;.&quot;;[$VALUES.$AB3]));&quot;,&quot;)" office:value-type="string" office:string-value="CC_NEG_SCAN_BIAS," calcext:value-type="string">
            <text:p>CC_NEG_SCAN_BIAS,</text:p>
          </table:table-cell>
          <table:table-cell table:style-name="ce1" table:formula="of:=COM.MICROSOFT.CONCAT(INDIRECT(COM.MICROSOFT.CONCAT(&quot;$&quot;;[.H$350];&quot;.&quot;;[$VALUES.$AB3]));&quot;,&quot;)" office:value-type="string" office:string-value="CC_NEG_SCAN_BIAS," calcext:value-type="string">
            <text:p>CC_NEG_SCAN_BIAS,</text:p>
          </table:table-cell>
          <table:table-cell table:style-name="ce1" table:formula="of:=COM.MICROSOFT.CONCAT(INDIRECT(COM.MICROSOFT.CONCAT(&quot;$&quot;;[.I$350];&quot;.&quot;;[$VALUES.$AB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K$350];&quot;.&quot;;[$VALUES.$AB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L$350];&quot;.&quot;;[$VALUES.$AB3]));&quot;,&quot;)" office:value-type="string" office:string-value="NO_ACTION," calcext:value-type="string">
            <text:p>NO_AC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UP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4]));&quot;,&quot;)" office:value-type="string" office:string-value="CC_CROP_UP," calcext:value-type="string">
            <text:p>CC_CROP_UP,</text:p>
          </table:table-cell>
          <table:table-cell table:style-name="ce1" table:formula="of:=COM.MICROSOFT.CONCAT(INDIRECT(COM.MICROSOFT.CONCAT(&quot;$&quot;;[.F$350];&quot;.&quot;;[$VALUES.$AB4]));&quot;,&quot;)" office:value-type="string" office:string-value="CC_NEG_DMIN_R," calcext:value-type="string">
            <text:p>CC_NEG_DMIN_R,</text:p>
          </table:table-cell>
          <table:table-cell table:style-name="ce1" table:formula="of:=COM.MICROSOFT.CONCAT(INDIRECT(COM.MICROSOFT.CONCAT(&quot;$&quot;;[.G$350];&quot;.&quot;;[$VALUES.$AB4]));&quot;,&quot;)" office:value-type="string" office:string-value="CC_NEG_SHADOW_RED_OFFSET," calcext:value-type="string">
            <text:p>CC_NEG_SHADOW_RED_OFFSET,</text:p>
          </table:table-cell>
          <table:table-cell table:style-name="ce1" table:formula="of:=COM.MICROSOFT.CONCAT(INDIRECT(COM.MICROSOFT.CONCAT(&quot;$&quot;;[.H$350];&quot;.&quot;;[$VALUES.$AB4]));&quot;,&quot;)" office:value-type="string" office:string-value="CC_NEG_HIGHLIGHTS_RED_OFFSET," calcext:value-type="string">
            <text:p>CC_NEG_HIGHLIGHTS_RED_OFFSET,</text:p>
          </table:table-cell>
          <table:table-cell table:style-name="ce1" table:formula="of:=COM.MICROSOFT.CONCAT(INDIRECT(COM.MICROSOFT.CONCAT(&quot;$&quot;;[.I$350];&quot;.&quot;;[$VALUES.$AB4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4]));&quot;,&quot;)" office:value-type="string" office:string-value="CC_COLOR_BALANCE_SHADOWS_FACTOR," calcext:value-type="string">
            <text:p>CC_COLOR_BALANCE_SHADOWS_FACTOR,</text:p>
          </table:table-cell>
          <table:table-cell table:style-name="ce1" table:formula="of:=COM.MICROSOFT.CONCAT(INDIRECT(COM.MICROSOFT.CONCAT(&quot;$&quot;;[.K$350];&quot;.&quot;;[$VALUES.$AB4]));&quot;,&quot;)" office:value-type="string" office:string-value="CC_COLOR_BALANCE_MIDS_FACTOR," calcext:value-type="string">
            <text:p>CC_COLOR_BALANCE_MIDS_FACTOR,</text:p>
          </table:table-cell>
          <table:table-cell table:style-name="ce1" table:formula="of:=COM.MICROSOFT.CONCAT(INDIRECT(COM.MICROSOFT.CONCAT(&quot;$&quot;;[.L$350];&quot;.&quot;;[$VALUES.$AB4]));&quot;,&quot;)" office:value-type="string" office:string-value="CC_COLOR_BALANCE_HIGHLIGHTS_FACTOR," calcext:value-type="string">
            <text:p>CC_COLOR_BALANCE_HIGHLIGHTS_FACTOR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DOWN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5]));&quot;,&quot;)" office:value-type="string" office:string-value="CC_CROP_DOWN," calcext:value-type="string">
            <text:p>CC_CROP_DOWN,</text:p>
          </table:table-cell>
          <table:table-cell table:style-name="ce1" table:formula="of:=COM.MICROSOFT.CONCAT(INDIRECT(COM.MICROSOFT.CONCAT(&quot;$&quot;;[.F$350];&quot;.&quot;;[$VALUES.$AB5]));&quot;,&quot;)" office:value-type="string" office:string-value="CC_NEG_DMIN_B," calcext:value-type="string">
            <text:p>CC_NEG_DMIN_B,</text:p>
          </table:table-cell>
          <table:table-cell table:style-name="ce1" table:formula="of:=COM.MICROSOFT.CONCAT(INDIRECT(COM.MICROSOFT.CONCAT(&quot;$&quot;;[.G$350];&quot;.&quot;;[$VALUES.$AB5]));&quot;,&quot;)" office:value-type="string" office:string-value="CC_NEG_SHADOW_BLUE_OFFSET," calcext:value-type="string">
            <text:p>CC_NEG_SHADOW_BLUE_OFFSET,</text:p>
          </table:table-cell>
          <table:table-cell table:style-name="ce1" table:formula="of:=COM.MICROSOFT.CONCAT(INDIRECT(COM.MICROSOFT.CONCAT(&quot;$&quot;;[.H$350];&quot;.&quot;;[$VALUES.$AB5]));&quot;,&quot;)" office:value-type="string" office:string-value="CC_NEG_HIGHLIGHTS_BLUE_OFFSET," calcext:value-type="string">
            <text:p>CC_NEG_HIGHLIGHTS_BLUE_OFFSET,</text:p>
          </table:table-cell>
          <table:table-cell table:style-name="ce1" table:formula="of:=COM.MICROSOFT.CONCAT(INDIRECT(COM.MICROSOFT.CONCAT(&quot;$&quot;;[.I$350];&quot;.&quot;;[$VALUES.$AB5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5]));&quot;,&quot;)" office:value-type="string" office:string-value="CC_COLOR_BALANCE_SHADOWS_SATURATION," calcext:value-type="string">
            <text:p>CC_COLOR_BALANCE_SHADOWS_SATURATION,</text:p>
          </table:table-cell>
          <table:table-cell table:style-name="ce1" table:formula="of:=COM.MICROSOFT.CONCAT(INDIRECT(COM.MICROSOFT.CONCAT(&quot;$&quot;;[.K$350];&quot;.&quot;;[$VALUES.$AB5]));&quot;,&quot;)" office:value-type="string" office:string-value="CC_COLOR_BALANCE_MIDS_SATURATION," calcext:value-type="string">
            <text:p>CC_COLOR_BALANCE_MIDS_SATURATION,</text:p>
          </table:table-cell>
          <table:table-cell table:style-name="ce1" table:formula="of:=COM.MICROSOFT.CONCAT(INDIRECT(COM.MICROSOFT.CONCAT(&quot;$&quot;;[.L$350];&quot;.&quot;;[$VALUES.$AB5]));&quot;,&quot;)" office:value-type="string" office:string-value="CC_COLOR_BALANCE_HIGHLIGTHS_SATURATION," calcext:value-type="string">
            <text:p>CC_COLOR_BALANCE_HIGHLIGTHS_SATURA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LEFT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6]));&quot;,&quot;)" office:value-type="string" office:string-value="CC_CROP_LEFT," calcext:value-type="string">
            <text:p>CC_CROP_LEFT,</text:p>
          </table:table-cell>
          <table:table-cell table:style-name="ce1" table:formula="of:=COM.MICROSOFT.CONCAT(INDIRECT(COM.MICROSOFT.CONCAT(&quot;$&quot;;[.F$350];&quot;.&quot;;[$VALUES.$AB6]));&quot;,&quot;)" office:value-type="string" office:string-value="CC_NEG_DMIN_G," calcext:value-type="string">
            <text:p>CC_NEG_DMIN_G,</text:p>
          </table:table-cell>
          <table:table-cell table:style-name="ce1" table:formula="of:=COM.MICROSOFT.CONCAT(INDIRECT(COM.MICROSOFT.CONCAT(&quot;$&quot;;[.G$350];&quot;.&quot;;[$VALUES.$AB6]));&quot;,&quot;)" office:value-type="string" office:string-value="CC_NEG_SHADOW_GREEN_OFFSET," calcext:value-type="string">
            <text:p>CC_NEG_SHADOW_GREEN_OFFSET,</text:p>
          </table:table-cell>
          <table:table-cell table:style-name="ce1" table:formula="of:=COM.MICROSOFT.CONCAT(INDIRECT(COM.MICROSOFT.CONCAT(&quot;$&quot;;[.H$350];&quot;.&quot;;[$VALUES.$AB6]));&quot;,&quot;)" office:value-type="string" office:string-value="CC_NEG_HIGHLIGHTS_GREEN_OFFSET," calcext:value-type="string">
            <text:p>CC_NEG_HIGHLIGHTS_GREEN_OFFSET,</text:p>
          </table:table-cell>
          <table:table-cell table:style-name="ce1" table:formula="of:=COM.MICROSOFT.CONCAT(INDIRECT(COM.MICROSOFT.CONCAT(&quot;$&quot;;[.I$350];&quot;.&quot;;[$VALUES.$AB6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6]));&quot;,&quot;)" office:value-type="string" office:string-value="CC_COLOR_BALANCE_SHADOWS_HUE," calcext:value-type="string">
            <text:p>CC_COLOR_BALANCE_SHADOWS_HUE,</text:p>
          </table:table-cell>
          <table:table-cell table:style-name="ce1" table:formula="of:=COM.MICROSOFT.CONCAT(INDIRECT(COM.MICROSOFT.CONCAT(&quot;$&quot;;[.K$350];&quot;.&quot;;[$VALUES.$AB6]));&quot;,&quot;)" office:value-type="string" office:string-value="CC_COLOR_BALANCE_MIDS_HUE," calcext:value-type="string">
            <text:p>CC_COLOR_BALANCE_MIDS_HUE,</text:p>
          </table:table-cell>
          <table:table-cell table:style-name="ce1" table:formula="of:=COM.MICROSOFT.CONCAT(INDIRECT(COM.MICROSOFT.CONCAT(&quot;$&quot;;[.L$350];&quot;.&quot;;[$VALUES.$AB6]));&quot;,&quot;)" office:value-type="string" office:string-value="CC_COLOR_BALANCE_HIGHLIGHTS_HUE," calcext:value-type="string">
            <text:p>CC_COLOR_BALANCE_HIGHLIGHTS_HUE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RIGHT,</text:p>
          </table:table-cell>
          <table:table-cell office:value-type="string" calcext:value-type="string">
            <text:p>IS_ENCODER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7]));&quot;,&quot;)" office:value-type="string" office:string-value="CC_CROP_RIGHT," calcext:value-type="string">
            <text:p>CC_CROP_RIGHT,</text:p>
          </table:table-cell>
          <table:table-cell table:style-name="ce1" table:formula="of:=COM.MICROSOFT.CONCAT(INDIRECT(COM.MICROSOFT.CONCAT(&quot;$&quot;;[.F$350];&quot;.&quot;;[$VALUES.$AB7]));&quot;,&quot;)" office:value-type="string" office:string-value="CC_NEG_DMAX," calcext:value-type="string">
            <text:p>CC_NEG_DMAX,</text:p>
          </table:table-cell>
          <table:table-cell table:style-name="ce1" table:formula="of:=COM.MICROSOFT.CONCAT(INDIRECT(COM.MICROSOFT.CONCAT(&quot;$&quot;;[.G$350];&quot;.&quot;;[$VALUES.$AB7]));&quot;,&quot;)" office:value-type="string" office:string-value="CC_NEG_DMAX," calcext:value-type="string">
            <text:p>CC_NEG_DMAX,</text:p>
          </table:table-cell>
          <table:table-cell table:style-name="ce1" table:formula="of:=COM.MICROSOFT.CONCAT(INDIRECT(COM.MICROSOFT.CONCAT(&quot;$&quot;;[.H$350];&quot;.&quot;;[$VALUES.$AB7]));&quot;,&quot;)" office:value-type="string" office:string-value="CC_NEG_DMAX," calcext:value-type="string">
            <text:p>CC_NEG_DMAX,</text:p>
          </table:table-cell>
          <table:table-cell table:style-name="ce1" table:formula="of:=COM.MICROSOFT.CONCAT(INDIRECT(COM.MICROSOFT.CONCAT(&quot;$&quot;;[.I$350];&quot;.&quot;;[$VALUES.$AB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7]));&quot;,&quot;)" office:value-type="string" office:string-value="CC_COLOR_BALANCE_CONTRAST," calcext:value-type="string">
            <text:p>CC_COLOR_BALANCE_CONTRAST,</text:p>
          </table:table-cell>
          <table:table-cell table:style-name="ce1" table:formula="of:=COM.MICROSOFT.CONCAT(INDIRECT(COM.MICROSOFT.CONCAT(&quot;$&quot;;[.K$350];&quot;.&quot;;[$VALUES.$AB7]));&quot;,&quot;)" office:value-type="string" office:string-value="CC_COLOR_BALANCE_CONTRAST," calcext:value-type="string">
            <text:p>CC_COLOR_BALANCE_CONTRAST,</text:p>
          </table:table-cell>
          <table:table-cell table:style-name="ce1" table:formula="of:=COM.MICROSOFT.CONCAT(INDIRECT(COM.MICROSOFT.CONCAT(&quot;$&quot;;[.L$350];&quot;.&quot;;[$VALUES.$AB7]));&quot;,&quot;)" office:value-type="string" office:string-value="CC_COLOR_BALANCE_CONTRAST," calcext:value-type="string">
            <text:p>CC_COLOR_BALANCE_CONTRAST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UP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8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50];&quot;.&quot;;[$VALUES.$AB8]));&quot;,&quot;)" office:value-type="string" office:string-value="N_LAYER_2U," calcext:value-type="string">
            <text:p>N_LAYER_2U,</text:p>
          </table:table-cell>
          <table:table-cell table:style-name="ce1" table:formula="of:=COM.MICROSOFT.CONCAT(INDIRECT(COM.MICROSOFT.CONCAT(&quot;$&quot;;[.G$350];&quot;.&quot;;[$VALUES.$AB8]));&quot;,&quot;)" office:value-type="string" office:string-value="N_LAYER_2U," calcext:value-type="string">
            <text:p>N_LAYER_2U,</text:p>
          </table:table-cell>
          <table:table-cell table:style-name="ce1" table:formula="of:=COM.MICROSOFT.CONCAT(INDIRECT(COM.MICROSOFT.CONCAT(&quot;$&quot;;[.H$350];&quot;.&quot;;[$VALUES.$AB8]));&quot;,&quot;)" office:value-type="string" office:string-value="N_LAYER_2U," calcext:value-type="string">
            <text:p>N_LAYER_2U,</text:p>
          </table:table-cell>
          <table:table-cell table:style-name="ce1" table:formula="of:=COM.MICROSOFT.CONCAT(INDIRECT(COM.MICROSOFT.CONCAT(&quot;$&quot;;[.I$350];&quot;.&quot;;[$VALUES.$AB8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8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K$350];&quot;.&quot;;[$VALUES.$AB8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L$350];&quot;.&quot;;[$VALUES.$AB8]));&quot;,&quot;)" office:value-type="string" office:string-value="N_LAYER_4U," calcext:value-type="string">
            <text:p>N_LAYER_4U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DOWN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9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50];&quot;.&quot;;[$VALUES.$AB9]));&quot;,&quot;)" office:value-type="string" office:string-value="N_LAYER_2B," calcext:value-type="string">
            <text:p>N_LAYER_2B,</text:p>
          </table:table-cell>
          <table:table-cell table:style-name="ce1" table:formula="of:=COM.MICROSOFT.CONCAT(INDIRECT(COM.MICROSOFT.CONCAT(&quot;$&quot;;[.G$350];&quot;.&quot;;[$VALUES.$AB9]));&quot;,&quot;)" office:value-type="string" office:string-value="N_LAYER_2B," calcext:value-type="string">
            <text:p>N_LAYER_2B,</text:p>
          </table:table-cell>
          <table:table-cell table:style-name="ce1" table:formula="of:=COM.MICROSOFT.CONCAT(INDIRECT(COM.MICROSOFT.CONCAT(&quot;$&quot;;[.H$350];&quot;.&quot;;[$VALUES.$AB9]));&quot;,&quot;)" office:value-type="string" office:string-value="N_LAYER_2B," calcext:value-type="string">
            <text:p>N_LAYER_2B,</text:p>
          </table:table-cell>
          <table:table-cell table:style-name="ce1" table:formula="of:=COM.MICROSOFT.CONCAT(INDIRECT(COM.MICROSOFT.CONCAT(&quot;$&quot;;[.I$350];&quot;.&quot;;[$VALUES.$AB9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9]));&quot;,&quot;)" office:value-type="string" office:string-value="N_LAYER_4D," calcext:value-type="string">
            <text:p>N_LAYER_4D,</text:p>
          </table:table-cell>
          <table:table-cell table:style-name="ce1" table:formula="of:=COM.MICROSOFT.CONCAT(INDIRECT(COM.MICROSOFT.CONCAT(&quot;$&quot;;[.K$350];&quot;.&quot;;[$VALUES.$AB9]));&quot;,&quot;)" office:value-type="string" office:string-value="N_LAYER_4D," calcext:value-type="string">
            <text:p>N_LAYER_4D,</text:p>
          </table:table-cell>
          <table:table-cell table:style-name="ce1" table:formula="of:=COM.MICROSOFT.CONCAT(INDIRECT(COM.MICROSOFT.CONCAT(&quot;$&quot;;[.L$350];&quot;.&quot;;[$VALUES.$AB9]));&quot;,&quot;)" office:value-type="string" office:string-value="N_LAYER_4D," calcext:value-type="string">
            <text:p>N_LAYER_4D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LEFT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0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50];&quot;.&quot;;[$VALUES.$AB10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G$350];&quot;.&quot;;[$VALUES.$AB10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H$350];&quot;.&quot;;[$VALUES.$AB10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I$350];&quot;.&quot;;[$VALUES.$AB10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10]));&quot;,&quot;)" office:value-type="string" office:string-value="N_LAYER_4L," calcext:value-type="string">
            <text:p>N_LAYER_4L,</text:p>
          </table:table-cell>
          <table:table-cell table:style-name="ce1" table:formula="of:=COM.MICROSOFT.CONCAT(INDIRECT(COM.MICROSOFT.CONCAT(&quot;$&quot;;[.K$350];&quot;.&quot;;[$VALUES.$AB10]));&quot;,&quot;)" office:value-type="string" office:string-value="N_LAYER_4L," calcext:value-type="string">
            <text:p>N_LAYER_4L,</text:p>
          </table:table-cell>
          <table:table-cell table:style-name="ce1" table:formula="of:=COM.MICROSOFT.CONCAT(INDIRECT(COM.MICROSOFT.CONCAT(&quot;$&quot;;[.L$350];&quot;.&quot;;[$VALUES.$AB10]));&quot;,&quot;)" office:value-type="string" office:string-value="N_LAYER_4L," calcext:value-type="string">
            <text:p>N_LAYER_4L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RIGHT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50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G$350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H$350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I$350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K$350];&quot;.&quot;;[$VALUES.$AB11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L$350];&quot;.&quot;;[$VALUES.$AB11]));&quot;,&quot;)" office:value-type="string" office:string-value="NO_ACTION," calcext:value-type="string">
            <text:p>NO_AC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F$350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G$350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H$350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I$350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J$350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K$350];&quot;.&quot;;[$VALUES.$AB12]));&quot;,&quot;)" office:value-type="string" office:string-value="NOTE_ROTATE_L," calcext:value-type="string">
            <text:p>NOTE_ROTATE_L,</text:p>
          </table:table-cell>
          <table:table-cell table:style-name="ce1" table:formula="of:=COM.MICROSOFT.CONCAT(INDIRECT(COM.MICROSOFT.CONCAT(&quot;$&quot;;[.L$350];&quot;.&quot;;[$VALUES.$AB12]));&quot;,&quot;)" office:value-type="string" office:string-value="NOTE_ROTATE_L," calcext:value-type="string">
            <text:p>NOTE_ROTATE_L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2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50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G$350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H$350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I$350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K$350];&quot;.&quot;;[$VALUES.$AB13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L$350];&quot;.&quot;;[$VALUES.$AB13]));&quot;,&quot;)" office:value-type="string" office:string-value="NO_ACTION," calcext:value-type="string">
            <text:p>NO_AC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3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F$350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G$350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H$350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I$350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J$350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K$350];&quot;.&quot;;[$VALUES.$AB14]));&quot;,&quot;)" office:value-type="string" office:string-value="NOTE_LIGHTTABLE," calcext:value-type="string">
            <text:p>NOTE_LIGHTTABLE,</text:p>
          </table:table-cell>
          <table:table-cell table:style-name="ce1" table:formula="of:=COM.MICROSOFT.CONCAT(INDIRECT(COM.MICROSOFT.CONCAT(&quot;$&quot;;[.L$350];&quot;.&quot;;[$VALUES.$AB14]));&quot;,&quot;)" office:value-type="string" office:string-value="NOTE_LIGHTTABLE," calcext:value-type="string">
            <text:p>NOTE_LIGHTTABLE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4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F$350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G$350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H$350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I$350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J$350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K$350];&quot;.&quot;;[$VALUES.$AB15]));&quot;,&quot;)" office:value-type="string" office:string-value="NOTE_PREVIOUS," calcext:value-type="string">
            <text:p>NOTE_PREVIOUS,</text:p>
          </table:table-cell>
          <table:table-cell table:style-name="ce1" table:formula="of:=COM.MICROSOFT.CONCAT(INDIRECT(COM.MICROSOFT.CONCAT(&quot;$&quot;;[.L$350];&quot;.&quot;;[$VALUES.$AB15]));&quot;,&quot;)" office:value-type="string" office:string-value="NOTE_PREVIOUS," calcext:value-type="string">
            <text:p>NOTE_PREVIOUS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5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F$350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G$350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H$350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I$350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J$350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K$350];&quot;.&quot;;[$VALUES.$AB16]));&quot;,&quot;)" office:value-type="string" office:string-value="NOTE_ROTATE_R," calcext:value-type="string">
            <text:p>NOTE_ROTATE_R,</text:p>
          </table:table-cell>
          <table:table-cell table:style-name="ce1" table:formula="of:=COM.MICROSOFT.CONCAT(INDIRECT(COM.MICROSOFT.CONCAT(&quot;$&quot;;[.L$350];&quot;.&quot;;[$VALUES.$AB16]));&quot;,&quot;)" office:value-type="string" office:string-value="NOTE_ROTATE_R," calcext:value-type="string">
            <text:p>NOTE_ROTATE_R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6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F$350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G$350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H$350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I$350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J$350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K$350];&quot;.&quot;;[$VALUES.$AB17]));&quot;,&quot;)" office:value-type="string" office:string-value="NO_ACTION," calcext:value-type="string">
            <text:p>NO_ACTION,</text:p>
          </table:table-cell>
          <table:table-cell table:style-name="ce1" table:formula="of:=COM.MICROSOFT.CONCAT(INDIRECT(COM.MICROSOFT.CONCAT(&quot;$&quot;;[.L$350];&quot;.&quot;;[$VALUES.$AB17]));&quot;,&quot;)" office:value-type="string" office:string-value="NO_ACTION," calcext:value-type="string">
            <text:p>NO_ACTION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7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F$350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G$350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H$350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I$350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J$350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K$350];&quot;.&quot;;[$VALUES.$AB18]));&quot;,&quot;)" office:value-type="string" office:string-value="NOTE_DARKROOM," calcext:value-type="string">
            <text:p>NOTE_DARKROOM,</text:p>
          </table:table-cell>
          <table:table-cell table:style-name="ce1" table:formula="of:=COM.MICROSOFT.CONCAT(INDIRECT(COM.MICROSOFT.CONCAT(&quot;$&quot;;[.L$350];&quot;.&quot;;[$VALUES.$AB18]));&quot;,&quot;)" office:value-type="string" office:string-value="NOTE_DARKROOM," calcext:value-type="string">
            <text:p>NOTE_DARKROOM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8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F$350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G$350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H$350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I$350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J$350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K$350];&quot;.&quot;;[$VALUES.$AB19]));&quot;,&quot;)" office:value-type="string" office:string-value="NOTE_NEXT," calcext:value-type="string">
            <text:p>NOTE_NEXT,</text:p>
          </table:table-cell>
          <table:table-cell table:style-name="ce1" table:formula="of:=COM.MICROSOFT.CONCAT(INDIRECT(COM.MICROSOFT.CONCAT(&quot;$&quot;;[.L$350];&quot;.&quot;;[$VALUES.$AB19]));&quot;,&quot;)" office:value-type="string" office:string-value="NOTE_NEXT," calcext:value-type="string">
            <text:p>NOTE_NEXT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9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F$350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G$350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H$350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I$350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J$350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K$350];&quot;.&quot;;[$VALUES.$AB20]));&quot;,&quot;)" office:value-type="string" office:string-value="N_LAYER_1," calcext:value-type="string">
            <text:p>N_LAYER_1,</text:p>
          </table:table-cell>
          <table:table-cell table:style-name="ce1" table:formula="of:=COM.MICROSOFT.CONCAT(INDIRECT(COM.MICROSOFT.CONCAT(&quot;$&quot;;[.L$350];&quot;.&quot;;[$VALUES.$AB20]));&quot;,&quot;)" office:value-type="string" office:string-value="N_LAYER_1," calcext:value-type="string">
            <text:p>N_LAYER_1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0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F$350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G$350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H$350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I$350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J$350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K$350];&quot;.&quot;;[$VALUES.$AB21]));&quot;,&quot;)" office:value-type="string" office:string-value="N_LAYER_2L," calcext:value-type="string">
            <text:p>N_LAYER_2L,</text:p>
          </table:table-cell>
          <table:table-cell table:style-name="ce1" table:formula="of:=COM.MICROSOFT.CONCAT(INDIRECT(COM.MICROSOFT.CONCAT(&quot;$&quot;;[.L$350];&quot;.&quot;;[$VALUES.$AB21]));&quot;,&quot;)" office:value-type="string" office:string-value="N_LAYER_2L," calcext:value-type="string">
            <text:p>N_LAYER_2L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1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F$350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G$350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H$350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I$350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J$350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K$350];&quot;.&quot;;[$VALUES.$AB22]));&quot;,&quot;)" office:value-type="string" office:string-value="N_LAYER_3," calcext:value-type="string">
            <text:p>N_LAYER_3,</text:p>
          </table:table-cell>
          <table:table-cell table:style-name="ce1" table:formula="of:=COM.MICROSOFT.CONCAT(INDIRECT(COM.MICROSOFT.CONCAT(&quot;$&quot;;[.L$350];&quot;.&quot;;[$VALUES.$AB22]));&quot;,&quot;)" office:value-type="string" office:string-value="N_LAYER_3," calcext:value-type="string">
            <text:p>N_LAYER_3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2,</text:p>
          </table:table-cell>
          <table:table-cell office:value-type="string" calcext:value-type="string">
            <text:p>IS_BUTTON,</text:p>
          </table:table-cell>
          <table:table-cell office:value-type="string" calcext:value-type="string">
            <text:p>{</text:p>
          </table:table-cell>
          <table:table-cell table:style-name="ce1" table:formula="of:=COM.MICROSOFT.CONCAT(INDIRECT(COM.MICROSOFT.CONCAT(&quot;$&quot;;[.E$350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F$350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G$350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H$350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I$350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J$350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K$350];&quot;.&quot;;[$VALUES.$AB23]));&quot;,&quot;)" office:value-type="string" office:string-value="N_LAYER_4U," calcext:value-type="string">
            <text:p>N_LAYER_4U,</text:p>
          </table:table-cell>
          <table:table-cell table:style-name="ce1" table:formula="of:=COM.MICROSOFT.CONCAT(INDIRECT(COM.MICROSOFT.CONCAT(&quot;$&quot;;[.L$350];&quot;.&quot;;[$VALUES.$AB23]));&quot;,&quot;)" office:value-type="string" office:string-value="N_LAYER_4U," calcext:value-type="string">
            <text:p>N_LAYER_4U,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};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endif</text:p>
          </table:table-cell>
          <table:table-cell table:number-columns-repeated="12"/>
        </table:table-row>
      </table:table>
      <table:named-expressions/>
      <table:database-ranges>
        <table:database-range table:name="CC_OPTIONS" table:target-range-address="VALUES.G3:VALUES.G33" table:on-update-keep-styles="true" table:on-update-keep-size="false"/>
        <table:database-range table:name="LAYER_OPTIONS" table:target-range-address="VALUES.K4:VALUES.K11" table:on-update-keep-styles="true" table:on-update-keep-size="false"/>
        <table:database-range table:name="NOTE_OPTIONS" table:target-range-address="VALUES.C3:VALUES.C9" table:on-update-keep-styles="true" table:on-update-keep-size="false"/>
        <table:database-range table:name="NOTELAYER_OPTIONS" table:target-range-address="VALUES.S3:VALUES.S18" table:on-update-keep-styles="true" table:on-update-keep-size="false"/>
        <table:database-range table:name="__Anonymous_Sheet_DB__2" table:target-range-address="N_LAYER_1.B20:N_LAYER_1.B20" table:contains-header="false">
          <table:filter table:target-range-address="output.C16">
            <table:filter-and>
              <table:filter-condition table:field-number="0" table:data-type="number" table:value="0" table:operator="="/>
            </table:filter-and>
          </table:filter>
        </table:database-range>
        <table:database-range table:name="__Anonymous_Sheet_DB__3" table:target-range-address="N_LAYER_2L.B20:N_LAYER_2L.B20" table:contains-header="false">
          <table:filter table:target-range-address="output.C16">
            <table:filter-and>
              <table:filter-condition table:field-number="0" table:data-type="number" table:value="0" table:operator="="/>
            </table:filter-and>
          </table:filter>
        </table:database-range>
        <table:database-range table:name="__Anonymous_Sheet_DB__4" table:target-range-address="N_LAYER_2U.B20:N_LAYER_2U.B20" table:contains-header="false">
          <table:filter table:target-range-address="output.C16">
            <table:filter-and>
              <table:filter-condition table:field-number="0" table:data-type="number" table:value="0" table:operator="="/>
            </table:filter-and>
          </table:filter>
        </table:database-range>
        <table:database-range table:name="__Anonymous_Sheet_DB__5" table:target-range-address="N_LAYER_2B.B20:N_LAYER_2B.B20" table:contains-header="false">
          <table:filter table:target-range-address="output.C16">
            <table:filter-and>
              <table:filter-condition table:field-number="0" table:data-type="number" table:value="0" table:operator="="/>
            </table:filter-and>
          </table:filter>
        </table:database-range>
        <table:database-range table:name="__Anonymous_Sheet_DB__6" table:target-range-address="N_LAYER_3.B20:N_LAYER_3.B20" table:contains-header="false">
          <table:filter table:target-range-address="output.C16">
            <table:filter-and>
              <table:filter-condition table:field-number="0" table:data-type="number" table:value="0" table:operator="="/>
            </table:filter-and>
          </table:filter>
        </table:database-range>
        <table:database-range table:name="__Anonymous_Sheet_DB__7" table:target-range-address="N_LAYER_4U.B20:N_LAYER_4U.B20" table:contains-header="false">
          <table:filter table:target-range-address="output.C16">
            <table:filter-and>
              <table:filter-condition table:field-number="0" table:data-type="number" table:value="0" table:operator="="/>
            </table:filter-and>
          </table:filter>
        </table:database-range>
        <table:database-range table:name="__Anonymous_Sheet_DB__8" table:target-range-address="N_LAYER_4L.B20:N_LAYER_4L.B20" table:contains-header="false">
          <table:filter table:target-range-address="output.C16">
            <table:filter-and>
              <table:filter-condition table:field-number="0" table:data-type="number" table:value="0" table:operator="="/>
            </table:filter-and>
          </table:filter>
        </table:database-range>
        <table:database-range table:name="__Anonymous_Sheet_DB__9" table:target-range-address="N_LAYER_4D.B20:N_LAYER_4D.B20" table:contains-header="false">
          <table:filter table:target-range-address="output.C16">
            <table:filter-and>
              <table:filter-condition table:field-number="0" table:data-type="number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7:40:08.646803276</meta:creation-date>
    <dc:date>2022-09-28T15:41:07.311565967</dc:date>
    <meta:editing-duration>PT4H1S</meta:editing-duration>
    <meta:editing-cycles>6</meta:editing-cycles>
    <meta:generator>LibreOffice/6.4.7.2$Linux_X86_64 LibreOffice_project/40$Build-2</meta:generator>
    <meta:document-statistic meta:table-count="11" meta:cell-count="2476" meta:object-count="0"/>
  </office:meta>
</office:document-meta>
</file>